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A99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3" style:family="table-cell" style:parent-style-name="Default" style:data-style-name="N0">
      <style:table-cell-properties style:vertical-align="automatic" fo:background-color="#00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4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6" style:family="table-cell" style:parent-style-name="Default" style:data-style-name="N0">
      <style:table-cell-properties style:vertical-align="automatic" fo:background-color="#D9EAD3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7" style:family="table-cell" style:parent-style-name="Default" style:data-style-name="N0">
      <style:table-cell-properties style:vertical-align="automatic" fo:background-color="#B4A7D6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8" style:family="table-cell" style:parent-style-name="Default" style:data-style-name="N0">
      <style:table-cell-properties style:vertical-align="automatic"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9" style:family="table-cell" style:parent-style-name="Default" style:data-style-name="N0">
      <style:table-cell-properties style:vertical-align="automatic" fo:background-color="#A2C4C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0" style:family="table-cell" style:parent-style-name="Default" style:data-style-name="N0">
      <style:table-cell-properties style:vertical-align="automatic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1" style:family="table-cell" style:parent-style-name="Default" style:data-style-name="N0">
      <style:table-cell-properties style:vertical-align="automatic" fo:background-color="#D5A6BD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2" style:family="table-cell" style:parent-style-name="Default" style:data-style-name="N0">
      <style:table-cell-properties style:vertical-align="automatic" fo:background-color="#FFE599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3" style:family="table-cell" style:parent-style-name="Default" style:data-style-name="N0">
      <style:table-cell-properties fo:background-color="#F9CB9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4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5" style:family="table-cell" style:parent-style-name="Default" style:data-style-name="N0">
      <style:table-cell-properties fo:background-color="#FFFFFF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6" style:family="table-cell" style:parent-style-name="Default" style:data-style-name="N0">
      <style:table-cell-properties fo:background-color="#FFFFFF"/>
    </style:style>
    <style:style style:name="ce17" style:family="table-cell" style:parent-style-name="Default" style:data-style-name="N0">
      <style:table-cell-properties style:vertical-align="automatic" fo:background-color="#FFFFFF"/>
      <style:text-properties style:font-name="Cambria" style:font-name-asian="Cambria" style:font-name-complex="Cambria" fo:font-size="7pt" style:font-size-asian="7pt" style:font-size-complex="7pt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19" style:family="table-cell" style:parent-style-name="Default" style:data-style-name="N0">
      <style:table-cell-properties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0" style:family="table-cell" style:parent-style-name="Default" style:data-style-name="N0">
      <style:table-cell-properties style:vertical-align="automatic" fo:background-color="#D9EAD3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1" style:family="table-cell" style:parent-style-name="Default" style:data-style-name="N0">
      <style:table-cell-properties fo:background-color="#B6D7A8"/>
      <style:text-properties style:font-name="Cambria" style:font-name-asian="Cambria" style:font-name-complex="Cambria" style:font-family-generic="roman"/>
    </style:style>
    <style:style style:name="ce22" style:family="table-cell" style:parent-style-name="Default" style:data-style-name="N0">
      <style:table-cell-properties style:vertical-align="middle" fo:background-color="#B6D7A8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style:vertical-align="middle" fo:background-color="#FFFFFF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vertical-align="middle" fo:background-color="#B6D7A8"/>
      <style:text-properties fo:font-size="7pt" style:font-size-asian="7pt" style:font-size-complex="7pt"/>
    </style:style>
    <style:style style:name="ce25" style:family="table-cell" style:parent-style-name="Default" style:data-style-name="N30">
      <style:table-cell-properties style:vertical-align="middle" fo:background-color="#B6D7A8"/>
      <style:text-properties fo:font-size="7pt" style:font-size-asian="7pt" style:font-size-complex="7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Cambria" style:font-name-asian="Cambria" style:font-name-complex="Cambria" fo:font-size="7pt" style:font-size-asian="7pt" style:font-size-complex="7pt" style:font-family-generic="roman"/>
    </style:style>
    <style:style style:name="ce27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style:text-underline-style="solid" style:text-underline-type="single" style:font-family-generic="roman"/>
    </style:style>
    <style:style style:name="co1" style:family="table-column">
      <style:table-column-properties fo:break-before="auto" style:column-width="4.783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0.9525cm"/>
    </style:style>
    <style:style style:name="co4" style:family="table-column">
      <style:table-column-properties fo:break-before="auto" style:column-width="1.29116666666667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92616666666667cm"/>
    </style:style>
    <style:style style:name="co7" style:family="table-column">
      <style:table-column-properties fo:break-before="auto" style:column-width="41.9523333333333cm"/>
    </style:style>
    <style:style style:name="co8" style:family="table-column">
      <style:table-column-properties fo:break-before="auto" style:column-width="1.86266666666667cm"/>
    </style:style>
    <style:style style:name="ro1" style:family="table-row">
      <style:table-row-properties style:row-height="12pt" style:use-optimal-row-height="false" fo:break-before="auto"/>
    </style:style>
    <style:style style:name="ro2" style:family="table-row">
      <style:table-row-properties style:row-height="11.25pt" style:use-optimal-row-height="false" fo:break-before="auto"/>
    </style:style>
    <style:style style:name="ro3" style:family="table-row">
      <style:table-row-properties style:row-height="12.6pt" style:use-optimal-row-height="false" fo:break-before="auto"/>
    </style:style>
    <style:style style:name="ro4" style:family="table-row">
      <style:table-row-properties style:row-height="15.75pt" style:use-optimal-row-height="fals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abellenblat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7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7" table:default-cell-style-name="ce1"/>
        <table:table-column table:style-name="co2" table:number-columns-repeated="1003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ID name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lural name</text:p>
          </table:table-cell>
          <table:table-cell office:value-type="string" table:style-name="ce2">
            <text:p>flags</text:p>
          </table:table-cell>
          <table:table-cell office:value-type="string" table:style-name="ce2">
            <text:p>scene</text:p>
          </table:table-cell>
          <table:table-cell office:value-type="string" table:style-name="ce2">
            <text:p>reserved</text:p>
          </table:table-cell>
          <table:table-cell office:value-type="string" table:style-name="ce2">
            <text:p>faction</text:p>
          </table:table-cell>
          <table:table-cell office:value-type="string" table:style-name="ce2">
            <text:p>head armors</text:p>
          </table:table-cell>
          <table:table-cell office:value-type="string" table:style-name="ce2">
            <text:p>body armors</text:p>
          </table:table-cell>
          <table:table-cell office:value-type="string" table:style-name="ce2">
            <text:p>hand armors</text:p>
          </table:table-cell>
          <table:table-cell office:value-type="string" table:style-name="ce2">
            <text:p>foot armors</text:p>
          </table:table-cell>
          <table:table-cell office:value-type="string" table:style-name="ce2">
            <text:p>pri weapons</text:p>
          </table:table-cell>
          <table:table-cell office:value-type="string" table:style-name="ce2">
            <text:p>sec weapions</text:p>
          </table:table-cell>
          <table:table-cell office:value-type="string" table:style-name="ce2">
            <text:p>horses</text:p>
          </table:table-cell>
          <table:table-cell office:value-type="string" table:style-name="ce2">
            <text:p>attributes</text:p>
          </table:table-cell>
          <table:table-cell office:value-type="string" table:style-name="ce2">
            <text:p>proficiencies</text:p>
          </table:table-cell>
          <table:table-cell office:value-type="string" table:style-name="ce2">
            <text:p>skills</text:p>
          </table:table-cell>
          <table:table-cell office:value-type="string" table:style-name="ce2">
            <text:p>face code 1</text:p>
          </table:table-cell>
          <table:table-cell office:value-type="string" table:style-name="ce2">
            <text:p>face code 2</text:p>
          </table:table-cell>
          <table:table-cell office:value-type="string" table:style-name="ce2">
            <text:p>image</text:p>
          </table:table-cell>
          <table:table-cell office:value-type="string" table:style-name="ce3">
            <text:p>code</text:p>
          </table:table-cell>
          <table:table-cell table:number-columns-repeated="16363"/>
        </table:table-row>
        <table:table-row table:style-name="ro1">
          <table:table-cell office:value-type="string" table:style-name="ce4">
            <text:p>France</text:p>
          </table:table-cell>
          <table:table-cell table:number-columns-repeated="19" table:style-name="ce5"/>
          <table:table-cell office:value-type="string" office:string-value="#France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table:style-name="ce5">
            <text:p>#Franc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recruit</text:p>
          </table:table-cell>
          <table:table-cell office:value-type="string" table:style-name="ce6">
            <text:p>French_Paysan</text:p>
          </table:table-cell>
          <table:table-cell office:value-type="string" table:style-name="ce6">
            <text:p>French_Paysa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</text:p>
          </table:table-cell>
          <table:table-cell office:value-type="string" table:style-name="ce10">
            <text:p>itm_coarse_tunic,itm_peasant_man_f2,</text:p>
          </table:table-cell>
          <table:table-cell table:style-name="ce10"/>
          <table:table-cell office:value-type="string" table:style-name="ce10">
            <text:p>itm_wrapping_boots,itm_blue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er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recruit&quot;,&quot;French_Paysan&quot;,&quot;French_Paysans&quot;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table:style-name="ce5">
            <text:p>["swadian_recruit","French_Paysan","French_Paysans",tf_guarantee_boots|tf_guarantee_armor,0,0,fac_neutral,[itm_straw_hat,itm_coarse_tunic,itm_peasant_man_f2,itm_wrapping_boots,itm_blue_hose,itm_pitch_fork,itm_awlpike_4,itm_ashwood_pike,itm_fauchard_2,itm_stones,itm_hatchet,itm_cleaver,],def_attrib,wp(60),knows_common_kham,swadian_face_younger_1,swadian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militia</text:p>
          </table:table-cell>
          <table:table-cell office:value-type="string" table:style-name="ce6">
            <text:p>French_Milice</text:p>
          </table:table-cell>
          <table:table-cell office:value-type="string" table:style-name="ce6">
            <text:p>French_Milic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itm_bascinet_3,itm_bascinet_3,</text:p>
          </table:table-cell>
          <table:table-cell office:value-type="string" table:style-name="ce10">
            <text:p>itm_haubergeon_f1,itm_haubergeon_f2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_f1,itm_mail_chausses,</text:p>
          </table:table-cell>
          <table:table-cell office:value-type="string" table:style-name="ce10">
            <text:p>itm_sword_medieval_a,itm_sword_medieval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militia&quot;,&quot;French_Milice&quot;,&quot;French_Milices&quot;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table:style-name="ce5">
            <text:p>["swadian_militia","French_Milice","French_Milices",tf_guarantee_boots|tf_guarantee_armor,0,0,fac_neutral,[itm_mail_coif,itm_mail_coif,itm_bascinet_3,itm_bascinet_3,itm_haubergeon_f1,itm_haubergeon_f2,itm_mail_mittens,itm_mail_chausses_f1,itm_mail_chausses,itm_sword_medieval_a,itm_sword_medieval_c,itm_tab_shield_heater_b,itm_tab_shield_heater_b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footman</text:p>
          </table:table-cell>
          <table:table-cell office:value-type="string" table:style-name="ce6">
            <text:p>French_Homme_d'Armes</text:p>
          </table:table-cell>
          <table:table-cell office:value-type="string" table:style-name="ce6">
            <text:p>French_Hommes_d'Arme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_painted,itm_kettlehat2,</text:p>
          </table:table-cell>
          <table:table-cell office:value-type="string" table:style-name="ce10">
            <text:p>itm_surcoat_over_mail_f1,itm_surcoat_over_mail_f2,</text:p>
          </table:table-cell>
          <table:table-cell office:value-type="string" table:style-name="ce10">
            <text:p>itm_mail_mittens,itm_leather_gloves,</text:p>
          </table:table-cell>
          <table:table-cell office:value-type="string" table:style-name="ce10">
            <text:p>itm_mail_chausses_f1,itm_blue_hose,</text:p>
          </table:table-cell>
          <table:table-cell office:value-type="string" table:style-name="ce10">
            <text:p>itm_sword_medieval_c,itm_sword_medieval_a,itm_bayeux,itm_mace_4,</text:p>
          </table:table-cell>
          <table:table-cell office:value-type="string" table:style-name="ce10">
            <text:p>itm_tab_shield_round_e,itm_tab_shield_heater_b,itm_tab_shield_round_e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_melee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footman&quot;,&quot;French_Homme_d'Armes&quot;,&quot;French_Hommes_d'Armes&quot;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table:style-name="ce5">
            <text:p>["swadian_footman","French_Homme_d'Armes","French_Hommes_d'Armes",tf_guarantee_boots|tf_guarantee_armor|tf_guarantee_shield,0,0,fac_neutral,[itm_kettlehat2_painted,itm_kettlehat2,itm_surcoat_over_mail_f1,itm_surcoat_over_mail_f2,itm_mail_mittens,itm_leather_gloves,itm_mail_chausses_f1,itm_blue_hose,itm_sword_medieval_c,itm_sword_medieval_a,itm_bayeux,itm_mace_4,itm_tab_shield_round_e,itm_tab_shield_heater_b,itm_tab_shield_round_e,],def_attrib2,wp_melee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spearmen</text:p>
          </table:table-cell>
          <table:table-cell office:value-type="string" table:style-name="ce6">
            <text:p>French_Piquier</text:p>
          </table:table-cell>
          <table:table-cell office:value-type="string" table:style-name="ce6">
            <text:p>French_Piquier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leather_cap,itm_skullcap,</text:p>
          </table:table-cell>
          <table:table-cell office:value-type="string" table:style-name="ce10">
            <text:p>itm_leather_vest_f1,itm_leather_vest_f2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splinted_greaves_f1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spearmen&quot;,&quot;French_Piquier&quot;,&quot;French_Piquiers&quot;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table:style-name="ce5">
            <text:p>["french_spearmen","French_Piquier","French_Piquiers",tf_guarantee_boots|tf_guarantee_armor|tf_guarantee_helmet|tf_guarantee_shield,0,0,fac_neutral,[itm_kettlehat2,itm_leather_cap,itm_skullcap,itm_leather_vest_f1,itm_leather_vest_f2,itm_leather_gloves,itm_leather_gloves,itm_blue_hose,itm_splinted_greaves_f1,itm_woolen_hose,itm_spetum_3,itm_awlpike_5,itm_spetum_3,],def_attrib2,wp(85),knows_warrior_basic2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infantry</text:p>
          </table:table-cell>
          <table:table-cell office:value-type="string" table:style-name="ce6">
            <text:p>Infanterie lourde Francaise</text:p>
          </table:table-cell>
          <table:table-cell office:value-type="string" table:style-name="ce6">
            <text:p>Infanteries lourdes Francaise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kettlehat2,itm_open_sallet,</text:p>
          </table:table-cell>
          <table:table-cell office:value-type="string" table:style-name="ce10">
            <text:p>itm_coat_of_plates_f2,itm_coat_of_plates_f1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yeux,itm_one_handed_war_axe_a,</text:p>
          </table:table-cell>
          <table:table-cell office:value-type="string" table:style-name="ce10">
            <text:p>itm_bastard_sword_a,itm_bastard_swor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infantry&quot;,&quot;Infanterie lourde Francaise&quot;,&quot;Infanteries lourdes Francaise&quot;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table:style-name="ce5">
            <text:p>["swadian_infantry","Infanterie lourde Francaise","Infanteries lourdes Francaise",tf_guarantee_boots|tf_guarantee_armor|tf_guarantee_helmet|tf_guarantee_shield,0,0,fac_neutral,[itm_full_helm,itm_kettlehat2,itm_open_sallet,itm_coat_of_plates_f2,itm_coat_of_plates_f1,itm_shynbaulds,itm_steel_greaves,itm_shynbaulds,itm_steel_greaves,itm_bayeux,itm_one_handed_war_axe_a,itm_bastard_sword_a,itm_bastard_sword_b,],def_attrib2_b,wp_melee(105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nt</text:p>
          </table:table-cell>
          <table:table-cell office:value-type="string" table:style-name="ce6">
            <text:p>Sergent Francais</text:p>
          </table:table-cell>
          <table:table-cell office:value-type="string" table:style-name="ce6">
            <text:p>Sergents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klappvisier,itm_pigface_klappviso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dgraf,itm_1mace,itm_lui_knightaxeonehe,itm_bayeux,itm_one_handed_battle_axe_c,itm_one_handed_battle_axe_c,</text:p>
          </table:table-cell>
          <table:table-cell office:value-type="string" table:style-name="ce10">
            <text:p>itm_bastard_sword_b,itm_bastard_sword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nt&quot;,&quot;Sergent Francais&quot;,&quot;Sergents Francais&quot;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table:style-name="ce5">
            <text:p>["swadian_sergent","Sergent Francais","Sergents Francais",tf_guarantee_boots|tf_guarantee_armor|tf_guarantee_helmet|tf_guarantee_shield,0,0,fac_neutral,[itm_hounskull,itm_klappvisier,itm_pigface_klappvisor,itm_heraldic_churburg_13_brass_tabard,itm_hourglass_gauntlets,itm_hourglass_gauntlets,itm_plate_mittens,itm_shynbaulds,itm_steel_greaves,itm_landgraf,itm_1mace,itm_lui_knightaxeonehe,itm_bayeux,itm_one_handed_battle_axe_c,itm_one_handed_battle_axe_c,itm_bastard_sword_b,itm_bastard_sword_a,],def_attrib3,wp_melee(155),knows_warrior_veteran,swadian_face_middle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hallebardier</text:p>
          </table:table-cell>
          <table:table-cell office:value-type="string" table:style-name="ce6">
            <text:p>French_Sergent_Vougier</text:p>
          </table:table-cell>
          <table:table-cell office:value-type="string" table:style-name="ce6">
            <text:p>French_Sergent_Vougier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kettlehat2,</text:p>
          </table:table-cell>
          <table:table-cell office:value-type="string" table:style-name="ce10">
            <text:p>itm_churburg_13,itm_heraldic_churburg_13_brass_tabard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</text:p>
          </table:table-cell>
          <table:table-cell office:value-type="string" table:style-name="ce10">
            <text:p>itm_1halberd,itm_2halberd,itm_6halberd,</text:p>
          </table:table-cell>
          <table:table-cell office:value-type="string" table:style-name="ce10">
            <text:p>itm_lui_smallhallberd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hallebardier&quot;,&quot;French_Sergent_Vougier&quot;,&quot;French_Sergent_Vougiers&quot;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K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table:style-name="ce5">
            <text:p>["french_hallebardier","French_Sergent_Vougier","French_Sergent_Vougiers",tf_guarantee_boots|tf_guarantee_armor|tf_guarantee_helmet,0,0,fac_neutral,[itm_chapel_de_fer,itm_kettlehat2,itm_churburg_13,itm_heraldic_churburg_13_brass_tabard,itm_splinted_greaves_f1,itm_splinted_leather_greaves,itm_splinted_greaves_f1,itm_splinted_leather_greaves,itm_1halberd,itm_2halberd,itm_6halberd,itm_lui_smallhallberdb,],def_attrib2_b,wp(11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pikemen</text:p>
          </table:table-cell>
          <table:table-cell office:value-type="string" table:style-name="ce6">
            <text:p>French_Sergent_Lourd</text:p>
          </table:table-cell>
          <table:table-cell office:value-type="string" table:style-name="ce6">
            <text:p>French_Sergent_Lour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2,itm_brigandine_f1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splinted_greaves_f1,itm_splinted_leather_greaves,itm_mail_chausses_f1,</text:p>
          </table:table-cell>
          <table:table-cell office:value-type="string" table:style-name="ce10">
            <text:p>itm_voulge_long,itm_spetum_3,itm_2glaive,itm_jam_scorpion,itm_fauchard_fork_2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pikemen&quot;,&quot;French_Sergent_Lourd&quot;,&quot;French_Sergent_Lourds&quot;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table:style-name="ce5">
            <text:p>["french_pikemen","French_Sergent_Lourd","French_Sergent_Lourds",tf_guarantee_boots|tf_guarantee_armor|tf_guarantee_helmet|tf_guarantee_gloves|tf_guarantee_shield,0,0,fac_neutral,[itm_kettlehat2,itm_kettlehat2,itm_kettlehat2_painted,itm_brigandine_f2,itm_brigandine_f1,itm_plate_mittens,itm_mail_mittens,itm_splinted_greaves_f1,itm_splinted_leather_greaves,itm_mail_chausses_f1,itm_voulge_long,itm_spetum_3,itm_2glaive,itm_jam_scorpion,itm_fauchard_fork_2,],def_attrib2_b,wp(110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ergeant</text:p>
          </table:table-cell>
          <table:table-cell office:value-type="string" table:style-name="ce6">
            <text:p>Massier Francais</text:p>
          </table:table-cell>
          <table:table-cell office:value-type="string" table:style-name="ce6">
            <text:p>Massier Francai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bp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hourglass_gauntlets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4mace,itm_mace_2,itm_mace_4,itm_one_handed_battle_axe_c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ergeant&quot;,&quot;Massier Francais&quot;,&quot;Massier Francais&quot;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J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table:style-name="ce5">
            <text:p>["swadian_sergeant","Massier Francais","Massier Francais",tf_guarantee_boots|tf_guarantee_armor|tf_guarantee_helmet|tf_guarantee_shield,0,0,fac_neutral,[itm_bb_hounskull_bp,itm_gothic_armour,itm_milanese_armour,itm_hourglass_gauntlets,itm_plate_mittens,itm_shynbaulds,itm_steel_greaves,itm_1mace,itm_2hammer,itm_4mace,itm_mace_2,itm_mace_4,itm_one_handed_battle_axe_c,itm_tab_shield_heater_b,itm_tab_shield_heater_b,],def_attrib3,wp_melee(110),knows_warrior_normal,swadian_face_middle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2">
          <table:table-cell office:value-type="string" table:style-name="ce6">
            <text:p>french_javelinier</text:p>
          </table:table-cell>
          <table:table-cell office:value-type="string" table:style-name="ce6">
            <text:p>French_Archer_Paysen</text:p>
          </table:table-cell>
          <table:table-cell office:value-type="string" table:style-name="ce6">
            <text:p>French_Arch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white_gambeson_f1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c,itm_sword_medieval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javelinier&quot;,&quot;French_Archer_Paysen&quot;,&quot;French_Archer_Paysens&quot;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K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table:style-name="ce5">
            <text:p>["french_javelinier","French_Archer_Paysen","French_Archer_Paysens",tf_guarantee_boots|tf_guarantee_armor|tf_guarantee_ranged,0,0,fac_neutral,[itm_leather_cap,itm_white_gambeson_f1,itm_hide_boots,itm_hide_boots,itm_hunting_bow,itm_short_bow,itm_arrows,itm_sword_medieval_c,itm_sword_medieval_a,],def_attrib_b,wp(75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skirmisher</text:p>
          </table:table-cell>
          <table:table-cell office:value-type="string" table:style-name="ce6">
            <text:p>French_Homme_de_Traits</text:p>
          </table:table-cell>
          <table:table-cell office:value-type="string" table:style-name="ce6">
            <text:p>French_Homme_de_Trait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mail_coif,</text:p>
          </table:table-cell>
          <table:table-cell office:value-type="string" table:style-name="ce10">
            <text:p>itm_leather_vest_f2,itm_padded_cloth_f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crossbow,itm_bolts,</text:p>
          </table:table-cell>
          <table:table-cell office:value-type="string" table:style-name="ce10">
            <text:p>itm_sword_medieval_a,itm_gaddhjalt,itm_ritter,itm_reeve,itm_mace_2,itm_mace_4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skirmisher&quot;,&quot;French_Homme_de_Traits&quot;,&quot;French_Homme_de_Traits&quot;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table:style-name="ce5">
            <text:p>["swadian_skirmisher","French_Homme_de_Traits","French_Homme_de_Traits",tf_guarantee_boots|tf_guarantee_armor|tf_guarantee_ranged,0,0,fac_neutral,[itm_skullcap,itm_nasal_helmet,itm_mail_coif,itm_leather_vest_f2,itm_padded_cloth_f1,itm_leather_boots,itm_hunting_crossbow,itm_bolts,itm_sword_medieval_a,itm_gaddhjalt,itm_ritter,itm_reeve,itm_mace_2,itm_mace_4,],def_attrib2,wp(80),knows_archer_basic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bowmen</text:p>
          </table:table-cell>
          <table:table-cell office:value-type="string" table:style-name="ce6">
            <text:p>French_Archer</text:p>
          </table:table-cell>
          <table:table-cell office:value-type="string" table:style-name="ce6">
            <text:p>French_Archer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itm_nasal_helmet,itm_leather_cap,</text:p>
          </table:table-cell>
          <table:table-cell office:value-type="string" table:style-name="ce10">
            <text:p>itm_padded_cloth_b_f1,itm_padded_cloth_f1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10">
            <text:p>itm_blue_hose,itm_leather_boots,</text:p>
          </table:table-cell>
          <table:table-cell office:value-type="string" table:style-name="ce10">
            <text:p>itm_war_bow,itm_arrows,</text:p>
          </table:table-cell>
          <table:table-cell office:value-type="string" table:style-name="ce10">
            <text:p>itm_sword_medieval_a,itm_sword_medieval_c,itm_bayeux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bowmen&quot;,&quot;French_Archer&quot;,&quot;French_Archers&quot;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K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table:style-name="ce5">
            <text:p>["french_bowmen","French_Archer","French_Archers",tf_guarantee_boots|tf_guarantee_armor|tf_guarantee_ranged,0,0,fac_neutral,[itm_skullcap,itm_nasal_helmet,itm_leather_cap,itm_padded_cloth_b_f1,itm_padded_cloth_f1,itm_blue_hose,itm_leather_boots,itm_blue_hose,itm_leather_boots,itm_war_bow,itm_arrows,itm_sword_medieval_a,itm_sword_medieval_c,itm_bayeux,],def_attrib2,wp(80),knows_arche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crossbowman</text:p>
          </table:table-cell>
          <table:table-cell office:value-type="string" table:style-name="ce6">
            <text:p>French_Arbaletrier_Paysen</text:p>
          </table:table-cell>
          <table:table-cell office:value-type="string" table:style-name="ce6">
            <text:p>French_Arbaletrier_Payse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tattered_leather_armor_f1,itm_tattered_leather_armor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blue_hose,itm_blue_hose,itm_leather_boots,</text:p>
          </table:table-cell>
          <table:table-cell office:value-type="string" table:style-name="ce10">
            <text:p>itm_heavy_crossbow,itm_heavy_crossbow,itm_bolts,</text:p>
          </table:table-cell>
          <table:table-cell office:value-type="string" table:style-name="ce10">
            <text:p>itm_sword_medieval_a,itm_sword_medieval_a,itm_tab_shield_pavise_a,itm_tab_shield_pavise_b,itm_mace_2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middle_2</text:p>
          </table:table-cell>
          <table:table-cell table:style-name="ce13"/>
          <table:table-cell office:value-type="string" office:string-value="[&quot;swadian_crossbowman&quot;,&quot;French_Arbaletrier_Paysen&quot;,&quot;French_Arbaletrier_Paysens&quot;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table:style-name="ce5">
            <text:p>["swadian_crossbowman","French_Arbaletrier_Paysen","French_Arbaletrier_Paysens",tf_guarantee_boots|tf_guarantee_armor|tf_guarantee_ranged,0,0,fac_neutral,[itm_kettlehat2,itm_kettlehat2,itm_kettlehat2_painted,itm_tattered_leather_armor_f1,itm_tattered_leather_armor_f2,itm_leather_gloves,itm_blue_hose,itm_blue_hose,itm_leather_boots,itm_heavy_crossbow,itm_heavy_crossbow,itm_bolts,itm_sword_medieval_a,itm_sword_medieval_a,itm_tab_shield_pavise_a,itm_tab_shield_pavise_b,itm_mace_2,itm_mace_4,],def_attrib2_b,wp(100),knows_warrior_normal,swadian_face_young_1,swadian_face_middle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sharpshooter</text:p>
          </table:table-cell>
          <table:table-cell office:value-type="string" table:style-name="ce6">
            <text:p>French_Arbaletrier</text:p>
          </table:table-cell>
          <table:table-cell office:value-type="string" table:style-name="ce6">
            <text:p>French_Arbaletrier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2,itm_kettlehat2_painted,</text:p>
          </table:table-cell>
          <table:table-cell office:value-type="string" table:style-name="ce10">
            <text:p>itm_brigandine_f1,itm_brigandine_f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f1,itm_mail_chausses_f1,</text:p>
          </table:table-cell>
          <table:table-cell office:value-type="string" table:style-name="ce10">
            <text:p>itm_sniper_crossbow,itm_bolts,</text:p>
          </table:table-cell>
          <table:table-cell office:value-type="string" table:style-name="ce10">
            <text:p>itm_tab_shield_pavise_c,itm_sword_medieval_c,itm_sword_medieval_a,itm_sword_medieval_a,itm_mace_2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wadian_sharpshooter&quot;,&quot;French_Arbaletrier&quot;,&quot;French_Arbaletriers&quot;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K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table:style-name="ce5">
            <text:p>["swadian_sharpshooter","French_Arbaletrier","French_Arbaletriers",tf_guarantee_boots|tf_guarantee_armor|tf_guarantee_helmet|tf_guarantee_ranged,0,0,fac_neutral,[itm_kettlehat2,itm_kettlehat2,itm_kettlehat2_painted,itm_brigandine_f1,itm_brigandine_f2,itm_splinted_greaves_f1,itm_mail_chausses_f1,itm_splinted_greaves_f1,itm_mail_chausses_f1,itm_sniper_crossbow,itm_bolts,itm_tab_shield_pavise_c,itm_sword_medieval_c,itm_sword_medieval_a,itm_sword_medieval_a,itm_mace_2,itm_mace_4,],def_attrib3,wp(120),knows_warrior_veteran,swadian_face_middle_2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French Noble Line</text:p>
          </table:table-cell>
          <table:table-cell table:number-columns-repeated="18" table:style-name="ce14"/>
          <table:table-cell table:style-name="ce15"/>
          <table:table-cell office:value-type="string" office:string-value="#French Noble Line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table:style-name="ce5">
            <text:p>#French Noble Line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swadian_man_at_arms</text:p>
          </table:table-cell>
          <table:table-cell office:value-type="string" table:style-name="ce6">
            <text:p>French_Ecuyer</text:p>
          </table:table-cell>
          <table:table-cell office:value-type="string" table:style-name="ce6">
            <text:p>French_Ecuy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ull_helm,itm_visored_sallet,itm_mail_coif,itm_open_sallet,</text:p>
          </table:table-cell>
          <table:table-cell office:value-type="string" table:style-name="ce10">
            <text:p>itm_early_transitional_f2,itm_early_transitional_f3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10">
            <text:p>itm_mail_chausses_f1,itm_splinted_greaves_nospurs,itm_splinted_leather_greaves,</text:p>
          </table:table-cell>
          <table:table-cell office:value-type="string" table:style-name="ce10">
            <text:p>itm_sword_medieval_a,itm_sword_medieval_c,itm_bastard_sword_a,itm_one_handed_battle_axe_c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horse1f01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man_at_arms&quot;,&quot;French_Ecuyer&quot;,&quot;French_Ecuyers&quot;,tf_mounted|tf_guarantee_boots|tf_guarantee_armor|tf_guarantee_helmet|tf_guarantee_horse|tf_guarantee_shield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K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table:style-name="ce5">
            <text:p>["swadian_man_at_arms","French_Ecuyer","French_Ecuyers",tf_mounted|tf_guarantee_boots|tf_guarantee_armor|tf_guarantee_helmet|tf_guarantee_horse|tf_guarantee_shield,0,0,fac_neutral,[itm_full_helm,itm_visored_sallet,itm_mail_coif,itm_open_sallet,itm_early_transitional_f2,itm_early_transitional_f3,itm_mail_chausses_f1,itm_splinted_greaves_nospurs,itm_splinted_leather_greaves,itm_mail_chausses_f1,itm_splinted_greaves_nospurs,itm_splinted_leather_greaves,itm_sword_medieval_a,itm_sword_medieval_c,itm_bastard_sword_a,itm_one_handed_battle_axe_c,itm_tab_shield_heater_cav_b,itm_tab_shield_heater_cav_b,itm_horse1f01,],def_attrib2_b,wp_melee(95),knows_warrior_normal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adian_knight</text:p>
          </table:table-cell>
          <table:table-cell office:value-type="string" table:style-name="ce6">
            <text:p>French_Chevalier_Bachelier</text:p>
          </table:table-cell>
          <table:table-cell office:value-type="string" table:style-name="ce6">
            <text:p>French_Chevalier_Bachelier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pigface_klappvisor_open,itm_hounskull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itm_mail_chausses_f1,</text:p>
          </table:table-cell>
          <table:table-cell office:value-type="string" table:style-name="ce10">
            <text:p>itm_great_lance,itm_great_lanceblueyellow,itm_great_lanceblueyellow,itm_bastard_sword_a,itm_bayeux,</text:p>
          </table:table-cell>
          <table:table-cell office:value-type="string" table:style-name="ce10">
            <text:p>itm_tab_shield_heater_cav_b,itm_tab_shield_heater_cav_b,</text:p>
          </table:table-cell>
          <table:table-cell office:value-type="string" table:style-name="ce10">
            <text:p>itm_warhorse_f1,itm_warhorse_f2,itm_warhorse_f3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swadian_knight&quot;,&quot;French_Chevalier_Bachelier&quot;,&quot;French_Chevalier_Bacheliers&quot;,tf_mounted|tf_guarantee_boots|tf_guarantee_armor|tf_guarantee_helmet|tf_guarantee_gloves|tf_guarantee_horse|tf_guarantee_shield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table:style-name="ce5">
            <text:p>["swadian_knight","French_Chevalier_Bachelier","French_Chevalier_Bacheliers",tf_mounted|tf_guarantee_boots|tf_guarantee_armor|tf_guarantee_helmet|tf_guarantee_gloves|tf_guarantee_horse|tf_guarantee_shield,0,0,fac_neutral,[itm_hounskull,itm_pigface_klappvisor,itm_pigface_klappvisor_open,itm_hounskull,itm_heraldic_churburg_13_brass_tabard,itm_hourglass_gauntlets,itm_hourglass_gauntlets,itm_mail_mittens,itm_hourglass_gauntlets,itm_shynbaulds,itm_mail_chausses,itm_mail_chausses_f1,itm_great_lance,itm_great_lanceblueyellow,itm_great_lanceblueyellow,itm_bastard_sword_a,itm_bayeux,itm_tab_shield_heater_cav_b,itm_tab_shield_heater_cav_b,itm_warhorse_f1,itm_warhorse_f2,itm_warhorse_f3,],def_attrib3,wp_melee(110),knows_warrior_normal,swadian_face_middle_1,swadian_face_older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</text:p>
          </table:table-cell>
          <table:table-cell office:value-type="string" table:style-name="ce6">
            <text:p>French_Chevalier_Banneret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_helmet,itm_hounskull,itm_pigface_klappvisor_open,itm_pigface_klappvisor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great_lanceblueyellow,itm_great_lancebluewhite,itm_lance_banner_f1,itm_bastard_sword_a,itm_bayeux,itm_agincourt,itm_great_lanceblueyellow,itm_great_lancebluewhite,</text:p>
          </table:table-cell>
          <table:table-cell office:value-type="string" table:style-name="ce10">
            <text:p>itm_tab_shield_heater_cav_b,itm_tab_shield_kite_cav_b,itm_tab_shield_kite_cav_b,</text:p>
          </table:table-cell>
          <table:table-cell office:value-type="string" table:style-name="ce10">
            <text:p>itm_warhorse_f2,itm_warhorse_f3,itm_warhorsechandos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banneret&quot;,&quot;French_Chevalier_Banneret&quot;,&quot;French_Chevalier_Bannerets&quot;,tf_mounted|tf_guarantee_boots|tf_guarantee_armor|tf_guarantee_helmet|tf_guarantee_gloves|tf_guarantee_horse|tf_guarantee_shield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K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table:style-name="ce5">
            <text:p>["french_chevalier_banneret","French_Chevalier_Banneret","French_Chevalier_Bannerets",tf_mounted|tf_guarantee_boots|tf_guarantee_armor|tf_guarantee_helmet|tf_guarantee_gloves|tf_guarantee_horse|tf_guarantee_shield,0,0,fac_neutral,[itm_great_helmet,itm_hounskull,itm_pigface_klappvisor_open,itm_pigface_klappvisor,itm_bb_complet_plates_b,itm_bb_complet_plates_charles,itm_shynbaulds,itm_steel_greaves,itm_shynbaulds,itm_steel_greaves,itm_great_lance,itm_great_lanceblueyellow,itm_great_lancebluewhite,itm_lance_banner_f1,itm_bastard_sword_a,itm_bayeux,itm_agincourt,itm_great_lanceblueyellow,itm_great_lancebluewhite,itm_tab_shield_heater_cav_b,itm_tab_shield_kite_cav_b,itm_tab_shield_kite_cav_b,itm_warhorse_f2,itm_warhorse_f3,itm_warhorsechandos,],def_attrib3_b,wp_melee(120),knows_warrior_veteran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</text:p>
          </table:table-cell>
          <table:table-cell office:value-type="string" table:style-name="ce6">
            <text:p>Lancier_francais</text:p>
          </table:table-cell>
          <table:table-cell office:value-type="string" table:style-name="ce6">
            <text:p>Lancier_francai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massivehelm_bp,itm_bb_armet2,itm_bb_armet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steel_greaves,itm_steel_greaves,</text:p>
          </table:table-cell>
          <table:table-cell office:value-type="string" table:style-name="ce10">
            <text:p>itm_weapon_lanceier_f1,itm_great_lancebluewhite,itm_great_lancebluewhite,itm_great_lanceblueyellow,itm_great_lanceblueyellow,itm_bastard_sword_b,itm_bayeux,</text:p>
          </table:table-cell>
          <table:table-cell office:value-type="string" table:style-name="ce10">
            <text:p>itm_tab_shield_kite_cav_b,itm_tab_shield_kite_cav_b,itm_tab_shield_heater_cav_b,</text:p>
          </table:table-cell>
          <table:table-cell office:value-type="string" table:style-name="ce10">
            <text:p>itm_chargerplainblue,itm_chargerre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middle_1</text:p>
          </table:table-cell>
          <table:table-cell office:value-type="string" table:style-name="ce12">
            <text:p>swadian_face_older_2</text:p>
          </table:table-cell>
          <table:table-cell table:style-name="ce13"/>
          <table:table-cell office:value-type="string" office:string-value="[&quot;french_chevalier_lancier&quot;,&quot;Lancier_francais&quot;,&quot;Lancier_francais&quot;,tf_mounted|tf_guarantee_boots|tf_guarantee_armor|tf_guarantee_helmet|tf_guarantee_gloves|tf_guarantee_horse|tf_guarantee_shield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table:style-name="ce5">
            <text:p>["french_chevalier_lancier","Lancier_francais","Lancier_francais",tf_mounted|tf_guarantee_boots|tf_guarantee_armor|tf_guarantee_helmet|tf_guarantee_gloves|tf_guarantee_horse|tf_guarantee_shield,0,0,fac_neutral,[itm_bb_massivehelm_bp,itm_bb_armet2,itm_bb_armet,itm_bb_complet_plates_charles,itm_bb_complet_plates_b,itm_hourglass_gauntlets,itm_hourglass_gauntlets,itm_steel_greaves,itm_steel_greaves,itm_weapon_lanceier_f1,itm_great_lancebluewhite,itm_great_lancebluewhite,itm_great_lanceblueyellow,itm_great_lanceblueyellow,itm_bastard_sword_b,itm_bayeux,itm_tab_shield_kite_cav_b,itm_tab_shield_kite_cav_b,itm_tab_shield_heater_cav_b,itm_chargerplainblue,itm_chargerred,],def_attrib3_b,wp_melee(140),knows_warrior_elite,swadian_face_middle_1,swadi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</text:p>
          </table:table-cell>
          <table:table-cell office:value-type="string" table:style-name="ce6">
            <text:p>French_Chevalier_Bachelier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pigface_klappvisor,itm_klappvisier,</text:p>
          </table:table-cell>
          <table:table-cell office:value-type="string" table:style-name="ce10">
            <text:p>itm_heraldic_churburg_13_brass_tabard,</text:p>
          </table:table-cell>
          <table:table-cell office:value-type="string" table:style-name="ce10">
            <text:p>itm_hourglass_gauntlets,itm_hourglass_gauntlets,itm_mail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lui_knightaxeonehe,itm_bastard_sword_a,itm_bastard_sword_b,itm_agincourt,itm_great_ax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chelier_a_pied&quot;,&quot;French_Chevalier_Bachelier_a_Pied&quot;,&quot;French_Chevalier_Bachelier_a_Pieds&quot;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table:style-name="ce5">
            <text:p>["french_chevalier_bachelier_a_pied","French_Chevalier_Bachelier_a_Pied","French_Chevalier_Bachelier_a_Pieds",tf_guarantee_boots|tf_guarantee_armor|tf_guarantee_helmet|tf_guarantee_gloves|tf_guarantee_shield,0,0,fac_neutral,[itm_hounskull,itm_pigface_klappvisor,itm_klappvisier,itm_heraldic_churburg_13_brass_tabard,itm_hourglass_gauntlets,itm_hourglass_gauntlets,itm_mail_mittens,itm_hourglass_gauntlets,itm_shynbaulds,itm_mail_chausses,itm_lui_knightaxeonehe,itm_bastard_sword_a,itm_bastard_sword_b,itm_agincourt,itm_great_axe,itm_tab_shield_heater_b,itm_tab_shield_heater_b,],def_attrib3,wp_melee(110),knows_warrior_normal,swadian_face_young_1,swadian_face_old_2],</text:p>
          </table:table-cell>
          <table:table-cell table:number-columns-repeated="16363"/>
        </table:table-row>
        <table:table-row table:style-name="ro2">
          <table:table-cell office:value-type="string" table:style-name="ce6">
            <text:p>french_chevalier_banneret_a_pied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6">
            <text:p>French_Chevalier_Banneret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pigface_klappvisor_open,itm_hounskull,itm_great_helmet,</text:p>
          </table:table-cell>
          <table:table-cell office:value-type="string" table:style-name="ce10">
            <text:p>itm_bb_complet_plates_b,itm_bb_complet_plates_charles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teel_greaves,itm_shynbaulds,</text:p>
          </table:table-cell>
          <table:table-cell office:value-type="string" table:style-name="ce10">
            <text:p>itm_agincourt,itm_bastard_sword_a,itm_one_handed_battle_axe_c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banneret_a_pied&quot;,&quot;French_Chevalier_Banneret_a_Pieds&quot;,&quot;French_Chevalier_Banneret_a_Pieds&quot;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K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table:style-name="ce5">
            <text:p>["french_chevalier_banneret_a_pied","French_Chevalier_Banneret_a_Pieds","French_Chevalier_Banneret_a_Pieds",tf_guarantee_boots|tf_guarantee_armor|tf_guarantee_helmet|tf_guarantee_gloves|tf_guarantee_shield,0,0,fac_neutral,[itm_pigface_klappvisor,itm_pigface_klappvisor_open,itm_hounskull,itm_great_helmet,itm_bb_complet_plates_b,itm_bb_complet_plates_charles,itm_steel_greaves,itm_shynbaulds,itm_steel_greaves,itm_shynbaulds,itm_agincourt,itm_bastard_sword_a,itm_one_handed_battle_axe_c,itm_tab_shield_heater_b,itm_tab_shield_heater_b,itm_tab_shield_heater_b,],def_attrib3_b,wp_melee(12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rench_chevalier_lancier_a_pied</text:p>
          </table:table-cell>
          <table:table-cell office:value-type="string" table:style-name="ce6">
            <text:p>Lancier_francais_a_pieds</text:p>
          </table:table-cell>
          <table:table-cell office:value-type="string" table:style-name="ce6">
            <text:p>Lancier_francais_a_pie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,itm_bb_armet2,itm_bb_massivehelm_bp,</text:p>
          </table:table-cell>
          <table:table-cell office:value-type="string" table:style-name="ce10">
            <text:p>itm_bb_complet_plates_charles,itm_bb_complet_plates_b,</text:p>
          </table:table-cell>
          <table:table-cell office:value-type="string" table:style-name="ce10">
            <text:p>itm_hourglass_gauntlets,itm_hourglass_gauntlets_ornate,</text:p>
          </table:table-cell>
          <table:table-cell office:value-type="string" table:style-name="ce10">
            <text:p>itm_steel_greaves,itm_steel_greaves,itm_shynbaulds,</text:p>
          </table:table-cell>
          <table:table-cell office:value-type="string" table:style-name="ce10">
            <text:p>itm_one_handed_war_axe_a,itm_lui_knightaxeonehe,itm_bastard_sword_a,itm_bastard_sword_b,</text:p>
          </table:table-cell>
          <table:table-cell office:value-type="string" table:style-name="ce10">
            <text:p>itm_tab_shield_heater_b,itm_tab_shield_heater_b,itm_tab_shield_heater_b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rench_chevalier_lancier_a_pied&quot;,&quot;Lancier_francais_a_pieds&quot;,&quot;Lancier_francais_a_pieds&quot;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table:style-name="ce5">
            <text:p>["french_chevalier_lancier_a_pied","Lancier_francais_a_pieds","Lancier_francais_a_pieds",tf_guarantee_boots|tf_guarantee_armor|tf_guarantee_helmet|tf_guarantee_gloves|tf_guarantee_shield,0,0,fac_neutral,[itm_bb_armet,itm_bb_armet2,itm_bb_massivehelm_bp,itm_bb_complet_plates_charles,itm_bb_complet_plates_b,itm_hourglass_gauntlets,itm_hourglass_gauntlets_ornate,itm_steel_greaves,itm_steel_greaves,itm_shynbaulds,itm_one_handed_war_axe_a,itm_lui_knightaxeonehe,itm_bastard_sword_a,itm_bastard_sword_b,itm_tab_shield_heater_b,itm_tab_shield_heater_b,itm_tab_shield_heater_b,],def_attrib3_b,wp_melee(140),knows_warrior_elite,swadian_face_young_1,swadian_face_old_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3]+[.F4]+[.F5]+[.F6]+[.F7]+[.F8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English</text:p>
          </table:table-cell>
          <table:table-cell table:number-columns-repeated="19" table:style-name="ce5"/>
          <table:table-cell office:value-type="string" office:string-value="#English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table:style-name="ce5">
            <text:p>#English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recruit</text:p>
          </table:table-cell>
          <table:table-cell office:value-type="string" table:style-name="ce6">
            <text:p>English_Peasant</text:p>
          </table:table-cell>
          <table:table-cell office:value-type="string" table:style-name="ce6">
            <text:p>English_Peasants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traw_hat,itm_hood_e1,</text:p>
          </table:table-cell>
          <table:table-cell office:value-type="string" table:style-name="ce10">
            <text:p>itm_coarse_tunic,itm_peasant_man_e1,</text:p>
          </table:table-cell>
          <table:table-cell table:style-name="ce10"/>
          <table:table-cell office:value-type="string" table:style-name="ce10">
            <text:p>itm_wrapping_boots,itm_woolen_hose,</text:p>
          </table:table-cell>
          <table:table-cell office:value-type="string" table:style-name="ce10">
            <text:p>itm_pitch_fork,itm_awlpike_4,itm_ashwood_pike,itm_fauchard_2,</text:p>
          </table:table-cell>
          <table:table-cell office:value-type="string" table:style-name="ce10">
            <text:p>itm_stones,itm_knife,itm_hatchet,itm_cleav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0001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recruit&quot;,&quot;English_Peasant&quot;,&quot;English_Peasants&quot;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table:style-name="ce5">
            <text:p>["vaegir_recruit","English_Peasant","English_Peasants",tf_guarantee_boots|tf_guarantee_armor|tf_english,0,0,fac_neutral,[itm_straw_hat,itm_hood_e1,itm_coarse_tunic,itm_peasant_man_e1,itm_wrapping_boots,itm_woolen_hose,itm_pitch_fork,itm_awlpike_4,itm_ashwood_pike,itm_fauchard_2,itm_stones,itm_knife,itm_hatchet,itm_cleaver,],def_attrib,wp(60),knows_common_kham,0x0000000000100001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footman</text:p>
          </table:table-cell>
          <table:table-cell office:value-type="string" table:style-name="ce6">
            <text:p>English_Town_Militia</text:p>
          </table:table-cell>
          <table:table-cell office:value-type="string" table:style-name="ce6">
            <text:p>English_Town_Militia</text:p>
          </table:table-cell>
          <table:table-cell office:value-type="string" table:style-name="ce7">
            <text:p>tf_guarantee_boots|tf_guarantee_armor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mail_coif,</text:p>
          </table:table-cell>
          <table:table-cell office:value-type="string" table:style-name="ce10">
            <text:p>itm_haubergeon_e1,itm_haubergeon_e2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sword_medieval_a,itm_sword_medieval_c_small,itm_sword_medieval_c,itm_sword_medieval_c,</text:p>
          </table:table-cell>
          <table:table-cell office:value-type="string" table:style-name="ce10">
            <text:p>itm_tab_shield_round_c,itm_tab_shield_kite_c,itm_tab_shield_kite_c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footman&quot;,&quot;English_Town_Militia&quot;,&quot;English_Town_Militia&quot;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table:style-name="ce5">
            <text:p>["vaegir_footman","English_Town_Militia","English_Town_Militia",tf_guarantee_boots|tf_guarantee_armor|tf_english,0,0,fac_neutral,[itm_mail_coif,itm_mail_coif,itm_haubergeon_e1,itm_haubergeon_e2,itm_mail_mittens,itm_mail_mittens,itm_mail_chausses_e1,itm_mail_chausses_e1,itm_sword_medieval_a,itm_sword_medieval_c_small,itm_sword_medieval_c,itm_sword_medieval_c,itm_tab_shield_round_c,itm_tab_shield_kite_c,itm_tab_shield_kite_c,],def_attrib_b,wp(75),knows_warrior_basic,vaegir_face_young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spearman</text:p>
          </table:table-cell>
          <table:table-cell office:value-type="string" table:style-name="ce6">
            <text:p>English_Levy_Spearman</text:p>
          </table:table-cell>
          <table:table-cell office:value-type="string" table:style-name="ce6">
            <text:p>English_Levy_Spearmen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3,itm_coif_new_e1,itm_hood_e1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spetum_3,itm_awlpike_5,itm_spetum_3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english_spearman&quot;,&quot;English_Levy_Spearman&quot;,&quot;English_Levy_Spearmen&quot;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table:style-name="ce5">
            <text:p>["english_spearman","English_Levy_Spearman","English_Levy_Spearmen",tf_guarantee_boots|tf_guarantee_armor|tf_guarantee_shield|tf_english,0,0,fac_neutral,[itm_bascinet_3,itm_coif_new_e1,itm_hood_e1,itm_padded_cloth_b_e1,itm_padded_cloth_b_e2,itm_leather_gloves,itm_leather_boots,itm_woolen_hose,itm_woolen_hose,itm_spetum_3,itm_awlpike_5,itm_spetum_3,],def_attrib2,wp(80),knows_warrior_basic2,vaegir_face_younger_1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veteran</text:p>
          </table:table-cell>
          <table:table-cell office:value-type="string" table:style-name="ce6">
            <text:p>English_Man-at-Arms</text:p>
          </table:table-cell>
          <table:table-cell office:value-type="string" table:style-name="ce6">
            <text:p>English_Men-at-Arms</text:p>
          </table:table-cell>
          <table:table-cell office:value-type="string" table:style-name="ce7">
            <text:p>tf_guarantee_boots|tf_guarantee_armor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kettlehat1_painted,</text:p>
          </table:table-cell>
          <table:table-cell office:value-type="string" table:style-name="ce10">
            <text:p>itm_surcoat_over_mail_e4,itm_surcoat_over_mail_e4,itm_surcoat_over_mail_e1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</text:p>
          </table:table-cell>
          <table:table-cell office:value-type="string" table:style-name="ce10">
            <text:p>itm_one_handed_war_axe_a,itm_bastard_sword_a,itm_bastard_sword_b,</text:p>
          </table:table-cell>
          <table:table-cell office:value-type="string" table:style-name="ce10">
            <text:p>itm_tab_shield_kite_c,itm_tab_shield_kite_c,itm_tab_shield_kite_c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veteran&quot;,&quot;English_Man-at-Arms&quot;,&quot;English_Men-at-Arms&quot;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table:style-name="ce5">
            <text:p>["vaegir_veteran","English_Man-at-Arms","English_Men-at-Arms",tf_guarantee_boots|tf_guarantee_armor|tf_guarantee_shield|tf_english,0,0,fac_neutral,[itm_kettlehat1,itm_kettlehat1_painted,itm_surcoat_over_mail_e4,itm_surcoat_over_mail_e4,itm_surcoat_over_mail_e1,itm_mail_mittens,itm_mail_mittens,itm_mail_chausses_e1,itm_mail_chausses_e1,itm_one_handed_war_axe_a,itm_bastard_sword_a,itm_bastard_sword_b,itm_tab_shield_kite_c,itm_tab_shield_kite_c,itm_tab_shield_kite_c,itm_tab_shield_kite_c,],def_attrib2,wp(80),knows_warrior_basic2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ikeman</text:p>
          </table:table-cell>
          <table:table-cell office:value-type="string" table:style-name="ce6">
            <text:p>English_Armored_Sergeant</text:p>
          </table:table-cell>
          <table:table-cell office:value-type="string" table:style-name="ce6">
            <text:p>English_Armored_Sergeant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_painted,itm_kettlehat1,itm_kettle_hat,</text:p>
          </table:table-cell>
          <table:table-cell office:value-type="string" table:style-name="ce10">
            <text:p>itm_padded_cloth_b_e2,itm_padded_cloth_b_e1,itm_surcoat_over_mail_e4,</text:p>
          </table:table-cell>
          <table:table-cell office:value-type="string" table:style-name="ce10">
            <text:p>itm_mail_mittens,itm_mail_mittens,</text:p>
          </table:table-cell>
          <table:table-cell office:value-type="string" table:style-name="ce10">
            <text:p>itm_mail_chausses_e1,itm_mail_chausses_e1,itm_splinted_greaves_e1,</text:p>
          </table:table-cell>
          <table:table-cell office:value-type="string" table:style-name="ce10">
            <text:p>itm_voulge_long,itm_voulge_long,itm_voulge_long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pikeman&quot;,&quot;English_Armored_Sergeant&quot;,&quot;English_Armored_Sergeants&quot;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table:style-name="ce5">
            <text:p>["english_pikeman","English_Armored_Sergeant","English_Armored_Sergeants",tf_guarantee_boots|tf_guarantee_armor|tf_guarantee_helmet|tf_guarantee_gloves|tf_guarantee_shield|tf_english,0,0,fac_neutral,[itm_kettlehat1_painted,itm_kettlehat1,itm_kettle_hat,itm_padded_cloth_b_e2,itm_padded_cloth_b_e1,itm_surcoat_over_mail_e4,itm_mail_mittens,itm_mail_mittens,itm_mail_chausses_e1,itm_mail_chausses_e1,itm_splinted_greaves_e1,itm_voulge_long,itm_voulge_long,itm_voulge_long,itm_tab_shield_heater_b,itm_tab_shield_heater_b,],def_attrib2_b,wp(14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halberdier</text:p>
          </table:table-cell>
          <table:table-cell office:value-type="string" table:style-name="ce6">
            <text:p>English_Billman</text:p>
          </table:table-cell>
          <table:table-cell office:value-type="string" table:style-name="ce6">
            <text:p>English_Billmen</text:p>
          </table:table-cell>
          <table:table-cell office:value-type="string" table:style-name="ce7">
            <text:p>tf_guarantee_boots|tf_guarantee_armor|tf_guarantee_helmet|tf_guarantee_gloves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mail_coif,</text:p>
          </table:table-cell>
          <table:table-cell office:value-type="string" table:style-name="ce10">
            <text:p>itm_churburg_13_mail,itm_churburg_13_e,</text:p>
          </table:table-cell>
          <table:table-cell office:value-type="string" table:style-name="ce10">
            <text:p>itm_plate_mittens,itm_mail_mittens,itm_plate_mittens,</text:p>
          </table:table-cell>
          <table:table-cell office:value-type="string" table:style-name="ce10">
            <text:p>itm_steel_greaves,itm_mail_chausses_e1,</text:p>
          </table:table-cell>
          <table:table-cell office:value-type="string" table:style-name="ce10">
            <text:p>itm_spetum_3,itm_voulge_long,itm_fauchard_fork_2,itm_3glaive,itm_awlpike_5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halberdier&quot;,&quot;English_Billman&quot;,&quot;English_Billmen&quot;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table:style-name="ce5">
            <text:p>["english_halberdier","English_Billman","English_Billmen",tf_guarantee_boots|tf_guarantee_armor|tf_guarantee_helmet|tf_guarantee_gloves|tf_english,0,0,fac_neutral,[itm_kettle_hat,itm_kettlehat1,itm_mail_coif,itm_churburg_13_mail,itm_churburg_13_e,itm_plate_mittens,itm_mail_mittens,itm_plate_mittens,itm_steel_greaves,itm_mail_chausses_e1,itm_spetum_3,itm_voulge_long,itm_fauchard_fork_2,itm_3glaive,itm_awlpike_5,],def_attrib2_b,wp(14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guard</text:p>
          </table:table-cell>
          <table:table-cell office:value-type="string" table:style-name="ce6">
            <text:p>English_Sergeant_At_Arms</text:p>
          </table:table-cell>
          <table:table-cell office:value-type="string" table:style-name="ce6">
            <text:p>English_Sergeants_At_Arm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chivalhelm_vp,itm_bb_greathelm_rp,itm_greatbascinet1,</text:p>
          </table:table-cell>
          <table:table-cell office:value-type="string" table:style-name="ce10">
            <text:p>itm_bb_complet_plates_r,itm_bb_complet_plates_rlyon,</text:p>
          </table:table-cell>
          <table:table-cell office:value-type="string" table:style-name="ce10">
            <text:p>itm_wisby_gauntlets_red,itm_plate_mittens,itm_mail_mittens,</text:p>
          </table:table-cell>
          <table:table-cell office:value-type="string" table:style-name="ce10">
            <text:p>itm_shynbaulds,itm_steel_greaves,itm_iron_greaves,</text:p>
          </table:table-cell>
          <table:table-cell office:value-type="string" table:style-name="ce10">
            <text:p>itm_1halberd,itm_2halberd,itm_6halberd,itm_lui_smallhallberdb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guard&quot;,&quot;English_Sergeant_At_Arms&quot;,&quot;English_Sergeants_At_Arms&quot;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table:style-name="ce5">
            <text:p>["vaegir_guard","English_Sergeant_At_Arms","English_Sergeants_At_Arms",tf_guarantee_boots|tf_guarantee_armor|tf_guarantee_helmet|tf_guarantee_gloves|tf_guarantee_shield|tf_english,0,0,fac_neutral,[itm_bb_chivalhelm_vp,itm_bb_greathelm_rp,itm_greatbascinet1,itm_bb_complet_plates_r,itm_bb_complet_plates_rlyon,itm_wisby_gauntlets_red,itm_plate_mittens,itm_mail_mittens,itm_shynbaulds,itm_steel_greaves,itm_iron_greaves,itm_1halberd,itm_2halberd,itm_6halberd,itm_lui_smallhallberdb,],def_attrib2_b,wp(130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infantry</text:p>
          </table:table-cell>
          <table:table-cell office:value-type="string" table:style-name="ce6">
            <text:p>Infanterie lourde Anglaise</text:p>
          </table:table-cell>
          <table:table-cell office:value-type="string" table:style-name="ce6">
            <text:p>Infanteries lourdes Anglaise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1,itm_visored_sallet,itm_mail_coif,itm_open_sallet,</text:p>
          </table:table-cell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hourglass_gauntlets,itm_hourglass_gauntlets,</text:p>
          </table:table-cell>
          <table:table-cell office:value-type="string" table:style-name="ce10">
            <text:p>itm_mail_chausses_e1,itm_splinted_greaves_e1,</text:p>
          </table:table-cell>
          <table:table-cell office:value-type="string" table:style-name="ce10">
            <text:p>itm_one_handed_war_axe_a,itm_bastard_sword_a,itm_1mace,itm_one_handed_battle_axe_c,</text:p>
          </table:table-cell>
          <table:table-cell office:value-type="string" table:style-name="ce10">
            <text:p>itm_tab_shield_small_round_c,itm_tab_shield_small_round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600004114db6d46db6db6db00000000001db6ec0000000000000000</text:p>
          </table:table-cell>
          <table:table-cell table:style-name="ce13"/>
          <table:table-cell office:value-type="string" office:string-value="[&quot;vaegir_infantry&quot;,&quot;Infanterie lourde Anglaise&quot;,&quot;Infanteries lourdes Anglaise&quot;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table:style-name="ce5">
            <text:p>["vaegir_infantry","Infanterie lourde Anglaise","Infanteries lourdes Anglaise",tf_guarantee_boots|tf_guarantee_armor|tf_guarantee_helmet|tf_guarantee_shield|tf_english,0,0,fac_neutral,[itm_kettlehat1,itm_visored_sallet,itm_mail_coif,itm_open_sallet,itm_coat_of_plates_e1,itm_coat_of_plates_e2,itm_hourglass_gauntlets,itm_hourglass_gauntlets,itm_mail_chausses_e1,itm_splinted_greaves_e1,itm_one_handed_war_axe_a,itm_bastard_sword_a,itm_1mace,itm_one_handed_battle_axe_c,itm_tab_shield_small_round_c,itm_tab_shield_small_round_c,],def_attrib2_b,wp_melee(105),knows_warrior_normal,vaegir_face_young_1,0x000000000600004114db6d46db6db6db00000000001db6e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ergent</text:p>
          </table:table-cell>
          <table:table-cell office:value-type="string" table:style-name="ce6">
            <text:p>Sergent Anglais</text:p>
          </table:table-cell>
          <table:table-cell office:value-type="string" table:style-name="ce6">
            <text:p>Sergents Anglais</text:p>
          </table:table-cell>
          <table:table-cell office:value-type="string" table:style-name="ce7">
            <text:p>tf_guarantee_boots|tf_guarantee_armor|tf_guarantee_helmet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pigface_klappvisor,itm_hounskull,itm_pigface_klappvisor,itm_sugarloaf,</text:p>
          </table:table-cell>
          <table:table-cell office:value-type="string" table:style-name="ce10">
            <text:p>itm_bb_complet_plates_rlyon,itm_bb_complet_plates_rlyon,itm_bb_complet_plates_r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4mace,itm_2hammer,itm_lui_knightaxeonehe,itm_one_handed_battle_axe_c,itm_bastard_sword_a,</text:p>
          </table:table-cell>
          <table:table-cell office:value-type="string" table:style-name="ce10">
            <text:p>itm_tab_shield_heater_a,itm_tab_shield_heater_b,itm_battle_shieldedwardiii,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sergent&quot;,&quot;Sergent Anglais&quot;,&quot;Sergents Anglais&quot;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table:style-name="ce5">
            <text:p>["vaegir_sergent","Sergent Anglais","Sergents Anglais",tf_guarantee_boots|tf_guarantee_armor|tf_guarantee_helmet|tf_guarantee_shield|tf_english,0,0,fac_neutral,[itm_klappvisier,itm_pigface_klappvisor,itm_hounskull,itm_pigface_klappvisor,itm_sugarloaf,itm_bb_complet_plates_rlyon,itm_bb_complet_plates_rlyon,itm_bb_complet_plates_r,itm_hourglass_gauntlets_ornate,itm_hourglass_gauntlets,itm_shynbaulds,itm_steel_greaves,itm_4mace,itm_2hammer,itm_lui_knightaxeonehe,itm_one_handed_battle_axe_c,itm_bastard_sword_a,itm_tab_shield_heater_a,itm_tab_shield_heater_b,itm_battle_shieldedwardiii,itm_tab_shield_heater_a,itm_tab_shield_heater_a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table:style-name="ce1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an</text:p>
          </table:table-cell>
          <table:table-cell office:value-type="string" table:style-name="ce6">
            <text:p>English_Peasant_Crossbowmen</text:p>
          </table:table-cell>
          <table:table-cell office:value-type="string" table:style-name="ce7">
            <text:p>tf_guarantee_boots|tf_guarantee_armor|tf_guarantee_helmet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hat2,itm_kettlehat1_painted,</text:p>
          </table:table-cell>
          <table:table-cell office:value-type="string" table:style-name="ce10">
            <text:p>itm_brigandine_e1_c,itm_brigandine_e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english_peasant_crossbowman&quot;,&quot;English_Peasant_Crossbowman&quot;,&quot;English_Peasant_Crossbowmen&quot;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table:style-name="ce5">
            <text:p>["english_peasant_crossbowman","English_Peasant_Crossbowman","English_Peasant_Crossbowmen",tf_guarantee_boots|tf_guarantee_armor|tf_guarantee_helmet|tf_guarantee_ranged|tf_english,0,0,fac_neutral,[itm_kettlehat2,itm_kettlehat1_painted,itm_brigandine_e1_c,itm_brigandine_e1,itm_leather_gloves,itm_splinted_greaves_e1,itm_light_crossbow,itm_bolts,itm_agincourt,itm_mace_4,itm_mace_3,],def_attrib_b,wp(75),knows_archer_basic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skirmisher</text:p>
          </table:table-cell>
          <table:table-cell office:value-type="string" table:style-name="ce6">
            <text:p>English_Peasant_Archer</text:p>
          </table:table-cell>
          <table:table-cell office:value-type="string" table:style-name="ce6">
            <text:p>English_Peasant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hood_e1,</text:p>
          </table:table-cell>
          <table:table-cell office:value-type="string" table:style-name="ce10">
            <text:p>itm_padded_cloth_b_e1,itm_white_gambeson_e1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10504036d26cbb59a5e6db00000000001db6db0000000000000000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vaegir_skirmisher&quot;,&quot;English_Peasant_Archer&quot;,&quot;English_Peasant_Archers&quot;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table:style-name="ce5">
            <text:p>["vaegir_skirmisher","English_Peasant_Archer","English_Peasant_Archers",tf_guarantee_boots|tf_guarantee_armor|tf_guarantee_ranged|tf_english,0,0,fac_neutral,[itm_leather_cap,itm_hood_e1,itm_padded_cloth_b_e1,itm_white_gambeson_e1,itm_leather_boots,itm_hunting_bow,itm_short_bow,itm_arrows,itm_1mace,itm_spiked_club,itm_4mace,itm_1club,itm_fighting_pick,itm_agincourt,itm_mace_4,],def_attrib_b,wp(80),knows_archer_basic,0x000000000010504036d26cbb59a5e6db00000000001db6db0000000000000000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archer</text:p>
          </table:table-cell>
          <table:table-cell office:value-type="string" table:style-name="ce6">
            <text:p>English_Yeomen_Archer</text:p>
          </table:table-cell>
          <table:table-cell office:value-type="string" table:style-name="ce6">
            <text:p>English_Yeomen_Archers</text:p>
          </table:table-cell>
          <table:table-cell office:value-type="string" table:style-name="ce7">
            <text:p>tf_guarantee_boots|tf_guarantee_armor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if_new_e1,itm_hood_e1,itm_kettle_hat,itm_kettlehat1_painted,itm_guard_helmet,</text:p>
          </table:table-cell>
          <table:table-cell office:value-type="string" table:style-name="ce10">
            <text:p>itm_padded_cloth_b_e1,itm_padded_cloth_b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woolen_hose,itm_woolen_hose,</text:p>
          </table:table-cell>
          <table:table-cell office:value-type="string" table:style-name="ce10">
            <text:p>itm_war_bow,itm_war_bow,itm_arrows,</text:p>
          </table:table-cell>
          <table:table-cell office:value-type="string" table:style-name="ce10">
            <text:p>itm_one_handed_battle_axe_a,itm_sword_medieval_c_small,itm_sword_medieval_b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vaegir_archer&quot;,&quot;English_Yeomen_Archer&quot;,&quot;English_Yeomen_Archers&quot;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table:style-name="ce5">
            <text:p>["vaegir_archer","English_Yeomen_Archer","English_Yeomen_Archers",tf_guarantee_boots|tf_guarantee_armor|tf_guarantee_ranged|tf_english,0,0,fac_neutral,[itm_coif_new_e1,itm_hood_e1,itm_kettle_hat,itm_kettlehat1_painted,itm_guard_helmet,itm_padded_cloth_b_e1,itm_padded_cloth_b_e2,itm_leather_gloves,itm_leather_boots,itm_woolen_hose,itm_woolen_hose,itm_war_bow,itm_war_bow,itm_arrows,itm_one_handed_battle_axe_a,itm_sword_medieval_c_small,itm_sword_medieval_b_small,itm_agincourt,itm_bayeux,itm_mace_4,],def_attrib2_b,wp(110),knows_archer_english,vaegir_face_younger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marksman</text:p>
          </table:table-cell>
          <table:table-cell office:value-type="string" table:style-name="ce6">
            <text:p>English_Longbowman</text:p>
          </table:table-cell>
          <table:table-cell office:value-type="string" table:style-name="ce6">
            <text:p>English_Longbowmen</text:p>
          </table:table-cell>
          <table:table-cell office:value-type="string" table:style-name="ce7">
            <text:p>tf_guarantee_boots|tf_guarantee_armor|tf_guarantee_helmet|tf_guarantee_shield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hat1,itm_kettlehat2,</text:p>
          </table:table-cell>
          <table:table-cell office:value-type="string" table:style-name="ce10">
            <text:p>itm_padded_jack_e,itm_padded_jack,itm_padded_jack_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e1,itm_splinted_greaves_nospurs,</text:p>
          </table:table-cell>
          <table:table-cell office:value-type="string" table:style-name="ce10">
            <text:p>itm_long_bow,itm_khergit_arrows,</text:p>
          </table:table-cell>
          <table:table-cell office:value-type="string" table:style-name="ce10">
            <text:p>itm_one_handed_war_axe_a,itm_one_handed_battle_axe_c,itm_bayeux,itm_bayeux,itm_bastard_sword_b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marksman&quot;,&quot;English_Longbowman&quot;,&quot;English_Longbowmen&quot;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table:style-name="ce5">
            <text:p>["vaegir_marksman","English_Longbowman","English_Longbowmen",tf_guarantee_boots|tf_guarantee_armor|tf_guarantee_helmet|tf_guarantee_shield|tf_guarantee_ranged|tf_english,0,0,fac_neutral,[itm_kettle_hat,itm_kettlehat1,itm_kettlehat2,itm_padded_jack_e,itm_padded_jack,itm_padded_jack_e,itm_leather_gloves,itm_splinted_greaves_e1,itm_splinted_greaves_nospurs,itm_long_bow,itm_khergit_arrows,itm_one_handed_war_axe_a,itm_one_handed_battle_axe_c,itm_bayeux,itm_bayeux,itm_bastard_sword_b],def_attrib3,wp(140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English Noble Line</text:p>
          </table:table-cell>
          <table:table-cell table:number-columns-repeated="18" table:style-name="ce14"/>
          <table:table-cell table:style-name="ce15"/>
          <table:table-cell office:value-type="string" office:string-value="#English Noble Line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table:style-name="ce15">
            <text:p>#English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horseman</text:p>
          </table:table-cell>
          <table:table-cell office:value-type="string" table:style-name="ce6">
            <text:p>English_Squire</text:p>
          </table:table-cell>
          <table:table-cell office:value-type="string" table:style-name="ce6">
            <text:p>English_Squires</text:p>
          </table:table-cell>
          <table:table-cell office:value-type="string" table:style-name="ce7">
            <text:p>tf_mounted|tf_guarantee_boots|tf_guarantee_armor|tf_guarantee_helmet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 itm_bascinet_3, itm_oniontop_bascinet, itm_open_sallet, itm_open_sallet_coif,</text:p>
          </table:table-cell>
          <table:table-cell office:value-type="string" table:style-name="ce10">
            <text:p>itm_heraldic_mail_with_tunic_b, itm_heraldic_mail_with_tabard, itm_brigandine_e1, itm_brigandine_e1_c, itm_brigandine_e2,</text:p>
          </table:table-cell>
          <table:table-cell office:value-type="string" table:style-name="ce10">
            <text:p>itm_leather_gloves, itm_mail_mittens,</text:p>
          </table:table-cell>
          <table:table-cell office:value-type="string" table:style-name="ce10">
            <text:p>itm_splinted_leather_greaves, itm_mail_chausses, itm_mail_chausses_e1,</text:p>
          </table:table-cell>
          <table:table-cell office:value-type="string" table:style-name="ce10">
            <text:p>itm_squire, itm_light_lance,<text:s/>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6e01, itm_horse7e01, itm_horse8e01, itm_hunting_horsee01, itm_horse_bardede01, itm_horse_bardede02, itm_horse_bardede03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vaegir_horseman&quot;,&quot;English_Squire&quot;,&quot;English_Squires&quot;,tf_mounted|tf_guarantee_boots|tf_guarantee_armor|tf_guarantee_helmet|tf_guarantee_horse|tf_guarantee_shield|tf_english,0,0,fac_neutral,[itm_bascinet_2, itm_bascinet_3, itm_oniontop_bascinet, itm_open_sallet, itm_open_sallet_coif,itm_heraldic_mail_with_tunic_b, itm_heraldic_mail_with_tabard, itm_brigandine_e1, itm_brigandine_e1_c, itm_brigandine_e2,itm_leather_gloves, itm_mail_mittens,itm_splinted_leather_greaves, itm_mail_chausses, itm_mail_chausses_e1,itm_squire, itm_light_lance, itm_tab_shield_kite_cav_a,itm_horse6e01, itm_horse7e01, itm_horse8e01, itm_hunting_horsee01, itm_horse_bardede01, itm_horse_bardede02, itm_horse_bardede03,],def_attrib2_b,wp_melee(95),knows_warrior_normal,vaegir_face_young_2,vaegir_face_older_1],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table:style-name="ce5">
            <text:p>["vaegir_horseman","English_Squire","English_Squires",tf_mounted|tf_guarantee_boots|tf_guarantee_armor|tf_guarantee_helmet|tf_guarantee_horse|tf_guarantee_shield|tf_english,0,0,fac_neutral,[itm_bascinet_2, itm_bascinet_3, itm_oniontop_bascinet, itm_open_sallet, itm_open_sallet_coif,itm_heraldic_mail_with_tunic_b, itm_heraldic_mail_with_tabard, itm_brigandine_e1, itm_brigandine_e1_c, itm_brigandine_e2,itm_leather_gloves, itm_mail_mittens,itm_splinted_leather_greaves, itm_mail_chausses, itm_mail_chausses_e1,itm_squire, itm_light_lance, itm_tab_shield_kite_cav_a,itm_horse6e01, itm_horse7e01, itm_horse8e01, itm_hunting_horsee01, itm_horse_bardede01, itm_horse_bardede02, itm_horse_bardede03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aegir_knight</text:p>
          </table:table-cell>
          <table:table-cell office:value-type="string" table:style-name="ce6">
            <text:p>English_Knight</text:p>
          </table:table-cell>
          <table:table-cell office:value-type="string" table:style-name="ce6">
            <text:p>English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 itm_klappvisier, itm_pigface_klappvisor_open,</text:p>
          </table:table-cell>
          <table:table-cell office:value-type="string" table:style-name="ce10">
            <text:p>itm_early_transitional_e1,itm_early_transitional_e4,itm_early_transitional_heraldic,itm_early_transitional_orange,</text:p>
          </table:table-cell>
          <table:table-cell office:value-type="string" table:style-name="ce10">
            <text:p>itm_wisby_gauntlets_red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redyellow,itm_great_lanceredwhite,itm_banner_kite_metal_rose,itm_banner_kite_metal_squares,itm_breton_lance,itm_sword_medieval_c,</text:p>
          </table:table-cell>
          <table:table-cell office:value-type="string" table:style-name="ce10">
            <text:p>itm_heraldric_shieldred3lions,itm_heraldric_shieldredstripes,itm_heraldric_shieldredblack,itm_tab_shield_heater_cav_a,</text:p>
          </table:table-cell>
          <table:table-cell office:value-type="string" table:style-name="ce10">
            <text:p>itm_warhorse_en1,itm_warhorse_en2,itm_warhorse_en3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vaegir_knight&quot;,&quot;English_Knight&quot;,&quot;English_Knights&quot;,tf_mounted|tf_guarantee_boots|tf_guarantee_armor|tf_guarantee_helmet|tf_guarantee_gloves|tf_guarantee_horse|tf_guarantee_shield|tf_english,0,0,fac_neutral,[itm_greatbascinet1, itm_klappvisier, itm_pigface_klappvisor_open,itm_early_transitional_e1,itm_early_transitional_e4,itm_early_transitional_heraldic,itm_early_transitional_orange,itm_wisby_gauntlets_red,itm_shynbaulds,itm_steel_greaves,itm_great_lanceredyellow,itm_great_lanceredwhite,itm_banner_kite_metal_rose,itm_banner_kite_metal_squares,itm_breton_lance,itm_sword_medieval_c,itm_heraldric_shieldred3lions,itm_heraldric_shieldredstripes,itm_heraldric_shieldredblack,itm_tab_shield_heater_cav_a,itm_warhorse_en1,itm_warhorse_en2,itm_warhorse_en3,],def_attrib3,wp_melee(110),knows_warrior_normal,vaegir_face_middle_2,vaegir_face_older_2],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table:style-name="ce5">
            <text:p>["vaegir_knight","English_Knight","English_Knights",tf_mounted|tf_guarantee_boots|tf_guarantee_armor|tf_guarantee_helmet|tf_guarantee_gloves|tf_guarantee_horse|tf_guarantee_shield|tf_english,0,0,fac_neutral,[itm_greatbascinet1, itm_klappvisier, itm_pigface_klappvisor_open,itm_early_transitional_e1,itm_early_transitional_e4,itm_early_transitional_heraldic,itm_early_transitional_orange,itm_wisby_gauntlets_red,itm_shynbaulds,itm_steel_greaves,itm_great_lanceredyellow,itm_great_lanceredwhite,itm_banner_kite_metal_rose,itm_banner_kite_metal_squares,itm_breton_lance,itm_sword_medieval_c,itm_heraldric_shieldred3lions,itm_heraldric_shieldredstripes,itm_heraldric_shieldredblack,itm_tab_shield_heater_cav_a,itm_warhorse_en1,itm_warhorse_en2,itm_warhorse_en3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heavy_knight</text:p>
          </table:table-cell>
          <table:table-cell office:value-type="string" table:style-name="ce6">
            <text:p>English_Heavy_Knight</text:p>
          </table:table-cell>
          <table:table-cell office:value-type="string" table:style-name="ce6">
            <text:p>English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bb_chivalhelm_vp,</text:p>
          </table:table-cell>
          <table:table-cell office:value-type="string" table:style-name="ce10">
            <text:p>itm_corrazina_red,itm_churburg_13_e,itm_heraldic_churburg_13_tabard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e1,itm_lance_e2,itm_lance_banner_e1,itm_lance_banner_e2,itm_lance_banner_f2,itm_lance_banner_tut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3lions,itm_warhorseredwhite,itm_warhorseredyellow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heavy_knight&quot;,&quot;English_Heavy_Knight&quot;,&quot;English_Heavy_Knights&quot;,tf_mounted|tf_guarantee_boots|tf_guarantee_armor|tf_guarantee_helmet|tf_guarantee_gloves|tf_guarantee_horse|tf_guarantee_shield|tf_english,0,0,fac_neutral,[itm_pigface_klappvisor,itm_bb_chivalhelm_vp,itm_corrazina_red,itm_churburg_13_e,itm_heraldic_churburg_13_tabard,itm_hourglass_gauntlets,itm_shynbaulds,itm_steel_greaves,itm_lance_e1,itm_lance_e2,itm_lance_banner_e1,itm_lance_banner_e2,itm_lance_banner_f2,itm_lance_banner_tut,itm_sword_medieval_d_long,itm_tab_shield_heater_cav_b,itm_warhorse3lions,itm_warhorseredwhite,itm_warhorseredyellow,],def_attrib3_b,wp_melee(120),knows_warrior_veteran,vaegir_face_young_2,vaegir_face_old_2],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table:style-name="ce5">
            <text:p>["english_heavy_knight","English_Heavy_Knight","English_Heavy_Knights",tf_mounted|tf_guarantee_boots|tf_guarantee_armor|tf_guarantee_helmet|tf_guarantee_gloves|tf_guarantee_horse|tf_guarantee_shield|tf_english,0,0,fac_neutral,[itm_pigface_klappvisor,itm_bb_chivalhelm_vp,itm_corrazina_red,itm_churburg_13_e,itm_heraldic_churburg_13_tabard,itm_hourglass_gauntlets,itm_shynbaulds,itm_steel_greaves,itm_lance_e1,itm_lance_e2,itm_lance_banner_e1,itm_lance_banner_e2,itm_lance_banner_f2,itm_lance_banner_tut,itm_sword_medieval_d_long,itm_tab_shield_heater_cav_b,itm_warhorse3lions,itm_warhorseredwhite,itm_warhorseredyellow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int_georges_knight</text:p>
          </table:table-cell>
          <table:table-cell office:value-type="string" table:style-name="ce6">
            <text:p>Order_Of_Saint_Georges_Knight</text:p>
          </table:table-cell>
          <table:table-cell office:value-type="string" table:style-name="ce6">
            <text:p>Order_Of_Saint_Georges_Knight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bb_chivalhelm_vp,itm_bb_greathelm_rp,</text:p>
          </table:table-cell>
          <table:table-cell office:value-type="string" table:style-name="ce10">
            <text:p>itm_churburg_13_brass,itm_churburg_13_mail,itm_heraldic_churburg_13_brass_tabard,itm_bb_complet_plates_r,itm_bb_complet_plates_rlyon,</text:p>
          </table:table-cell>
          <table:table-cell office:value-type="string" table:style-name="ce10">
            <text:p>itm_hourglass_gauntlets_ornate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6,itm_lance_e1,itm_lance_e2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chargerred,itm_chargerplainre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saint_georges_knight&quot;,&quot;Order_Of_Saint_Georges_Knight&quot;,&quot;Order_Of_Saint_Georges_Knights&quot;,tf_mounted|tf_guarantee_boots|tf_guarantee_armor|tf_guarantee_helmet|tf_guarantee_gloves|tf_guarantee_horse|tf_guarantee_shield|tf_english,0,0,fac_neutral,[itm_hounskull,itm_bb_chivalhelm_vp,itm_bb_greathelm_rp,itm_churburg_13_brass,itm_churburg_13_mail,itm_heraldic_churburg_13_brass_tabard,itm_bb_complet_plates_r,itm_bb_complet_plates_rlyon,itm_hourglass_gauntlets_ornate,itm_hourglass_gauntlets,itm_shynbaulds,itm_steel_greaves,itm_lance_6,itm_lance_e1,itm_lance_e2,itm_sword_medieval_d_long,itm_tab_shield_heater_cav_b,itm_chargerred,itm_chargerplainred,],def_attrib3_b,wp_melee(140),knows_warrior_elite,vaegir_face_middle_2,vaegir_face_older_2],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table:style-name="ce5">
            <text:p>["saint_georges_knight","Order_Of_Saint_Georges_Knight","Order_Of_Saint_Georges_Knights",tf_mounted|tf_guarantee_boots|tf_guarantee_armor|tf_guarantee_helmet|tf_guarantee_gloves|tf_guarantee_horse|tf_guarantee_shield|tf_english,0,0,fac_neutral,[itm_hounskull,itm_bb_chivalhelm_vp,itm_bb_greathelm_rp,itm_churburg_13_brass,itm_churburg_13_mail,itm_heraldic_churburg_13_brass_tabard,itm_bb_complet_plates_r,itm_bb_complet_plates_rlyon,itm_hourglass_gauntlets_ornate,itm_hourglass_gauntlets,itm_shynbaulds,itm_steel_greaves,itm_lance_6,itm_lance_e1,itm_lance_e2,itm_sword_medieval_d_long,itm_tab_shield_heater_cav_b,itm_chargerred,itm_chargerplainred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longbowman_captain</text:p>
          </table:table-cell>
          <table:table-cell office:value-type="string" table:style-name="ce6">
            <text:p>English_Longbowman_Captain</text:p>
          </table:table-cell>
          <table:table-cell office:value-type="string" table:style-name="ce6">
            <text:p>English_Longbowman_Captains</text:p>
          </table:table-cell>
          <table:table-cell office:value-type="string" table:style-name="ce7">
            <text:p>tf_guarantee_boots|tf_guarantee_armor|tf_guarantee_helmet|tf_guarantee_shield|tf_guarantee_range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noble_hat,</text:p>
          </table:table-cell>
          <table:table-cell office:value-type="string" table:style-name="ce10">
            <text:p>itm_padded_jack,itm_padded_jack_e,itm_leather_armor_e2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khergit_arrows,itm_long_bow,</text:p>
          </table:table-cell>
          <table:table-cell office:value-type="string" table:style-name="ce10">
            <text:p>itm_military_cleaver_c,itm_sarranid_mace_1,itm_steel_buckler1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eapon_master_10|knows_ironflesh_7|knows_athletics_7|knows_riding_4|knows_power_strike_6|knows_shield_4|knows_inventory_management_4|knows_power_throw_5|knows_power_draw_10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english_longbowman_captain&quot;,&quot;English_Longbowman_Captain&quot;,&quot;English_Longbowman_Captains&quot;,tf_guarantee_boots|tf_guarantee_armor|tf_guarantee_helmet|tf_guarantee_shield|tf_guarantee_ranged|tf_english,0,0,fac_neutral,[itm_bb_noble_hat,itm_padded_jack,itm_padded_jack_e,itm_leather_armor_e2,itm_leather_gloves,itm_leather_boots,itm_khergit_arrows,itm_long_bow,itm_military_cleaver_c,itm_sarranid_mace_1,itm_steel_buckler1,],def_attrib3_b,wp(155),knows_weapon_master_10|knows_ironflesh_7|knows_athletics_7|knows_riding_4|knows_power_strike_6|knows_shield_4|knows_inventory_management_4|knows_power_throw_5|knows_power_draw_10,vaegir_face_middle_2,vaegir_face_older_2],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table:style-name="ce5">
            <text:p>["english_longbowman_captain","English_Longbowman_Captain","English_Longbowman_Captains",tf_guarantee_boots|tf_guarantee_armor|tf_guarantee_helmet|tf_guarantee_shield|tf_guarantee_ranged|tf_english,0,0,fac_neutral,[itm_bb_noble_hat,itm_padded_jack,itm_padded_jack_e,itm_leather_armor_e2,itm_leather_gloves,itm_leather_boots,itm_khergit_arrows,itm_long_bow,itm_military_cleaver_c,itm_sarranid_mace_1,itm_steel_buckler1,],def_attrib3_b,wp(155),knows_weapon_master_10|knows_ironflesh_7|knows_athletics_7|knows_riding_4|knows_power_strike_6|knows_shield_4|knows_inventory_management_4|knows_power_throw_5|knows_power_draw_10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nglish_captain</text:p>
          </table:table-cell>
          <table:table-cell office:value-type="string" table:style-name="ce6">
            <text:p>English_Captain</text:p>
          </table:table-cell>
          <table:table-cell office:value-type="string" table:style-name="ce6">
            <text:p>English_Captains</text:p>
          </table:table-cell>
          <table:table-cell office:value-type="string" table:style-name="ce7">
            <text:p>tf_mounted|tf_guarantee_boots|tf_guarantee_armor|tf_guarantee_helmet|tf_guarantee_gloves|tf_guarantee_horse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heraldic_mail_with_tunic_b, itm_heraldic_mail_with_tabard, itm_early_transitional_e4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iron_greaves,itm_splinted_greaves_spurs,</text:p>
          </table:table-cell>
          <table:table-cell office:value-type="string" table:style-name="ce10">
            <text:p>itm_knight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horse1e0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english_captain&quot;,&quot;English_Captain&quot;,&quot;English_Captains&quot;,tf_mounted|tf_guarantee_boots|tf_guarantee_armor|tf_guarantee_helmet|tf_guarantee_gloves|tf_guarantee_horse|tf_guarantee_shield|tf_english,0,0,fac_neutral,[itm_open_sallet_coif,itm_heraldic_mail_with_tunic_b, itm_heraldic_mail_with_tabard, itm_early_transitional_e4,itm_mail_gauntlets,itm_iron_greaves,itm_splinted_greaves_spurs,itm_knight,itm_tab_shield_kite_cav_b,itm_horse1e01,],def_attrib3,wp_melee(120),knows_warrior_normal,vaegir_face_young_2,vaegir_face_old_2],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table:style-name="ce5">
            <text:p>["english_captain","English_Captain","English_Captains",tf_mounted|tf_guarantee_boots|tf_guarantee_armor|tf_guarantee_helmet|tf_guarantee_gloves|tf_guarantee_horse|tf_guarantee_shield|tf_english,0,0,fac_neutral,[itm_open_sallet_coif,itm_heraldic_mail_with_tunic_b, itm_heraldic_mail_with_tabard, itm_early_transitional_e4,itm_mail_gauntlets,itm_iron_greaves,itm_splinted_greaves_spurs,itm_knight,itm_tab_shield_kite_cav_b,itm_horse1e01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hree_lions_guard</text:p>
          </table:table-cell>
          <table:table-cell office:value-type="string" table:style-name="ce6">
            <text:p>Three_Lions_Guard</text:p>
          </table:table-cell>
          <table:table-cell office:value-type="string" table:style-name="ce6">
            <text:p>Three_Lions_Guards</text:p>
          </table:table-cell>
          <table:table-cell office:value-type="string" table:style-name="ce7">
            <text:p>tf_guarantee_boots|tf_guarantee_armor|tf_guarantee_helmet|tf_guarantee_gloves|tf_guarantee_shield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</text:p>
          </table:table-cell>
          <table:table-cell office:value-type="string" table:style-name="ce10">
            <text:p>itm_early_transitional_e3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iron_greaves,</text:p>
          </table:table-cell>
          <table:table-cell office:value-type="string" table:style-name="ce10">
            <text:p>itm_knighthammerbastard,itm_sword_medieval_c,</text:p>
          </table:table-cell>
          <table:table-cell office:value-type="string" table:style-name="ce10">
            <text:p>itm_heraldric_shieldred3lions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three_lions_guard&quot;,&quot;Three_Lions_Guard&quot;,&quot;Three_Lions_Guards&quot;,tf_guarantee_boots|tf_guarantee_armor|tf_guarantee_helmet|tf_guarantee_gloves|tf_guarantee_shield|tf_english,0,0,fac_neutral,[itm_klappvisier,itm_early_transitional_e3,itm_mail_gauntlets,itm_iron_greaves,itm_knighthammerbastard,itm_sword_medieval_c,itm_heraldric_shieldred3lions,],def_attrib3_b,wp_melee(120),knows_warrior_veteran,vaegir_face_young_2,vaegir_face_older_1],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table:style-name="ce5">
            <text:p>["three_lions_guard","Three_Lions_Guard","Three_Lions_Guards",tf_guarantee_boots|tf_guarantee_armor|tf_guarantee_helmet|tf_guarantee_gloves|tf_guarantee_shield|tf_english,0,0,fac_neutral,[itm_klappvisier,itm_early_transitional_e3,itm_mail_gauntlets,itm_iron_greaves,itm_knighthammerbastard,itm_sword_medieval_c,itm_heraldric_shieldred3lions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28]+[.F29]+[.F30]+[.F31]+[.F32]+[.F33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urgandy</text:p>
          </table:table-cell>
          <table:table-cell table:number-columns-repeated="19" table:style-name="ce5"/>
          <table:table-cell office:value-type="string" office:string-value="#Burgandy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table:style-name="ce5">
            <text:p>#Burgandy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recruit</text:p>
          </table:table-cell>
          <table:table-cell office:value-type="string" table:style-name="ce6">
            <text:p>Recrue_Bourguignonne</text:p>
          </table:table-cell>
          <table:table-cell office:value-type="string" table:style-name="ce6">
            <text:p>Recrues_Bourguignonne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coarse_tunic,itm_shirt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pitch_fork,itm_boar_spear,itm_scythe,</text:p>
          </table:table-cell>
          <table:table-cell office:value-type="string" table:style-name="ce10">
            <text:p>itm_hammer,itm_pickaxe,itm_cleaver,itm_knife,itm_butchering_knife,itm_hatchet,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ourg_recruit&quot;,&quot;Recrue_Bourguignonne&quot;,&quot;Recrues_Bourguignonnes&quot;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table:style-name="ce5">
            <text:p>["bourg_recruit","Recrue_Bourguignonne","Recrues_Bourguignonnes",tf_guarantee_boots|tf_guarantee_armor|tf_bourgignon,0,0,fac_neutral,[itm_common_hood,itm_common_hood,itm_straw_hat,itm_coarse_tunic,itm_shirt,itm_woolen_hose,itm_leather_boots,itm_pitch_fork,itm_boar_spear,itm_scythe,itm_hammer,itm_pickaxe,itm_cleaver,itm_knife,itm_butchering_knife,itm_hatchet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veteran</text:p>
          </table:table-cell>
          <table:table-cell office:value-type="string" table:style-name="ce6">
            <text:p>Veteran_Bourguignon</text:p>
          </table:table-cell>
          <table:table-cell office:value-type="string" table:style-name="ce6">
            <text:p>Veteran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ragged_outfi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squire,itm_laird,itm_caithness,itm_fighting_axe,itm_one_handed_battle_axe_a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veteran&quot;,&quot;Veteran_Bourguignon&quot;,&quot;Veteran_Bourguignons&quot;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table:style-name="ce5">
            <text:p>["bourg_veteran","Veteran_Bourguignon","Veteran_Bourguignons",tf_guarantee_boots|tf_guarantee_armor|tf_guarantee_shield|tf_bourgignon,0,0,fac_neutral,[itm_mail_coif,itm_ragged_outfit,itm_leather_armor,itm_leather_gloves,itm_leather_boots,itm_mail_boots,itm_squire,itm_laird,itm_caithness,itm_fighting_axe,itm_one_handed_battle_axe_a,itm_tab_shield_kite_a,itm_tab_shield_kite_b,],def_attrib2,wp(8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pearman</text:p>
          </table:table-cell>
          <table:table-cell office:value-type="string" table:style-name="ce6">
            <text:p>Vougier_Bourguignon</text:p>
          </table:table-cell>
          <table:table-cell office:value-type="string" table:style-name="ce6">
            <text:p>Vougiers_Bourguignons</text:p>
          </table:table-cell>
          <table:table-cell office:value-type="string" table:style-name="ce7">
            <text:p>tf_guarantee_boots|tf_guarantee_armor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itm_mail_coif,</text:p>
          </table:table-cell>
          <table:table-cell office:value-type="string" table:style-name="ce10">
            <text:p>itm_leather_vest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ourg_spearman&quot;,&quot;Vougier_Bourguignon&quot;,&quot;Vougiers_Bourguignons&quot;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table:style-name="ce5">
            <text:p>["bourg_spearman","Vougier_Bourguignon","Vougiers_Bourguignons",tf_guarantee_boots|tf_guarantee_armor|tf_guarantee_shield|tf_bourgignon,0,0,fac_neutral,[itm_open_sallet_coif,itm_mail_coif,itm_leather_vest,itm_leather_armor,itm_leather_gloves,itm_leather_boots,itm_hunter_boots,itm_spear,itm_war_spear,itm_tab_shield_kite_a,itm_tab_shield_kite_b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ikeman</text:p>
          </table:table-cell>
          <table:table-cell office:value-type="string" table:style-name="ce6">
            <text:p>Piquier long Bourguignons</text:p>
          </table:table-cell>
          <table:table-cell office:value-type="string" table:style-name="ce6">
            <text:p>Piquiers long 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voulge_long,itm_voulge_long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pikeman&quot;,&quot;Piquier long Bourguignons&quot;,&quot;Piquiers long Bourguignons&quot;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table:style-name="ce5">
            <text:p>["bourg_pikeman","Piquier long Bourguignons","Piquiers long Bourguignons",tf_guarantee_boots|tf_guarantee_armor|tf_guarantee_helmet|tf_guarantee_gloves|tf_guarantee_shield|tf_bourgignon,0,0,fac_neutral,[itm_nasal_helmet,itm_heraldic_churburg_13_tabard,itm_heraldic_churburg_13_tabard,itm_mail_gauntlets,itm_steel_greaves,itm_mail_boots,itm_voulge_long,itm_voulge_long,itm_voulge_long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alberdier</text:p>
          </table:table-cell>
          <table:table-cell office:value-type="string" table:style-name="ce6">
            <text:p>Hallbardier_Bourguignon</text:p>
          </table:table-cell>
          <table:table-cell office:value-type="string" table:style-name="ce6">
            <text:p>Hallbardiers_Bourguignons</text:p>
          </table:table-cell>
          <table:table-cell office:value-type="string" table:style-name="ce7">
            <text:p>tf_guarantee_boots|tf_guarantee_armor|tf_guarantee_helmet|tf_guarantee_gloves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chapel_de_fer,itm_visored_sallet,itm_guard_helmet,</text:p>
          </table:table-cell>
          <table:table-cell office:value-type="string" table:style-name="ce10">
            <text:p>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2halberd,itm_6halberd,itm_lui_smallhallberd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halberdier&quot;,&quot;Hallbardier_Bourguignon&quot;,&quot;Hallbardiers_Bourguignons&quot;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table:style-name="ce5">
            <text:p>["bourg_halberdier","Hallbardier_Bourguignon","Hallbardiers_Bourguignons",tf_guarantee_boots|tf_guarantee_armor|tf_guarantee_helmet|tf_guarantee_gloves|tf_bourgignon,0,0,fac_neutral,[itm_open_sallet,itm_chapel_de_fer,itm_visored_sallet,itm_guard_helmet,itm_churburg_13_mail,itm_mail_mittens,itm_plate_mittens,itm_shynbaulds,itm_splinted_greaves_nospurs,itm_2halberd,itm_6halberd,itm_lui_smallhallberda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footman</text:p>
          </table:table-cell>
          <table:table-cell office:value-type="string" table:style-name="ce6">
            <text:p>Millicien_bourguignon</text:p>
          </table:table-cell>
          <table:table-cell office:value-type="string" table:style-name="ce6">
            <text:p>Milliciens_bourguignons</text:p>
          </table:table-cell>
          <table:table-cell office:value-type="string" table:style-name="ce7">
            <text:p>tf_guarantee_boots|tf_guarantee_armor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vest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1mace,itm_1club,itm_1hammer,itm_2hammer,itm_fighting_pick,itm_gaddhjalt,itm_battle_fork,itm_spear,itm_iron_staff,</text:p>
          </table:table-cell>
          <table:table-cell office:value-type="string" table:style-name="ce10">
            <text:p>itm_tab_shield_kite_a,itm_tab_shield_kite_b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ourg_footman&quot;,&quot;Millicien_bourguignon&quot;,&quot;Milliciens_bourguignons&quot;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table:style-name="ce5">
            <text:p>["bourg_footman","Millicien_bourguignon","Milliciens_bourguignons",tf_guarantee_boots|tf_guarantee_armor|tf_bourgignon,0,0,fac_neutral,[itm_skullcap,itm_leather_vest,itm_hide_boots,itm_nomad_boots,itm_hunter_boots,itm_1mace,itm_1club,itm_1hammer,itm_2hammer,itm_fighting_pick,itm_gaddhjalt,itm_battle_fork,itm_spear,itm_iron_staff,itm_tab_shield_kite_a,itm_tab_shield_kite_b,],def_attrib2,wp(75),knows_warrior_basic2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infantry</text:p>
          </table:table-cell>
          <table:table-cell office:value-type="string" table:style-name="ce6">
            <text:p>Infanterie lourde bourguignone</text:p>
          </table:table-cell>
          <table:table-cell office:value-type="string" table:style-name="ce6">
            <text:p>Infanteries lourdes bourguignones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nasal_helmet,itm_kettlehat1_painted,itm_open_sallet_coif,</text:p>
          </table:table-cell>
          <table:table-cell office:value-type="string" table:style-name="ce10">
            <text:p>itm_heraldic_churburg_13_tabard,itm_heraldic_churburg_13_tabard,</text:p>
          </table:table-cell>
          <table:table-cell office:value-type="string" table:style-name="ce10">
            <text:p>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one_handed_battle_axe_a,itm_templar,itm_one_handed_battle_axe_b,itm_hospitaller,itm_lui_knightaxeonehe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infantry&quot;,&quot;Infanterie lourde bourguignone&quot;,&quot;Infanteries lourdes bourguignones&quot;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table:style-name="ce5">
            <text:p>["bourg_infantry","Infanterie lourde bourguignone","Infanteries lourdes bourguignones",tf_guarantee_boots|tf_guarantee_armor|tf_guarantee_helmet|tf_guarantee_shield|tf_bourgignon,0,0,fac_neutral,[itm_visored_sallet,itm_nasal_helmet,itm_kettlehat1_painted,itm_open_sallet_coif,itm_heraldic_churburg_13_tabard,itm_heraldic_churburg_13_tabard,itm_plate_mittens,itm_hourglass_gauntlets,itm_shynbaulds,itm_mail_chausses,itm_one_handed_battle_axe_a,itm_templar,itm_one_handed_battle_axe_b,itm_hospitaller,itm_lui_knightaxeonehe,itm_tab_shield_heater_b,itm_tab_shield_heater_b,],def_attrib2_b,wp_melee(105),knows_warrior_normal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guard</text:p>
          </table:table-cell>
          <table:table-cell office:value-type="string" table:style-name="ce6">
            <text:p>Garde_Bourguignon</text:p>
          </table:table-cell>
          <table:table-cell office:value-type="string" table:style-name="ce6">
            <text:p>Gardes_Bourguignon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helm1,itm_great_helmet,</text:p>
          </table:table-cell>
          <table:table-cell office:value-type="string" table:style-name="ce10">
            <text:p>itm_bb_complet_plates_bourg,itm_bb_complet_plates_bourg,itm_bb_complet_plates_bourg,itm_churburg_13_mail,</text:p>
          </table:table-cell>
          <table:table-cell office:value-type="string" table:style-name="ce10">
            <text:p>itm_hourglass_gauntlets_ornate,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1mace,itm_2hammer,itm_bastard_sword_a,itm_one_handed_war_axe_a,</text:p>
          </table:table-cell>
          <table:table-cell office:value-type="string" table:style-name="ce10">
            <text:p>itm_tab_shield_heater_b,itm_tab_shield_heater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ourg_guard&quot;,&quot;Garde_Bourguignon&quot;,&quot;Gardes_Bourguignons&quot;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table:style-name="ce5">
            <text:p>["bourg_guard","Garde_Bourguignon","Gardes_Bourguignons",tf_guarantee_boots|tf_guarantee_armor|tf_guarantee_helmet|tf_guarantee_gloves|tf_guarantee_shield|tf_bourgignon,0,0,fac_neutral,[itm_bb_hounskull_yp,itm_greathelm1,itm_great_helmet,itm_bb_complet_plates_bourg,itm_bb_complet_plates_bourg,itm_bb_complet_plates_bourg,itm_churburg_13_mail,itm_hourglass_gauntlets_ornate,itm_hourglass_gauntlets_ornate,itm_plate_mittens,itm_shynbaulds,itm_steel_greaves,itm_1mace,itm_2hammer,itm_bastard_sword_a,itm_one_handed_war_axe_a,itm_tab_shield_heater_b,itm_tab_shield_heater_b,],def_attrib2_b,wp_melee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ergent</text:p>
          </table:table-cell>
          <table:table-cell office:value-type="string" table:style-name="ce6">
            <text:p>Garde du Duc</text:p>
          </table:table-cell>
          <table:table-cell office:value-type="string" table:style-name="ce6">
            <text:p>Gardes du Duc</text:p>
          </table:table-cell>
          <table:table-cell office:value-type="string" table:style-name="ce7">
            <text:p>tf_guarantee_boots|tf_guarantee_armor|tf_guarantee_helmet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hounskull_yp,itm_greatbascinet1,</text:p>
          </table:table-cell>
          <table:table-cell office:value-type="string" table:style-name="ce10">
            <text:p>itm_bb_complet_plates_bourg,itm_churburg_13_mail,</text:p>
          </table:table-cell>
          <table:table-cell office:value-type="string" table:style-name="ce10">
            <text:p>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ardiche,itm_great_bardiche,itm_long_axe_c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sergent&quot;,&quot;Garde du Duc&quot;,&quot;Gardes du Duc&quot;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table:style-name="ce5">
            <text:p>["bourg_sergent","Garde du Duc","Gardes du Duc",tf_guarantee_boots|tf_guarantee_armor|tf_guarantee_helmet|tf_guarantee_shield|tf_bourgignon,0,0,fac_neutral,[itm_bb_hounskull_yp,itm_greatbascinet1,itm_bb_complet_plates_bourg,itm_churburg_13_mail,itm_hourglass_gauntlets_ornate,itm_plate_mittens,itm_shynbaulds,itm_steel_greaves,itm_bardiche,itm_great_bardiche,itm_long_axe_c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skirmisher</text:p>
          </table:table-cell>
          <table:table-cell office:value-type="string" table:style-name="ce6">
            <text:p>Archer_paysan_Borguignon</text:p>
          </table:table-cell>
          <table:table-cell office:value-type="string" table:style-name="ce6">
            <text:p>Archers_paysans_Bo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shirt,itm_coarse_tunic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ourg_skirmisher&quot;,&quot;Archer_paysan_Borguignon&quot;,&quot;Archers_paysans_Borguignons&quot;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table:style-name="ce5">
            <text:p>["bourg_skirmisher","Archer_paysan_Borguignon","Archers_paysans_Borguignons",tf_guarantee_boots|tf_guarantee_armor|tf_guarantee_ranged|tf_bourgignon,0,0,fac_neutral,[itm_leather_cap,itm_common_hood,itm_straw_hat,itm_shirt,itm_coarse_tunic,itm_leather_boots,itm_hunting_bow,itm_short_bow,itm_arrows,itm_1mace,itm_spiked_club,itm_4mace,itm_1club,itm_fighting_pick,itm_agincourt,itm_mace_4],def_attrib_b,wp(80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peasant_crossbowman</text:p>
          </table:table-cell>
          <table:table-cell office:value-type="string" table:style-name="ce6">
            <text:p>Arbalitier_Bourguignon</text:p>
          </table:table-cell>
          <table:table-cell office:value-type="string" table:style-name="ce6">
            <text:p>Arbalitiers_Bourguignons</text:p>
          </table:table-cell>
          <table:table-cell office:value-type="string" table:style-name="ce7">
            <text:p>tf_guarantee_boots|tf_guarantee_armor|tf_guarantee_helmet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padded_cloth,itm_gambes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light_crossbow,itm_bolts,</text:p>
          </table:table-cell>
          <table:table-cell office:value-type="string" table:style-name="ce10">
            <text:p>itm_agincourt,itm_mace_4,itm_mace_3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ourg_peasant_crossbowman&quot;,&quot;Arbalitier_Bourguignon&quot;,&quot;Arbalitiers_Bourguignons&quot;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table:style-name="ce5">
            <text:p>["bourg_peasant_crossbowman","Arbalitier_Bourguignon","Arbalitiers_Bourguignons",tf_guarantee_boots|tf_guarantee_armor|tf_guarantee_helmet|tf_guarantee_ranged|tf_bourgignon,0,0,fac_neutral,[itm_padded_cloth,itm_gambeson,itm_leather_gloves,itm_splinted_greaves_nospurs,itm_light_crossbow,itm_bolts,itm_agincourt,itm_mace_4,itm_mace_3,],def_attrib2,wp(7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archer</text:p>
          </table:table-cell>
          <table:table-cell office:value-type="string" table:style-name="ce6">
            <text:p>Archer_Bourguignon</text:p>
          </table:table-cell>
          <table:table-cell office:value-type="string" table:style-name="ce6">
            <text:p>Archers_Bourguignons</text:p>
          </table:table-cell>
          <table:table-cell office:value-type="string" table:style-name="ce7">
            <text:p>tf_guarantee_boots|tf_guarantee_armor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mail_hauberk,itm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sword_medieval_b_small,itm_one_handed_battle_axe_a,itm_sword_medieval_c_small,itm_agincourt,itm_bayeux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archer&quot;,&quot;Archer_Bourguignon&quot;,&quot;Archers_Bourguignons&quot;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table:style-name="ce5">
            <text:p>["bourg_archer","Archer_Bourguignon","Archers_Bourguignons",tf_guarantee_boots|tf_guarantee_armor|tf_guarantee_ranged|tf_bourgignon,0,0,fac_neutral,[itm_common_hood,itm_mail_coif,itm_mail_hauberk,itm_shirt,itm_leather_gloves,itm_ankle_boots,itm_leather_boots,itm_hunting_bow,itm_short_bow,itm_arrows,itm_sword_medieval_b_small,itm_one_handed_battle_axe_a,itm_sword_medieval_c_small,itm_agincourt,itm_bayeux,itm_mace_4,],def_attrib2_b,wp(110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marksman</text:p>
          </table:table-cell>
          <table:table-cell office:value-type="string" table:style-name="ce6">
            <text:p>Archer_lourd_Bourguignon</text:p>
          </table:table-cell>
          <table:table-cell office:value-type="string" table:style-name="ce6">
            <text:p>Archers_lourds_Bourguignons</text:p>
          </table:table-cell>
          <table:table-cell office:value-type="string" table:style-name="ce7">
            <text:p>tf_guarantee_boots|tf_guarantee_armor|tf_guarantee_helmet|tf_guarantee_shield|tf_guarantee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,itm_open_sallet,</text:p>
          </table:table-cell>
          <table:table-cell office:value-type="string" table:style-name="ce10">
            <text:p>itm_surcoat_over_mail_brg1,itm_surcoat_over_mail_brg1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itm_mace_4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ourg_marksman&quot;,&quot;Archer_lourd_Bourguignon&quot;,&quot;Archers_lourds_Bourguignons&quot;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table:style-name="ce5">
            <text:p>["bourg_marksman","Archer_lourd_Bourguignon","Archers_lourds_Bourguignons",tf_guarantee_boots|tf_guarantee_armor|tf_guarantee_helmet|tf_guarantee_shield|tf_guarantee_ranged|tf_bourgignon,0,0,fac_neutral,[itm_visored_sallet,itm_open_sallet,itm_surcoat_over_mail_brg1,itm_surcoat_over_mail_brg1,itm_leather_gloves,itm_steel_greaves,itm_mail_boots,itm_war_bow,itm_hunting_bow,itm_arrows,itm_templar,itm_mace_4,itm_mace_3,itm_one_handed_war_axe_a,itm_one_handed_battle_axe_c,itm_bayeux,itm_mace_4,],def_attrib3,wp(130),knows_archer_english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Burgandy Noble Line</text:p>
          </table:table-cell>
          <table:table-cell table:number-columns-repeated="18" table:style-name="ce14"/>
          <table:table-cell table:style-name="ce15"/>
          <table:table-cell office:value-type="string" office:string-value="#Burgandy Noble Line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table:style-name="ce5">
            <text:p>#Burgandy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horseman</text:p>
          </table:table-cell>
          <table:table-cell office:value-type="string" table:style-name="ce6">
            <text:p>Burgundian_Horseman</text:p>
          </table:table-cell>
          <table:table-cell office:value-type="string" table:style-name="ce6">
            <text:p>Burgundian_Horsemen</text:p>
          </table:table-cell>
          <table:table-cell office:value-type="string" table:style-name="ce7">
            <text:p>tf_mounted|tf_guarantee_boots|tf_guarantee_armor|tf_guarantee_helmet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black_studded_leather_coat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splinted_leather_greaves,</text:p>
          </table:table-cell>
          <table:table-cell office:value-type="string" table:style-name="ce10">
            <text:p>itm_sword_medieval_b,itm_lance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1,itm_horse7,itm_horse8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ourg_horseman&quot;,&quot;Burgundian_Horseman&quot;,&quot;Burgundian_Horsemen&quot;,tf_mounted|tf_guarantee_boots|tf_guarantee_armor|tf_guarantee_helmet|tf_guarantee_horse|tf_guarantee_shield|tf_bourgignon,0,0,fac_neutral,[itm_open_sallet_coif,itm_black_studded_leather_coat,itm_mail_mittens,itm_splinted_leather_greaves,itm_sword_medieval_b,itm_lance,itm_tab_shield_kite_cav_a,itm_horse1,itm_horse7,itm_horse8,],def_attrib2_b,wp_melee(95),knows_warrior_normal,vaegir_face_young_2,vaegir_face_older_1],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table:style-name="ce5">
            <text:p>["bourg_horseman","Burgundian_Horseman","Burgundian_Horsemen",tf_mounted|tf_guarantee_boots|tf_guarantee_armor|tf_guarantee_helmet|tf_guarantee_horse|tf_guarantee_shield|tf_bourgignon,0,0,fac_neutral,[itm_open_sallet_coif,itm_black_studded_leather_coat,itm_mail_mittens,itm_splinted_leather_greaves,itm_sword_medieval_b,itm_lance,itm_tab_shield_kite_cav_a,itm_horse1,itm_horse7,itm_horse8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ourg_knight</text:p>
          </table:table-cell>
          <table:table-cell office:value-type="string" table:style-name="ce6">
            <text:p>Burgundian Knight</text:p>
          </table:table-cell>
          <table:table-cell office:value-type="string" table:style-name="ce6">
            <text:p>Burgundian 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visored_sallet_coif,</text:p>
          </table:table-cell>
          <table:table-cell office:value-type="string" table:style-name="ce10">
            <text:p>itm_banded_armor,itm_cuir_bouilli,itm_heraldic_mail_with_tunic,itm_heraldic_mail_with_tabard,itm_surcoat_over_mail_brg1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sword_medieval_c,itm_breton_lance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ourg_knight&quot;,&quot;Burgundian Knight&quot;,&quot;Burgundian Knights&quot;,tf_mounted|tf_guarantee_boots|tf_guarantee_armor|tf_guarantee_helmet|tf_guarantee_gloves|tf_guarantee_horse|tf_guarantee_shield|tf_bourgignon,0,0,fac_neutral,[itm_klappvisier,itm_visored_sallet_coif,itm_banded_armor,itm_cuir_bouilli,itm_heraldic_mail_with_tunic,itm_heraldic_mail_with_tabard,itm_surcoat_over_mail_brg1,itm_wisby_gauntlets_black,itm_shynbaulds,itm_steel_greaves,itm_sword_medieval_c,itm_breton_lance,itm_tab_shield_heater_cav_a,itm_warhorse,],def_attrib3,wp_melee(110),knows_warrior_normal,vaegir_face_middle_2,vaegir_face_older_2],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table:style-name="ce5">
            <text:p>["bourg_knight","Burgundian Knight","Burgundian Knights",tf_mounted|tf_guarantee_boots|tf_guarantee_armor|tf_guarantee_helmet|tf_guarantee_gloves|tf_guarantee_horse|tf_guarantee_shield|tf_bourgignon,0,0,fac_neutral,[itm_klappvisier,itm_visored_sallet_coif,itm_banded_armor,itm_cuir_bouilli,itm_heraldic_mail_with_tunic,itm_heraldic_mail_with_tabard,itm_surcoat_over_mail_brg1,itm_wisby_gauntlets_black,itm_shynbaulds,itm_steel_greaves,itm_sword_medieval_c,itm_breton_lance,itm_tab_shield_heater_cav_a,itm_warhorse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heavy_knight</text:p>
          </table:table-cell>
          <table:table-cell office:value-type="string" table:style-name="ce6">
            <text:p>Burgandian_Heavy_Knight</text:p>
          </table:table-cell>
          <table:table-cell office:value-type="string" table:style-name="ce6">
            <text:p>Burgandian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pigface_klappvisor,itm_visored_sallet_coif,</text:p>
          </table:table-cell>
          <table:table-cell office:value-type="string" table:style-name="ce10">
            <text:p>itm_gothic_armour,itm_heraldic_churburg_13_tabard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lance_3,itm_lance_5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urgandy_heavy_knight&quot;,&quot;Burgandian_Heavy_Knight&quot;,&quot;Burgandian_Heavy_Knights&quot;,tf_mounted|tf_guarantee_boots|tf_guarantee_armor|tf_guarantee_helmet|tf_guarantee_gloves|tf_guarantee_horse|tf_guarantee_shield|tf_bourgignon,0,0,fac_neutral,[itm_pigface_klappvisor,itm_visored_sallet_coif,itm_gothic_armour,itm_heraldic_churburg_13_tabard,itm_hourglass_gauntlets,itm_shynbaulds,itm_steel_greaves,itm_great_lance,itm_lance_3,itm_lance_5,itm_sword_medieval_d_long,itm_tab_shield_heater_cav_b,itm_warhorse,],def_attrib3_b,wp_melee(120),knows_warrior_veteran,vaegir_face_young_2,vaegir_face_old_2],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table:style-name="ce5">
            <text:p>["burgandy_heavy_knight","Burgandian_Heavy_Knight","Burgandian_Heavy_Knights",tf_mounted|tf_guarantee_boots|tf_guarantee_armor|tf_guarantee_helmet|tf_guarantee_gloves|tf_guarantee_horse|tf_guarantee_shield|tf_bourgignon,0,0,fac_neutral,[itm_pigface_klappvisor,itm_visored_sallet_coif,itm_gothic_armour,itm_heraldic_churburg_13_tabard,itm_hourglass_gauntlets,itm_shynbaulds,itm_steel_greaves,itm_great_lance,itm_lance_3,itm_lance_5,itm_sword_medieval_d_long,itm_tab_shield_heater_cav_b,itm_warhorse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iron_knight</text:p>
          </table:table-cell>
          <table:table-cell office:value-type="string" table:style-name="ce6">
            <text:p>Burgandian_Iron_Knight</text:p>
          </table:table-cell>
          <table:table-cell office:value-type="string" table:style-name="ce6">
            <text:p>Burgandian_Iron_Knight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hounskull,itm_bb_hounskull_yp,</text:p>
          </table:table-cell>
          <table:table-cell office:value-type="string" table:style-name="ce10">
            <text:p>itm_churburg_13_mail,itm_heraldic_churburg_13_brass_tabard,itm_bb_complet_plates_bourg,</text:p>
          </table:table-cell>
          <table:table-cell office:value-type="string" table:style-name="ce10">
            <text:p>itm_hourglass_gauntlets_ornate,itm_plate_mitten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great_lance,itm_lance_3,itm_lance_5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charger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urgandy_iron_knight&quot;,&quot;Burgandian_Iron_Knight&quot;,&quot;Burgandian_Iron_Knights&quot;,tf_mounted|tf_guarantee_boots|tf_guarantee_armor|tf_guarantee_helmet|tf_guarantee_gloves|tf_guarantee_horse|tf_guarantee_shield|tf_bourgignon,0,0,fac_neutral,[itm_hounskull,itm_bb_hounskull_yp,itm_churburg_13_mail,itm_heraldic_churburg_13_brass_tabard,itm_bb_complet_plates_bourg,itm_hourglass_gauntlets_ornate,itm_plate_mittens,itm_shynbaulds,itm_steel_greaves,itm_great_lance,itm_lance_3,itm_lance_5,itm_sword_medieval_d_long,itm_tab_shield_heater_cav_b,itm_charger,],def_attrib3_b,wp_melee(140),knows_warrior_elite,vaegir_face_middle_2,vaegir_face_older_2],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table:style-name="ce5">
            <text:p>["burgandy_iron_knight","Burgandian_Iron_Knight","Burgandian_Iron_Knights",tf_mounted|tf_guarantee_boots|tf_guarantee_armor|tf_guarantee_helmet|tf_guarantee_gloves|tf_guarantee_horse|tf_guarantee_shield|tf_bourgignon,0,0,fac_neutral,[itm_hounskull,itm_bb_hounskull_yp,itm_churburg_13_mail,itm_heraldic_churburg_13_brass_tabard,itm_bb_complet_plates_bourg,itm_hourglass_gauntlets_ornate,itm_plate_mittens,itm_shynbaulds,itm_steel_greaves,itm_great_lance,itm_lance_3,itm_lance_5,itm_sword_medieval_d_long,itm_tab_shield_heater_cav_b,itm_charger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mounted_crossbowman_captain</text:p>
          </table:table-cell>
          <table:table-cell office:value-type="string" table:style-name="ce6">
            <text:p>Burgandian_Mounted_Crossbowman_Captain</text:p>
          </table:table-cell>
          <table:table-cell office:value-type="string" table:style-name="ce6">
            <text:p>Burgandian_Mounted_Crossbowman_Captains</text:p>
          </table:table-cell>
          <table:table-cell office:value-type="string" table:style-name="ce7">
            <text:p>tf_mounted|tf_guarantee_boots|tf_guarantee_armor|tf_guarantee_helmet|tf_guarantee_gloves|tf_guarantee_horse|tf_guarantee_shield|tf_range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_coif,</text:p>
          </table:table-cell>
          <table:table-cell office:value-type="string" table:style-name="ce10">
            <text:p>itm_black_studded_leather_coa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light_crossbow,itm_steel_bolts,itm_steel_bolts,</text:p>
          </table:table-cell>
          <table:table-cell office:value-type="string" table:style-name="ce10">
            <text:p>itm_sword_medieval_b,itm_steel_buckler1,</text:p>
          </table:table-cell>
          <table:table-cell office:value-type="string" table:style-name="ce10">
            <text:p>itm_horse1,itm_horse7,itm_horse8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eapon_master_10|knows_ironflesh_7|knows_athletics_7|knows_riding_6|knows_power_strike_6|knows_shield_4|knows_inventory_management_4|knows_power_throw_5|knows_power_draw_10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urgandy_mounted_crossbowman_captain&quot;,&quot;Burgandian_Mounted_Crossbowman_Captain&quot;,&quot;Burgandian_Mounted_Crossbowman_Captains&quot;,tf_mounted|tf_guarantee_boots|tf_guarantee_armor|tf_guarantee_helmet|tf_guarantee_gloves|tf_guarantee_horse|tf_guarantee_shield|tf_ranged|tf_bourgignon,0,0,fac_neutral,[itm_open_sallet_coif,itm_black_studded_leather_coat,itm_leather_gloves,itm_leather_boots,itm_light_crossbow,itm_steel_bolts,itm_steel_bolts,itm_sword_medieval_b,itm_steel_buckler1,itm_horse1,itm_horse7,itm_horse8,],def_attrib3_b,wp(155),knows_weapon_master_10|knows_ironflesh_7|knows_athletics_7|knows_riding_6|knows_power_strike_6|knows_shield_4|knows_inventory_management_4|knows_power_throw_5|knows_power_draw_10,vaegir_face_middle_2,vaegir_face_older_2],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table:style-name="ce5">
            <text:p>["burgandy_mounted_crossbowman_captain","Burgandian_Mounted_Crossbowman_Captain","Burgandian_Mounted_Crossbowman_Captains",tf_mounted|tf_guarantee_boots|tf_guarantee_armor|tf_guarantee_helmet|tf_guarantee_gloves|tf_guarantee_horse|tf_guarantee_shield|tf_ranged|tf_bourgignon,0,0,fac_neutral,[itm_open_sallet_coif,itm_black_studded_leather_coat,itm_leather_gloves,itm_leather_boots,itm_light_crossbow,itm_steel_bolts,itm_steel_bolts,itm_sword_medieval_b,itm_steel_buckler1,itm_horse1,itm_horse7,itm_horse8,],def_attrib3_b,wp(155),knows_weapon_master_10|knows_ironflesh_7|knows_athletics_7|knows_riding_6|knows_power_strike_6|knows_shield_4|knows_inventory_management_4|knows_power_throw_5|knows_power_draw_10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captain</text:p>
          </table:table-cell>
          <table:table-cell office:value-type="string" table:style-name="ce6">
            <text:p>Burgundian_Captain</text:p>
          </table:table-cell>
          <table:table-cell office:value-type="string" table:style-name="ce6">
            <text:p>Burgundian_Captains</text:p>
          </table:table-cell>
          <table:table-cell office:value-type="string" table:style-name="ce7">
            <text:p>tf_mounted|tf_guarantee_boots|tf_guarantee_armor|tf_guarantee_helmet|tf_guarantee_gloves|tf_guarantee_horse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visored_sallet_coif,</text:p>
          </table:table-cell>
          <table:table-cell office:value-type="string" table:style-name="ce10">
            <text:p>itm_black_brigandine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sword_medieval_c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urgandy_captain&quot;,&quot;Burgundian_Captain&quot;,&quot;Burgundian_Captains&quot;,tf_mounted|tf_guarantee_boots|tf_guarantee_armor|tf_guarantee_helmet|tf_guarantee_gloves|tf_guarantee_horse|tf_guarantee_shield|tf_bourgignon,0,0,fac_neutral,[itm_visored_sallet_coif,itm_black_brigandine,itm_mail_gauntlets,itm_splinted_greaves_nospurs,itm_sword_medieval_c,itm_tab_shield_kite_cav_b,itm_warhorse,],def_attrib3,wp_melee(120),knows_warrior_normal,vaegir_face_young_2,vaegir_face_old_2],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table:style-name="ce5">
            <text:p>["burgandy_captain","Burgundian_Captain","Burgundian_Captains",tf_mounted|tf_guarantee_boots|tf_guarantee_armor|tf_guarantee_helmet|tf_guarantee_gloves|tf_guarantee_horse|tf_guarantee_shield|tf_bourgignon,0,0,fac_neutral,[itm_visored_sallet_coif,itm_black_brigandine,itm_mail_gauntlets,itm_splinted_greaves_nospurs,itm_sword_medieval_c,itm_tab_shield_kite_cav_b,itm_warhorse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urgandy_elite_guard</text:p>
          </table:table-cell>
          <table:table-cell office:value-type="string" table:style-name="ce6">
            <text:p>Burgandian_Elite_Guard</text:p>
          </table:table-cell>
          <table:table-cell office:value-type="string" table:style-name="ce6">
            <text:p>Burgandian_Elite_Guards</text:p>
          </table:table-cell>
          <table:table-cell office:value-type="string" table:style-name="ce7">
            <text:p>tf_guarantee_boots|tf_guarantee_armor|tf_guarantee_helmet|tf_guarantee_gloves|tf_guarantee_shield|tf_bourgignon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visored_sallet_coif,</text:p>
          </table:table-cell>
          <table:table-cell office:value-type="string" table:style-name="ce10">
            <text:p>itm_surcoat_over_mail_brg1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iron_greaves,</text:p>
          </table:table-cell>
          <table:table-cell office:value-type="string" table:style-name="ce10">
            <text:p>itm_7halberd,itm_sword_medieval_c,</text:p>
          </table:table-cell>
          <table:table-cell table:number-columns-repeated="2"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urgandy_elite_guard&quot;,&quot;Burgandian_Elite_Guard&quot;,&quot;Burgandian_Elite_Guards&quot;,tf_guarantee_boots|tf_guarantee_armor|tf_guarantee_helmet|tf_guarantee_gloves|tf_guarantee_shield|tf_bourgignon,0,0,fac_neutral,[itm_klappvisier,itm_visored_sallet_coif,itm_surcoat_over_mail_brg1,itm_wisby_gauntlets_black,itm_iron_greaves,itm_7halberd,itm_sword_medieval_c,],def_attrib3_b,wp_melee(120),knows_warrior_veteran,vaegir_face_young_2,vaegir_face_older_1],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table:style-name="ce5">
            <text:p>["burgandy_elite_guard","Burgandian_Elite_Guard","Burgandian_Elite_Guards",tf_guarantee_boots|tf_guarantee_armor|tf_guarantee_helmet|tf_guarantee_gloves|tf_guarantee_shield|tf_bourgignon,0,0,fac_neutral,[itm_klappvisier,itm_visored_sallet_coif,itm_surcoat_over_mail_brg1,itm_wisby_gauntlets_black,itm_iron_greaves,itm_7halberd,itm_sword_medieval_c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52]+[.F53]+[.F54]+[.F55]+[.F56]+[.F57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Breton</text:p>
          </table:table-cell>
          <table:table-cell table:number-columns-repeated="19" table:style-name="ce5"/>
          <table:table-cell office:value-type="string" office:string-value="#Breton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table:style-name="ce5">
            <text:p>#Breton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recruit</text:p>
          </table:table-cell>
          <table:table-cell office:value-type="string" table:style-name="ce6">
            <text:p>Recrue_Bretonne</text:p>
          </table:table-cell>
          <table:table-cell office:value-type="string" table:style-name="ce6">
            <text:p>Recrues_Bretonn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common_hood,itm_straw_hat,</text:p>
          </table:table-cell>
          <table:table-cell office:value-type="string" table:style-name="ce10">
            <text:p>itm_breton_peasant_man,itm_breton_peasant_man,</text:p>
          </table:table-cell>
          <table:table-cell table:style-name="ce10"/>
          <table:table-cell office:value-type="string" table:style-name="ce10">
            <text:p>itm_woolen_hose,itm_leather_boots,</text:p>
          </table:table-cell>
          <table:table-cell office:value-type="string" table:style-name="ce10">
            <text:p>itm_hammer,itm_pickaxe,itm_cleaver,itm_knife,itm_butchering_knife,itm_hatchet,itm_pitch_fork,itm_boar_spear,itm_scythe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0010640036db6db6db6db6db00000000001db6db0000000000000000</text:p>
          </table:table-cell>
          <table:table-cell office:value-type="string" table:style-name="ce12">
            <text:p>0x00000000001074c136db6db6db6db6db00000000001db6db0000000000000000</text:p>
          </table:table-cell>
          <table:table-cell table:style-name="ce13"/>
          <table:table-cell office:value-type="string" office:string-value="[&quot;breton_recruit&quot;,&quot;Recrue_Bretonne&quot;,&quot;Recrues_Bretonnes&quot;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table:style-name="ce5">
            <text:p>["breton_recruit","Recrue_Bretonne","Recrues_Bretonnes",tf_guarantee_boots|tf_guarantee_armor,0,0,fac_neutral,[itm_common_hood,itm_common_hood,itm_straw_hat,itm_breton_peasant_man,itm_breton_peasant_man,itm_woolen_hose,itm_leather_boots,itm_hammer,itm_pickaxe,itm_cleaver,itm_knife,itm_butchering_knife,itm_hatchet,itm_pitch_fork,itm_boar_spear,itm_scythe,itm_stones,],def_attrib,wp(60),knows_common_kham,0x000000000010640036db6db6db6db6db00000000001db6db0000000000000000,0x00000000001074c1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veteran</text:p>
          </table:table-cell>
          <table:table-cell office:value-type="string" table:style-name="ce6">
            <text:p>Fantassin Breton</text:p>
          </table:table-cell>
          <table:table-cell office:value-type="string" table:style-name="ce6">
            <text:p>Fantassin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itm_chapel_de_fer,itm_mail_coif_full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splinted_greaves_nospurs,itm_mail_boots,</text:p>
          </table:table-cell>
          <table:table-cell office:value-type="string" table:style-name="ce10">
            <text:p>itm_caithness,itm_squire,itm_laird,itm_caithness,itm_fighting_axe,itm_one_handed_battle_axe_a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veteran&quot;,&quot;Fantassin Breton&quot;,&quot;Fantassins Bretons&quot;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table:style-name="ce5">
            <text:p>["breton_veteran","Fantassin Breton","Fantassins Bretons",tf_guarantee_boots|tf_guarantee_armor|tf_guarantee_shield,0,0,fac_neutral,[itm_mail_coif,itm_chapel_de_fer,itm_mail_coif_full,itm_breton_surcoat_over_mail,itm_breton_surcoat_over_mail,itm_leather_gloves,itm_leather_boots,itm_splinted_greaves_nospurs,itm_mail_boots,itm_caithness,itm_squire,itm_laird,itm_caithness,itm_fighting_axe,itm_one_handed_battle_axe_a,itm_tab_shield_kite_c,itm_tab_shield_kite_c,itm_heraldric_shieldblue3lys,itm_heraldric_shieldblue3lys,],def_attrib2,wp(110),knows_warrior_basic2,vaegir_face_young_1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pearman</text:p>
          </table:table-cell>
          <table:table-cell office:value-type="string" table:style-name="ce6">
            <text:p>Piquier Breton</text:p>
          </table:table-cell>
          <table:table-cell office:value-type="string" table:style-name="ce6">
            <text:p>Piquiers Bretons</text:p>
          </table:table-cell>
          <table:table-cell office:value-type="string" table:style-name="ce7">
            <text:p>tf_guarantee_boots|tf_guarantee_armor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breton_mail_and_plate,itm_leather_vest,itm_breton_mail_and_plate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hunter_boots,</text:p>
          </table:table-cell>
          <table:table-cell office:value-type="string" table:style-name="ce10">
            <text:p>itm_spear,itm_war_spear,</text:p>
          </table:table-cell>
          <table:table-cell office:value-type="string" table:style-name="ce10">
            <text:p>itm_tab_shield_kite_c,itm_tab_shield_kite_c,itm_heraldric_shieldblue3lys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spearman&quot;,&quot;Piquier Breton&quot;,&quot;Piquiers Bretons&quot;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table:style-name="ce5">
            <text:p>["breton_spearman","Piquier Breton","Piquiers Bretons",tf_guarantee_boots|tf_guarantee_armor|tf_guarantee_shield,0,0,fac_neutral,[itm_mail_coif,itm_breton_mail_and_plate,itm_leather_vest,itm_breton_mail_and_plate,itm_leather_armor,itm_leather_gloves,itm_leather_boots,itm_hunter_boots,itm_spear,itm_war_spear,itm_tab_shield_kite_c,itm_tab_shield_kite_c,itm_heraldric_shieldblue3lys,itm_heraldric_shieldblue3lys,],def_attrib2,wp(110),knows_warrior_normal,vaegir_face_younger_1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ikeman</text:p>
          </table:table-cell>
          <table:table-cell office:value-type="string" table:style-name="ce6">
            <text:p>Coutillier Breton</text:p>
          </table:table-cell>
          <table:table-cell office:value-type="string" table:style-name="ce6">
            <text:p>Coutillier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nasal_helmet,itm_chapel_de_fer,itm_klappvisie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steel_greaves,itm_mail_boots,</text:p>
          </table:table-cell>
          <table:table-cell office:value-type="string" table:style-name="ce10">
            <text:p>itm_voulge_long,itm_2glaive,itm_3glaive,itm_6halberd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5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pikeman&quot;,&quot;Coutillier Breton&quot;,&quot;Coutilliers Bretons&quot;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table:style-name="ce5">
            <text:p>["breton_pikeman","Coutillier Breton","Coutilliers Bretons",tf_guarantee_boots|tf_guarantee_armor|tf_guarantee_helmet|tf_guarantee_gloves|tf_guarantee_shield,0,0,fac_neutral,[itm_klappvisier,itm_nasal_helmet,itm_chapel_de_fer,itm_klappvisier,itm_breton_surcoat_over_mail,itm_breton_surcoat_over_mail,itm_mail_gauntlets,itm_steel_greaves,itm_mail_boots,itm_voulge_long,itm_2glaive,itm_3glaive,itm_6halberd,],def_attrib2_b,wp(150),knows_warrior_normal,vaegir_face_middle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alberdier</text:p>
          </table:table-cell>
          <table:table-cell office:value-type="string" table:style-name="ce6">
            <text:p>Fauchard Breton</text:p>
          </table:table-cell>
          <table:table-cell office:value-type="string" table:style-name="ce6">
            <text:p>Fauchard Breton</text:p>
          </table:table-cell>
          <table:table-cell office:value-type="string" table:style-name="ce7">
            <text:p>tf_guarantee_boots|tf_guarantee_armor|tf_guarantee_helmet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greathelm_bp,itm_klappvisier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mail_mittens,itm_plate_mittens,</text:p>
          </table:table-cell>
          <table:table-cell office:value-type="string" table:style-name="ce10">
            <text:p>itm_shynbaulds,itm_splinted_greaves_nospurs,</text:p>
          </table:table-cell>
          <table:table-cell office:value-type="string" table:style-name="ce10">
            <text:p>itm_bill,itm_fauchard_fork_2,itm_voulge_1,itm_voulge_3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halberdier&quot;,&quot;Fauchard Breton&quot;,&quot;Fauchard Breton&quot;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table:style-name="ce5">
            <text:p>["breton_halberdier","Fauchard Breton","Fauchard Breton",tf_guarantee_boots|tf_guarantee_armor|tf_guarantee_helmet|tf_guarantee_gloves,0,0,fac_neutral,[itm_bb_greathelm_bp,itm_klappvisier,itm_pigface_klappvisor,itm_heraldic_churburg_13_tabard,itm_heraldic_churburg_13_tabard,itm_churburg_13_mail,itm_mail_mittens,itm_plate_mittens,itm_shynbaulds,itm_splinted_greaves_nospurs,itm_bill,itm_fauchard_fork_2,itm_voulge_1,itm_voulge_3,],def_attrib2_b,wp(120),knows_warrior_normal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footman</text:p>
          </table:table-cell>
          <table:table-cell office:value-type="string" table:style-name="ce6">
            <text:p>Millicien_Breton</text:p>
          </table:table-cell>
          <table:table-cell office:value-type="string" table:style-name="ce6">
            <text:p>Milliciens_Breto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_full,itm_skullcap,</text:p>
          </table:table-cell>
          <table:table-cell office:value-type="string" table:style-name="ce10">
            <text:p>itm_breton_mail_and_plate,itm_leather_vest,itm_breton_mail_and_plate,</text:p>
          </table:table-cell>
          <table:table-cell table:style-name="ce10"/>
          <table:table-cell office:value-type="string" table:style-name="ce10">
            <text:p>itm_hide_boots,itm_nomad_boots,itm_hunter_boots,</text:p>
          </table:table-cell>
          <table:table-cell office:value-type="string" table:style-name="ce10">
            <text:p>itm_agincourt,itm_1mace,itm_1club,itm_1hammer,itm_2hammer,itm_gaddhjalt,itm_battle_fork,itm_spear,itm_iron_staff,itm_agincourt,</text:p>
          </table:table-cell>
          <table:table-cell office:value-type="string" table:style-name="ce10">
            <text:p>itm_tab_shield_round_b,itm_tab_shield_round_c,itm_tab_shield_round_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young_1</text:p>
          </table:table-cell>
          <table:table-cell table:style-name="ce13"/>
          <table:table-cell office:value-type="string" office:string-value="[&quot;breton_footman&quot;,&quot;Millicien_Breton&quot;,&quot;Milliciens_Bretons&quot;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table:style-name="ce5">
            <text:p>["breton_footman","Millicien_Breton","Milliciens_Bretons",tf_guarantee_boots|tf_guarantee_armor,0,0,fac_neutral,[itm_mail_coif_full,itm_skullcap,itm_breton_mail_and_plate,itm_leather_vest,itm_breton_mail_and_plate,itm_hide_boots,itm_nomad_boots,itm_hunter_boots,itm_agincourt,itm_1mace,itm_1club,itm_1hammer,itm_2hammer,itm_gaddhjalt,itm_battle_fork,itm_spear,itm_iron_staff,itm_agincourt,itm_tab_shield_round_b,itm_tab_shield_round_c,itm_tab_shield_round_d,],def_attrib_b,wp(85),knows_warrior_basic,vaegir_face_younger_1,vaegir_face_young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guard</text:p>
          </table:table-cell>
          <table:table-cell office:value-type="string" table:style-name="ce6">
            <text:p>Fantassin lourd Breton</text:p>
          </table:table-cell>
          <table:table-cell office:value-type="string" table:style-name="ce6">
            <text:p>Fantassins lourds Breton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middle_1</text:p>
          </table:table-cell>
          <table:table-cell table:style-name="ce13"/>
          <table:table-cell office:value-type="string" office:string-value="[&quot;breton_guard&quot;,&quot;Fantassin lourd Breton&quot;,&quot;Fantassins lourds Bretons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table:style-name="ce5">
            <text:p>["breton_guard","Fantassin lourd Breton","Fantassins lourds Bretons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2_b,wp(120),knows_warrior_normal,vaegir_face_young_2,vaegir_face_middle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infantry</text:p>
          </table:table-cell>
          <table:table-cell office:value-type="string" table:style-name="ce6">
            <text:p>Epeiste Breton</text:p>
          </table:table-cell>
          <table:table-cell office:value-type="string" table:style-name="ce6">
            <text:p>Epeiste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itm_pigface_klappvisor,</text:p>
          </table:table-cell>
          <table:table-cell office:value-type="string" table:style-name="ce10">
            <text:p>itm_breton_surcoat_over_mail,itm_breton_surcoat_over_mail,</text:p>
          </table:table-cell>
          <table:table-cell office:value-type="string" table:style-name="ce10">
            <text:p>itm_hourglass_gauntlets,itm_plate_mittens,itm_hourglass_gauntlets,</text:p>
          </table:table-cell>
          <table:table-cell office:value-type="string" table:style-name="ce10">
            <text:p>itm_shynbaulds,itm_mail_chausses,</text:p>
          </table:table-cell>
          <table:table-cell office:value-type="string" table:style-name="ce10">
            <text:p>itm_baron,itm_duke,itm_count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infantry&quot;,&quot;Epeiste Breton&quot;,&quot;Epeistes Bretons&quot;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table:style-name="ce5">
            <text:p>["breton_infantry","Epeiste Breton","Epeistes Bretons",tf_guarantee_boots|tf_guarantee_armor|tf_guarantee_helmet|tf_guarantee_shield,0,0,fac_neutral,[itm_klappvisier,itm_klappvisier,itm_pigface_klappvisor,itm_breton_surcoat_over_mail,itm_breton_surcoat_over_mail,itm_hourglass_gauntlets,itm_plate_mittens,itm_hourglass_gauntlets,itm_shynbaulds,itm_mail_chausses,itm_baron,itm_duke,itm_count,],def_attrib2_b,wp_melee(12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ergent</text:p>
          </table:table-cell>
          <table:table-cell office:value-type="string" table:style-name="ce6">
            <text:p>Sergent Breton</text:p>
          </table:table-cell>
          <table:table-cell office:value-type="string" table:style-name="ce6">
            <text:p>Sergents Bretons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b_armet2,itm_pigface_klappvisor,</text:p>
          </table:table-cell>
          <table:table-cell office:value-type="string" table:style-name="ce10">
            <text:p>itm_heraldic_churburg_13_tabard,itm_heraldic_churburg_13_tabard,itm_churburg_13_mai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hynbaulds,itm_steel_greaves,itm_plate_mittens,</text:p>
          </table:table-cell>
          <table:table-cell office:value-type="string" table:style-name="ce10">
            <text:p>itm_baron,itm_count,itm_duke,itm_duke,itm_duke,</text:p>
          </table:table-cell>
          <table:table-cell table:number-columns-repeated="2"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_melee(15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sergent&quot;,&quot;Sergent Breton&quot;,&quot;Sergents Bretons&quot;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table:style-name="ce5">
            <text:p>["breton_sergent","Sergent Breton","Sergents Bretons",tf_guarantee_boots|tf_guarantee_armor|tf_guarantee_helmet|tf_guarantee_shield,0,0,fac_neutral,[itm_bb_armet2,itm_pigface_klappvisor,itm_heraldic_churburg_13_tabard,itm_heraldic_churburg_13_tabard,itm_churburg_13_mail,itm_hourglass_gauntlets_ornate,itm_shynbaulds,itm_steel_greaves,itm_plate_mittens,itm_baron,itm_count,itm_duke,itm_duke,itm_duke,],def_attrib3,wp_melee(155),knows_warrior_veteran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Ranged</text:p>
          </table:table-cell>
          <table:table-cell table:number-columns-repeated="18" table:style-name="ce14"/>
          <table:table-cell table:style-name="ce15"/>
          <table:table-cell office:value-type="string" office:string-value="#Ranged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table:style-name="ce5">
            <text:p>#Ranged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skirmisher</text:p>
          </table:table-cell>
          <table:table-cell office:value-type="string" table:style-name="ce6">
            <text:p>Archer_paysan_Breton</text:p>
          </table:table-cell>
          <table:table-cell office:value-type="string" table:style-name="ce6">
            <text:p>Archers_paysan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leather_cap,itm_common_hood,itm_straw_hat,</text:p>
          </table:table-cell>
          <table:table-cell office:value-type="string" table:style-name="ce10">
            <text:p>itm_breton_peasant_man,itm_coarse_tunic,itm_breton_peasant_man,</text:p>
          </table:table-cell>
          <table:table-cell table:style-name="ce10"/>
          <table:table-cell office:value-type="string" table:style-name="ce10">
            <text:p>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1mace,itm_spiked_club,itm_4mace,itm_1club,itm_fighting_pick,itm_agincourt,itm_mace_4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1</text:p>
          </table:table-cell>
          <table:table-cell table:style-name="ce13"/>
          <table:table-cell office:value-type="string" office:string-value="[&quot;breton_skirmisher&quot;,&quot;Archer_paysan_Breton&quot;,&quot;Archers_paysans_Bretons&quot;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table:style-name="ce5">
            <text:p>["breton_skirmisher","Archer_paysan_Breton","Archers_paysans_Bretons",tf_guarantee_boots|tf_guarantee_armor|tf_guarantee_ranged,0,0,fac_neutral,[itm_leather_cap,itm_common_hood,itm_straw_hat,itm_breton_peasant_man,itm_coarse_tunic,itm_breton_peasant_man,itm_leather_boots,itm_hunting_bow,itm_short_bow,itm_arrows,itm_1mace,itm_spiked_club,itm_4mace,itm_1club,itm_fighting_pick,itm_agincourt,itm_mace_4,],def_attrib_b,wp(85),knows_common_kham,vaegir_face_young_2,vaegir_face_old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peasant_crossbowman</text:p>
          </table:table-cell>
          <table:table-cell office:value-type="string" table:style-name="ce6">
            <text:p>Archer Breton lourd</text:p>
          </table:table-cell>
          <table:table-cell office:value-type="string" table:style-name="ce6">
            <text:p>Archers Bretons lourd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table:style-name="ce10"/>
          <table:table-cell office:value-type="string" table:style-name="ce10">
            <text:p>itm_breton_peasant_man,itm_padded_cloth,itm_breton_peasant_man,</text:p>
          </table:table-cell>
          <table:table-cell table:style-name="ce10"/>
          <table:table-cell office:value-type="string" table:style-name="ce10">
            <text:p>itm_splinted_greaves_nospurs,itm_leather_gloves,</text:p>
          </table:table-cell>
          <table:table-cell office:value-type="string" table:style-name="ce10">
            <text:p>itm_short_bow,itm_short_bow,itm_arrows,itm_arrows,</text:p>
          </table:table-cell>
          <table:table-cell office:value-type="string" table:style-name="ce10">
            <text:p>itm_agincourt,itm_mace_4,itm_mace_3,itm_gaddhjalt,itm_gaddhjalt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breton_peasant_crossbowman&quot;,&quot;Archer Breton lourd&quot;,&quot;Archers Bretons lourds&quot;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table:style-name="ce5">
            <text:p>["breton_peasant_crossbowman","Archer Breton lourd","Archers Bretons lourds",tf_guarantee_boots|tf_guarantee_armor|tf_guarantee_helmet|tf_guarantee_ranged,0,0,fac_neutral,[itm_breton_peasant_man,itm_padded_cloth,itm_breton_peasant_man,itm_splinted_greaves_nospurs,itm_leather_gloves,itm_short_bow,itm_short_bow,itm_arrows,itm_arrows,itm_agincourt,itm_mace_4,itm_mace_3,itm_gaddhjalt,itm_gaddhjalt,],def_attrib2,wp(125),knows_archer_basic,vaegir_face_younger_1,vaegir_face_middl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archer</text:p>
          </table:table-cell>
          <table:table-cell office:value-type="string" table:style-name="ce6">
            <text:p>Archer_Breton</text:p>
          </table:table-cell>
          <table:table-cell office:value-type="string" table:style-name="ce6">
            <text:p>Archers_Breton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ommon_hood,itm_mail_coif,</text:p>
          </table:table-cell>
          <table:table-cell office:value-type="string" table:style-name="ce10">
            <text:p>itm_breton_mail_and_plate,itm_breton_mail_and_plat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ankle_boots,itm_leather_boots,</text:p>
          </table:table-cell>
          <table:table-cell office:value-type="string" table:style-name="ce10">
            <text:p>itm_hunting_bow,itm_short_bow,itm_arrows,</text:p>
          </table:table-cell>
          <table:table-cell office:value-type="string" table:style-name="ce10">
            <text:p>itm_caithness,itm_one_handed_battle_axe_a,itm_sword_medieval_c_small,itm_agincourt,itm_bayeux,itm_caithness,itm_mace_4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5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archer&quot;,&quot;Archer_Breton&quot;,&quot;Archers_Bretons&quot;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table:style-name="ce5">
            <text:p>["breton_archer","Archer_Breton","Archers_Bretons",tf_guarantee_boots|tf_guarantee_armor|tf_guarantee_ranged,0,0,fac_neutral,[itm_common_hood,itm_mail_coif,itm_breton_mail_and_plate,itm_breton_mail_and_plate,itm_leather_gloves,itm_ankle_boots,itm_leather_boots,itm_hunting_bow,itm_short_bow,itm_arrows,itm_caithness,itm_one_handed_battle_axe_a,itm_sword_medieval_c_small,itm_agincourt,itm_bayeux,itm_caithness,itm_mace_4,],def_attrib2_b,wp(115),knows_archer_english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marksman</text:p>
          </table:table-cell>
          <table:table-cell office:value-type="string" table:style-name="ce6">
            <text:p>Franc Archer Breton</text:p>
          </table:table-cell>
          <table:table-cell office:value-type="string" table:style-name="ce6">
            <text:p>Francs Archers Breton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breton_surcoat_over_mail,itm_breton_surcoat_over_mail,itm_heraldric_shieldblue3lys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0x000000000010b0c036d26cbb59a5e6db00000000001db6db0000000000000000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marksman&quot;,&quot;Franc Archer Breton&quot;,&quot;Francs Archers Bretons&quot;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table:style-name="ce5">
            <text:p>["breton_marksman","Franc Archer Breton","Francs Archers Bretons",tf_guarantee_boots|tf_guarantee_armor|tf_guarantee_helmet|tf_guarantee_shield|tf_guarantee_ranged,0,0,fac_neutral,[itm_chapel_de_fer,itm_chapel_de_fer,itm_nasal_helmet,itm_mail_coif_full,itm_breton_surcoat_over_mail,itm_breton_surcoat_over_mail,itm_heraldric_shieldblue3lys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,wp(125),knows_archer_english_2,0x000000000010b0c036d26cbb59a5e6db00000000001db6db0000000000000000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Breton Noble Line</text:p>
          </table:table-cell>
          <table:table-cell table:number-columns-repeated="18" table:style-name="ce14"/>
          <table:table-cell table:style-name="ce15"/>
          <table:table-cell office:value-type="string" office:string-value="#Breton Noble Line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table:style-name="ce5">
            <text:p>#Breton Noble Line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orseman</text:p>
          </table:table-cell>
          <table:table-cell office:value-type="string" table:style-name="ce6">
            <text:p>Breton_Squire</text:p>
          </table:table-cell>
          <table:table-cell office:value-type="string" table:style-name="ce6">
            <text:p>Breton_Squire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footman_helmet,itm_mail_coif_full,</text:p>
          </table:table-cell>
          <table:table-cell office:value-type="string" table:style-name="ce10">
            <text:p>itm_breton_mail_and_plate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leather_greaves,</text:p>
          </table:table-cell>
          <table:table-cell office:value-type="string" table:style-name="ce10">
            <text:p>itm_lance,itm_sword_medieval_b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horse1,itm_horse6,itm_horse7,itm_horse8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_melee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horseman&quot;,&quot;Breton_Squire&quot;,&quot;Breton_Squires&quot;,tf_mounted|tf_guarantee_boots|tf_guarantee_armor|tf_guarantee_helmet|tf_guarantee_horse|tf_guarantee_shield,0,0,fac_neutral,[itm_footman_helmet,itm_mail_coif_full,itm_breton_mail_and_plate,itm_leather_gloves,itm_splinted_leather_greaves,itm_lance,itm_sword_medieval_b,itm_tab_shield_kite_cav_a,itm_horse1,itm_horse6,itm_horse7,itm_horse8,],def_attrib2_b,wp_melee(95),knows_warrior_normal,vaegir_face_young_2,vaegir_face_older_1],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table:style-name="ce5">
            <text:p>["breton_horseman","Breton_Squire","Breton_Squires",tf_mounted|tf_guarantee_boots|tf_guarantee_armor|tf_guarantee_helmet|tf_guarantee_horse|tf_guarantee_shield,0,0,fac_neutral,[itm_footman_helmet,itm_mail_coif_full,itm_breton_mail_and_plate,itm_leather_gloves,itm_splinted_leather_greaves,itm_lance,itm_sword_medieval_b,itm_tab_shield_kite_cav_a,itm_horse1,itm_horse6,itm_horse7,itm_horse8,],def_attrib2_b,wp_melee(95),knows_warrior_normal,vaegir_face_young_2,vaegir_face_older_1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knight</text:p>
          </table:table-cell>
          <table:table-cell office:value-type="string" table:style-name="ce6">
            <text:p>Breton_Knight</text:p>
          </table:table-cell>
          <table:table-cell office:value-type="string" table:style-name="ce6">
            <text:p>Breton_Knight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itm_klappvisier,itm_pigface_klappvisor_open,</text:p>
          </table:table-cell>
          <table:table-cell office:value-type="string" table:style-name="ce10">
            <text:p>itm_early_transitional_teu,itm_early_transitional_heraldic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breton_lance,itm_sword_medieval_c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warhorse,itm_breton_war_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1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knight&quot;,&quot;Breton_Knight&quot;,&quot;Breton_Knights&quot;,tf_mounted|tf_guarantee_boots|tf_guarantee_armor|tf_guarantee_helmet|tf_guarantee_gloves|tf_guarantee_horse|tf_guarantee_shield,0,0,fac_neutral,[itm_greatbascinet1,itm_klappvisier,itm_pigface_klappvisor_open,itm_early_transitional_teu,itm_early_transitional_heraldic,itm_wisby_gauntlets_black,itm_shynbaulds,itm_steel_greaves,itm_breton_lance,itm_sword_medieval_c,itm_tab_shield_heater_cav_a,itm_warhorse,itm_breton_war_horse,],def_attrib3,wp_melee(110),knows_warrior_normal,vaegir_face_middle_2,vaegir_face_older_2],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table:style-name="ce5">
            <text:p>["breton_knight","Breton_Knight","Breton_Knights",tf_mounted|tf_guarantee_boots|tf_guarantee_armor|tf_guarantee_helmet|tf_guarantee_gloves|tf_guarantee_horse|tf_guarantee_shield,0,0,fac_neutral,[itm_greatbascinet1,itm_klappvisier,itm_pigface_klappvisor_open,itm_early_transitional_teu,itm_early_transitional_heraldic,itm_wisby_gauntlets_black,itm_shynbaulds,itm_steel_greaves,itm_breton_lance,itm_sword_medieval_c,itm_tab_shield_heater_cav_a,itm_warhorse,itm_breton_war_horse,],def_attrib3,wp_melee(110),knows_warrior_normal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eavy_knight</text:p>
          </table:table-cell>
          <table:table-cell office:value-type="string" table:style-name="ce6">
            <text:p>Breton_Heavy_Knight</text:p>
          </table:table-cell>
          <table:table-cell office:value-type="string" table:style-name="ce6">
            <text:p>Breton_Heavy_Knight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greatbascinet1,itm_klappvisier,itm_pigface_klappvisor,itm_pigface_klappvisor_open,</text:p>
          </table:table-cell>
          <table:table-cell office:value-type="string" table:style-name="ce10">
            <text:p>itm_early_transitional_heraldic,itm_heraldic_churburg_13_tabard,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lance_2,itm_lance_3,itm_sword_medieval_d_long,</text:p>
          </table:table-cell>
          <table:table-cell office:value-type="string" table:style-name="ce10">
            <text:p>itm_tab_shield_heater_cav_a,</text:p>
          </table:table-cell>
          <table:table-cell office:value-type="string" table:style-name="ce10">
            <text:p>itm_breton_warhorse_2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heavy_knight&quot;,&quot;Breton_Heavy_Knight&quot;,&quot;Breton_Heavy_Knights&quot;,tf_mounted|tf_guarantee_boots|tf_guarantee_armor|tf_guarantee_helmet|tf_guarantee_gloves|tf_guarantee_horse|tf_guarantee_shield,0,0,fac_neutral,[itm_greatbascinet1,itm_klappvisier,itm_pigface_klappvisor,itm_pigface_klappvisor_open,itm_early_transitional_heraldic,itm_heraldic_churburg_13_tabard,itm_corrazina_breton,itm_wisby_gauntlets_black,itm_shynbaulds,itm_steel_greaves,itm_lance_2,itm_lance_3,itm_sword_medieval_d_long,itm_tab_shield_heater_cav_a,itm_breton_warhorse_2,],def_attrib3_b,wp_melee(120),knows_warrior_veteran,vaegir_face_young_2,vaegir_face_old_2],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table:style-name="ce5">
            <text:p>["breton_heavy_knight","Breton_Heavy_Knight","Breton_Heavy_Knights",tf_mounted|tf_guarantee_boots|tf_guarantee_armor|tf_guarantee_helmet|tf_guarantee_gloves|tf_guarantee_horse|tf_guarantee_shield,0,0,fac_neutral,[itm_greatbascinet1,itm_klappvisier,itm_pigface_klappvisor,itm_pigface_klappvisor_open,itm_early_transitional_heraldic,itm_heraldic_churburg_13_tabard,itm_corrazina_breton,itm_wisby_gauntlets_black,itm_shynbaulds,itm_steel_greaves,itm_lance_2,itm_lance_3,itm_sword_medieval_d_long,itm_tab_shield_heater_cav_a,itm_breton_warhorse_2,],def_attrib3_b,wp_melee(120),knows_warrior_veteran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ermine_knight</text:p>
          </table:table-cell>
          <table:table-cell office:value-type="string" table:style-name="ce6">
            <text:p>Order_Of_The_Ermine_Knight</text:p>
          </table:table-cell>
          <table:table-cell office:value-type="string" table:style-name="ce6">
            <text:p>Order_Of_The_Ermine_Knight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pigface_klappvisor,itm_bb_greathelm_bp,</text:p>
          </table:table-cell>
          <table:table-cell office:value-type="string" table:style-name="ce10">
            <text:p>itm_heraldic_churburg_13_tabard,itm_breton_complet_plates,</text:p>
          </table:table-cell>
          <table:table-cell office:value-type="string" table:style-name="ce10">
            <text:p>itm_wisby_gauntlets_black,itm_hourglass_gauntlets,</text:p>
          </table:table-cell>
          <table:table-cell office:value-type="string" table:style-name="ce10">
            <text:p>itm_shynbaulds,itm_steel_greaves,</text:p>
          </table:table-cell>
          <table:table-cell office:value-type="string" table:style-name="ce10">
            <text:p>itm_weapon_lanceier_f2,itm_sword_medieval_d_long,</text:p>
          </table:table-cell>
          <table:table-cell office:value-type="string" table:style-name="ce10">
            <text:p>itm_tab_shield_heater_cav_b,</text:p>
          </table:table-cell>
          <table:table-cell office:value-type="string" table:style-name="ce10">
            <text:p>itm_warhorse_sarranid,</text:p>
          </table:table-cell>
          <table:table-cell office:value-type="string" table:style-name="ce11">
            <text:p>def_attrib3_b</text:p>
          </table:table-cell>
          <table:table-cell office:value-type="string" table:style-name="ce11">
            <text:p>wp_melee(14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hermine_knight&quot;,&quot;Order_Of_The_Ermine_Knight&quot;,&quot;Order_Of_The_Ermine_Knights&quot;,tf_mounted|tf_guarantee_boots|tf_guarantee_armor|tf_guarantee_helmet|tf_guarantee_gloves|tf_guarantee_horse|tf_guarantee_shield,0,0,fac_neutral,[itm_klappvisier,itm_pigface_klappvisor,itm_bb_greathelm_bp,itm_heraldic_churburg_13_tabard,itm_breton_complet_plates,itm_wisby_gauntlets_black,itm_hourglass_gauntlets,itm_shynbaulds,itm_steel_greaves,itm_weapon_lanceier_f2,itm_sword_medieval_d_long,itm_tab_shield_heater_cav_b,itm_warhorse_sarranid,],def_attrib3_b,wp_melee(140),knows_warrior_elite,vaegir_face_middle_2,vaegir_face_older_2],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table:style-name="ce5">
            <text:p>["breton_hermine_knight","Order_Of_The_Ermine_Knight","Order_Of_The_Ermine_Knights",tf_mounted|tf_guarantee_boots|tf_guarantee_armor|tf_guarantee_helmet|tf_guarantee_gloves|tf_guarantee_horse|tf_guarantee_shield,0,0,fac_neutral,[itm_klappvisier,itm_pigface_klappvisor,itm_bb_greathelm_bp,itm_heraldic_churburg_13_tabard,itm_breton_complet_plates,itm_wisby_gauntlets_black,itm_hourglass_gauntlets,itm_shynbaulds,itm_steel_greaves,itm_weapon_lanceier_f2,itm_sword_medieval_d_long,itm_tab_shield_heater_cav_b,itm_warhorse_sarranid,],def_attrib3_b,wp_melee(140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noble_swordsman</text:p>
          </table:table-cell>
          <table:table-cell office:value-type="string" table:style-name="ce6">
            <text:p>Breton_Noble_Swordsman</text:p>
          </table:table-cell>
          <table:table-cell office:value-type="string" table:style-name="ce6">
            <text:p>Breton_Noble_Swordsmen</text:p>
          </table:table-cell>
          <table:table-cell office:value-type="string" table:style-name="ce7">
            <text:p>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</text:p>
          </table:table-cell>
          <table:table-cell office:value-type="string" table:style-name="ce10">
            <text:p>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baron,</text:p>
          </table:table-cell>
          <table:table-cell table:number-columns-repeated="2"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55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breton_noble_swordsman&quot;,&quot;Breton_Noble_Swordsman&quot;,&quot;Breton_Noble_Swordsmen&quot;,tf_guarantee_boots|tf_guarantee_armor|tf_guarantee_helmet|tf_guarantee_gloves|tf_guarantee_horse|tf_guarantee_shield,0,0,fac_neutral,[itm_klappvisier,itm_corrazina_breton,itm_wisby_gauntlets_black,itm_splinted_greaves_nospurs,itm_baron,],def_attrib3_b,wp(155),knows_warrior_elite,vaegir_face_middle_2,vaegir_face_older_2],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table:style-name="ce5">
            <text:p>["breton_noble_swordsman","Breton_Noble_Swordsman","Breton_Noble_Swordsmen",tf_guarantee_boots|tf_guarantee_armor|tf_guarantee_helmet|tf_guarantee_gloves|tf_guarantee_horse|tf_guarantee_shield,0,0,fac_neutral,[itm_klappvisier,itm_corrazina_breton,itm_wisby_gauntlets_black,itm_splinted_greaves_nospurs,itm_baron,],def_attrib3_b,wp(155),knows_warrior_elite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noble</text:p>
          </table:table-cell>
          <table:table-cell office:value-type="string" table:style-name="ce6">
            <text:p>Breton_Noble</text:p>
          </table:table-cell>
          <table:table-cell office:value-type="string" table:style-name="ce6">
            <text:p>Breton_Nobles</text:p>
          </table:table-cell>
          <table:table-cell office:value-type="string" table:style-name="ce7">
            <text:p>tf_mounted|tf_guarantee_boots|tf_guarantee_armor|tf_guarantee_helmet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itm_bascinet_3,itm_oniontop_bascinet,</text:p>
          </table:table-cell>
          <table:table-cell office:value-type="string" table:style-name="ce10">
            <text:p>itm_breton_mail_and_plate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,</text:p>
          </table:table-cell>
          <table:table-cell office:value-type="string" table:style-name="ce10">
            <text:p>itm_heavy_lance,itm_sword_medieval_b,</text:p>
          </table:table-cell>
          <table:table-cell office:value-type="string" table:style-name="ce10">
            <text:p>itm_tab_shield_kite_cav_b,</text:p>
          </table:table-cell>
          <table:table-cell office:value-type="string" table:style-name="ce10">
            <text:p>itm_breton_war_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breton_noble&quot;,&quot;Breton_Noble&quot;,&quot;Breton_Nobles&quot;,tf_mounted|tf_guarantee_boots|tf_guarantee_armor|tf_guarantee_helmet|tf_guarantee_gloves|tf_guarantee_horse|tf_guarantee_shield,0,0,fac_neutral,[itm_bascinet_2,itm_bascinet_3,itm_oniontop_bascinet,itm_breton_mail_and_plate,itm_mail_mittens,itm_mail_chausses,itm_heavy_lance,itm_sword_medieval_b,itm_tab_shield_kite_cav_b,itm_breton_war_horse,],def_attrib3,wp_melee(120),knows_warrior_normal,vaegir_face_young_2,vaegir_face_old_2],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table:style-name="ce5">
            <text:p>["breton_noble","Breton_Noble","Breton_Nobles",tf_mounted|tf_guarantee_boots|tf_guarantee_armor|tf_guarantee_helmet|tf_guarantee_gloves|tf_guarantee_horse|tf_guarantee_shield,0,0,fac_neutral,[itm_bascinet_2,itm_bascinet_3,itm_oniontop_bascinet,itm_breton_mail_and_plate,itm_mail_mittens,itm_mail_chausses,itm_heavy_lance,itm_sword_medieval_b,itm_tab_shield_kite_cav_b,itm_breton_war_horse,],def_attrib3,wp_melee(120),knows_warrior_normal,vaegir_face_young_2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eton_honour_guard</text:p>
          </table:table-cell>
          <table:table-cell office:value-type="string" table:style-name="ce6">
            <text:p>Breton_Honour_Guard</text:p>
          </table:table-cell>
          <table:table-cell office:value-type="string" table:style-name="ce6">
            <text:p>Breton_Honour_Guard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bascinet_2,itm_bascinet_3,itm_oniontop_bascinet,</text:p>
          </table:table-cell>
          <table:table-cell office:value-type="string" table:style-name="ce10">
            <text:p>itm_corrazina_breton,</text:p>
          </table:table-cell>
          <table:table-cell office:value-type="string" table:style-name="ce10">
            <text:p>itm_wisby_gauntlets_black,</text:p>
          </table:table-cell>
          <table:table-cell office:value-type="string" table:style-name="ce10">
            <text:p>itm_splinted_greaves_nospurs,</text:p>
          </table:table-cell>
          <table:table-cell office:value-type="string" table:style-name="ce10">
            <text:p>itm_boar_spear,itm_sword_medieval_c,</text:p>
          </table:table-cell>
          <table:table-cell office:value-type="string" table:style-name="ce10">
            <text:p>itm_kite_shieldreddragon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12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2</text:p>
          </table:table-cell>
          <table:table-cell office:value-type="string" table:style-name="ce12">
            <text:p>vaegir_face_older_1</text:p>
          </table:table-cell>
          <table:table-cell table:style-name="ce13"/>
          <table:table-cell office:value-type="string" office:string-value="[&quot;breton_honour_guard&quot;,&quot;Breton_Honour_Guard&quot;,&quot;Breton_Honour_Guards&quot;,tf_guarantee_boots|tf_guarantee_armor|tf_guarantee_helmet|tf_guarantee_gloves|tf_guarantee_shield,0,0,fac_neutral,[itm_bascinet_2,itm_bascinet_3,itm_oniontop_bascinet,itm_corrazina_breton,itm_wisby_gauntlets_black,itm_splinted_greaves_nospurs,itm_boar_spear,itm_sword_medieval_c,itm_kite_shieldreddragon,],def_attrib3_b,wp_melee(120),knows_warrior_veteran,vaegir_face_young_2,vaegir_face_older_1],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table:style-name="ce5">
            <text:p>["breton_honour_guard","Breton_Honour_Guard","Breton_Honour_Guards",tf_guarantee_boots|tf_guarantee_armor|tf_guarantee_helmet|tf_guarantee_gloves|tf_guarantee_shield,0,0,fac_neutral,[itm_bascinet_2,itm_bascinet_3,itm_oniontop_bascinet,itm_corrazina_breton,itm_wisby_gauntlets_black,itm_splinted_greaves_nospurs,itm_boar_spear,itm_sword_medieval_c,itm_kite_shieldreddragon,],def_attrib3_b,wp_melee(120),knows_warrior_veteran,vaegir_face_young_2,vaegir_face_older_1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76]+[.F77]+[.F78]+[.F79]+[.F80]+[.F81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Crane de Fer</text:p>
          </table:table-cell>
          <table:table-cell table:number-columns-repeated="19" table:style-name="ce5"/>
          <table:table-cell office:value-type="string" office:string-value="#Crane de Fer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table:style-name="ce5">
            <text:p>#Crane de Fer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sergent</text:p>
          </table:table-cell>
          <table:table-cell office:value-type="string" table:style-name="ce6">
            <text:p>Sergent de la Compagnie des Cranes de Fer</text:p>
          </table:table-cell>
          <table:table-cell office:value-type="string" table:style-name="ce6">
            <text:p>Sergent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sergent&quot;,&quot;Sergent de la Compagnie des Cranes de Fer&quot;,&quot;Sergent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table:style-name="ce5">
            <text:p>["crane_de_fer_sergent","Sergent de la Compagnie des Cranes de Fer","Sergent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_1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archer</text:p>
          </table:table-cell>
          <table:table-cell office:value-type="string" table:style-name="ce6">
            <text:p>Archer de la Compagnie des Cranes de Fer</text:p>
          </table:table-cell>
          <table:table-cell office:value-type="string" table:style-name="ce6">
            <text:p>Archers de la Compagnie des Cranes de Fer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chapel_de_fer,itm_chapel_de_fer,itm_nasal_helmet,itm_mail_coif_full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mail_gauntlets,itm_mail_gauntlets,</text:p>
          </table:table-cell>
          <table:table-cell office:value-type="string" table:style-name="ce10">
            <text:p>itm_splinted_greaves_nospurs,itm_splinted_greaves_nospurs,itm_mail_boots,</text:p>
          </table:table-cell>
          <table:table-cell office:value-type="string" table:style-name="ce10">
            <text:p>itm_war_bow,itm_hunting_bow,itm_arrows,</text:p>
          </table:table-cell>
          <table:table-cell office:value-type="string" table:style-name="ce10">
            <text:p>itm_templar,itm_mace_4,itm_mace_3,itm_one_handed_war_axe_a,itm_one_handed_battle_axe_c,itm_bayeux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5)</text:p>
          </table:table-cell>
          <table:table-cell office:value-type="string" table:style-name="ce11">
            <text:p>knows_archer_english_2</text:p>
          </table:table-cell>
          <table:table-cell office:value-type="string" table:style-name="ce12">
            <text:p>vaegir_face_middle_2</text:p>
          </table:table-cell>
          <table:table-cell office:value-type="string" table:style-name="ce12">
            <text:p>vaegir_face_older_2</text:p>
          </table:table-cell>
          <table:table-cell table:style-name="ce13"/>
          <table:table-cell office:value-type="string" office:string-value="[&quot;crane_de_fer_archer&quot;,&quot;Archer de la Compagnie des Cranes de Fer&quot;,&quot;Archers de la Compagnie des Cranes de Fer&quot;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table:style-name="ce5">
            <text:p>["crane_de_fer_archer","Archer de la Compagnie des Cranes de Fer","Archers de la Compagnie des Cranes de Fer",tf_guarantee_boots|tf_guarantee_armor|tf_guarantee_helmet|tf_guarantee_shield|tf_guarantee_ranged,0,0,fac_neutral,[itm_chapel_de_fer,itm_chapel_de_fer,itm_nasal_helmet,itm_mail_coif_full,itm_corrazina_breton,itm_corrazina_breton,itm_wisby_gauntlets_black,itm_mail_gauntlets,itm_mail_gauntlets,itm_splinted_greaves_nospurs,itm_splinted_greaves_nospurs,itm_mail_boots,itm_war_bow,itm_hunting_bow,itm_arrows,itm_templar,itm_mace_4,itm_mace_3,itm_one_handed_war_axe_a,itm_one_handed_battle_axe_c,itm_bayeux,],def_attrib3_b,wp(135),knows_archer_english_2,vaegir_face_middle_2,vaegir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rane_de_fer_fantassin</text:p>
          </table:table-cell>
          <table:table-cell office:value-type="string" table:style-name="ce6">
            <text:p>Fantassin de la Compagnie des Cranes de Fer</text:p>
          </table:table-cell>
          <table:table-cell office:value-type="string" table:style-name="ce6">
            <text:p>Fantassins de la Compagnie des Cranes de Fer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lappvisier,itm_klappvisier,</text:p>
          </table:table-cell>
          <table:table-cell office:value-type="string" table:style-name="ce10">
            <text:p>itm_corrazina_breton,itm_corrazina_breton,</text:p>
          </table:table-cell>
          <table:table-cell office:value-type="string" table:style-name="ce10">
            <text:p>itm_wisby_gauntlets_black,itm_plate_mittens,itm_wisby_gauntlets_black,itm_hourglass_gauntlets,</text:p>
          </table:table-cell>
          <table:table-cell office:value-type="string" table:style-name="ce10">
            <text:p>itm_shynbaulds,itm_splinted_greaves_nospurs,itm_steel_greaves,</text:p>
          </table:table-cell>
          <table:table-cell office:value-type="string" table:style-name="ce10">
            <text:p>itm_agincourt,itm_1mace,itm_2hammer,itm_bastard_sword_a,itm_one_handed_war_axe_a,itm_bayeux,itm_knight,</text:p>
          </table:table-cell>
          <table:table-cell office:value-type="string" table:style-name="ce10">
            <text:p>itm_tab_shield_heater_a,itm_tab_shield_heater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er_1</text:p>
          </table:table-cell>
          <table:table-cell office:value-type="string" table:style-name="ce12">
            <text:p>vaegir_face_middle_2</text:p>
          </table:table-cell>
          <table:table-cell table:style-name="ce13"/>
          <table:table-cell office:value-type="string" office:string-value="[&quot;crane_de_fer_fantassin&quot;,&quot;Fantassin de la Compagnie des Cranes de Fer&quot;,&quot;Fantassins de la Compagnie des Cranes de Fer&quot;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table:style-name="ce5">
            <text:p>["crane_de_fer_fantassin","Fantassin de la Compagnie des Cranes de Fer","Fantassins de la Compagnie des Cranes de Fer",tf_guarantee_boots|tf_guarantee_armor|tf_guarantee_helmet|tf_guarantee_gloves|tf_guarantee_shield,0,0,fac_neutral,[itm_klappvisier,itm_klappvisier,itm_corrazina_breton,itm_corrazina_breton,itm_wisby_gauntlets_black,itm_plate_mittens,itm_wisby_gauntlets_black,itm_hourglass_gauntlets,itm_shynbaulds,itm_splinted_greaves_nospurs,itm_steel_greaves,itm_agincourt,itm_1mace,itm_2hammer,itm_bastard_sword_a,itm_one_handed_war_axe_a,itm_bayeux,itm_knight,itm_tab_shield_heater_a,itm_tab_shield_heater_a,],def_attrib3,wp(130),knows_warrior_veteran,vaegir_face_younger_1,vaegir_face_middle_2],</text:p>
          </table:table-cell>
          <table:table-cell table:number-columns-repeated="16363"/>
        </table:table-row>
        <table:table-row table:style-name="ro1">
          <table:table-cell table:number-columns-repeated="19" table:style-name="ce14"/>
          <table:table-cell table:style-name="ce15"/>
          <table:table-cell office:value-type="string" office:string-value="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table:style-name="ce5"/>
          <table:table-cell table:number-columns-repeated="16363"/>
        </table:table-row>
        <table:table-row table:style-name="ro1">
          <table:table-cell office:value-type="string" table:style-name="ce17">
            <text:p>Sans Lys</text:p>
          </table:table-cell>
          <table:table-cell table:number-columns-repeated="18" table:style-name="ce14"/>
          <table:table-cell table:style-name="ce15"/>
          <table:table-cell office:value-type="string" office:string-value="#Sans Lys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table:style-name="ce5">
            <text:p>#Sans Ly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basetroop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s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a01036db6db6db61b6db00000000001db6d30000000000000000</text:p>
          </table:table-cell>
          <table:table-cell office:value-type="string" table:style-name="ce12">
            <text:p>0x000000003600a01036db6db6db61b6db00000000001db6d30000000000000000</text:p>
          </table:table-cell>
          <table:table-cell table:style-name="ce13"/>
          <table:table-cell office:value-type="string" office:string-value="[&quot;sang_lysbasetroop&quot;,&quot;Mercenaire du SansLys&quot;,&quot;Mercenaires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table:style-name="ce5">
            <text:p>["sang_lysbasetroop","Mercenaire du SansLys","Mercenaires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,wp(130),knows_warrior_veteran,0x000000003600a01036db6db6db61b6db00000000001db6d30000000000000000,0x000000003600a01036db6db6db61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rg_sang_lysbasetroop</text:p>
          </table:table-cell>
          <table:table-cell office:value-type="string" table:style-name="ce6">
            <text:p>Sergent Mercenaire du SansLys</text:p>
          </table:table-cell>
          <table:table-cell office:value-type="string" table:style-name="ce6">
            <text:p>Sergents 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ang_ly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600901036db6db6db61b6db00000000001db6d30000000000000000</text:p>
          </table:table-cell>
          <table:table-cell office:value-type="string" table:style-name="ce12">
            <text:p>0x000000003600901036db6db6db61b6db00000000001db6d30000000000000000</text:p>
          </table:table-cell>
          <table:table-cell table:style-name="ce13"/>
          <table:table-cell office:value-type="string" office:string-value="[&quot;serg_sang_lysbasetroop&quot;,&quot;Sergent Mercenaire du SansLys&quot;,&quot;Sergents Mercenaire du SansLys&quot;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table:style-name="ce5">
            <text:p>["serg_sang_lysbasetroop","Sergent Mercenaire du SansLys","Sergents Mercenaire du SansLys",tf_guarantee_boots|tf_guarantee_armor|tf_guarantee_helmet|tf_guarantee_gloves|tf_guarantee_shield,0,0,fac_sang_lys,[itm_hounskull,itm_pigface_klappvisor_open,itm_klappvisier,itm_brigandine_sl,itm_hourglass_gauntlets_ornate,itm_steel_greaves,itm_templar,itm_bastard_sword_a,itm_battle_shieldcharlesv,],def_attrib3_b,wp(130),knows_warrior_veteran,0x000000003600901036db6db6db61b6db00000000001db6d30000000000000000,0x000000003600901036db6db6db61b6db00000000001db6d3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00]+[.F101]+[.F102]+[.F104]+[.F105]+[.F106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Rebels</text:p>
          </table:table-cell>
          <table:table-cell table:number-columns-repeated="9" table:style-name="ce5"/>
          <table:table-cell table:style-name="ce18"/>
          <table:table-cell table:number-columns-repeated="9" table:style-name="ce5"/>
          <table:table-cell office:value-type="string" office:string-value="#Rebels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table:style-name="ce5">
            <text:p>#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aysan</text:p>
          </table:table-cell>
          <table:table-cell office:value-type="string" table:style-name="ce6">
            <text:p>Paysan Rebelle</text:p>
          </table:table-cell>
          <table:table-cell office:value-type="string" table:style-name="ce6">
            <text:p>Paysa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9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spiked_mace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54cb16db6db6db6db6db00000000001db6e30000000000000000</text:p>
          </table:table-cell>
          <table:table-cell office:value-type="string" table:style-name="ce12">
            <text:p>0x00000000000054cb16db6db6db6db6db00000000001db6e30000000000000000</text:p>
          </table:table-cell>
          <table:table-cell table:style-name="ce13"/>
          <table:table-cell office:value-type="string" office:string-value="[&quot;rebel_paysan&quot;,&quot;Paysan Rebelle&quot;,&quot;Paysans Rebelles&quot;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K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table:style-name="ce5">
            <text:p>["rebel_paysan","Paysan Rebelle","Paysans Rebelles",tf_guarantee_boots|tf_guarantee_armor|tf_guarantee_helmet,0,0,fac_black_khergits,[itm_shirt,itm_wrapping_boots,itm_wrapping_boots,itm_dagger_medievale,itm_spiked_mace],def_attrib2,wp(80),knows_warrior_basic2,0x00000000000054cb16db6db6db6db6db00000000001db6e30000000000000000,0x00000000000054cb16db6db6db6db6db00000000001db6e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cher</text:p>
          </table:table-cell>
          <table:table-cell office:value-type="string" table:style-name="ce6">
            <text:p>Archer Rebelle</text:p>
          </table:table-cell>
          <table:table-cell office:value-type="string" table:style-name="ce6">
            <text:p>Arch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padded_cloth_b_f1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dagger_medievale,itm_war_bow,itm_arrows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0800b36db6db6db6db6db00000000001db6d30000000000000000</text:p>
          </table:table-cell>
          <table:table-cell office:value-type="string" table:style-name="ce12">
            <text:p>0x000000000000900b36db6db6db6db6db00000000001db6d30000000000000000</text:p>
          </table:table-cell>
          <table:table-cell table:style-name="ce13"/>
          <table:table-cell office:value-type="string" office:string-value="[&quot;rebel_archer&quot;,&quot;Archer Rebelle&quot;,&quot;Archers Rebelles&quot;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table:style-name="ce5">
            <text:p>["rebel_archer","Archer Rebelle","Archers Rebelles",tf_guarantee_boots|tf_guarantee_armor|tf_guarantee_helmet|tf_guarantee_ranged,0,0,fac_black_khergits,[itm_padded_cloth_b_f1,itm_wrapping_boots,itm_dagger_medievale,itm_war_bow,itm_arrows],def_attrib2,wp(80),knows_archer_basic,0x000000000000800b36db6db6db6db6db00000000001db6d30000000000000000,0x000000000000900b36db6db6db6db6db00000000001db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arbaletier</text:p>
          </table:table-cell>
          <table:table-cell office:value-type="string" table:style-name="ce6">
            <text:p>Arbaletier Rebelle</text:p>
          </table:table-cell>
          <table:table-cell office:value-type="string" table:style-name="ce20">
            <text:p>Arbaletiers Rebelles</text:p>
          </table:table-cell>
          <table:table-cell office:value-type="string" table:style-name="ce7">
            <text:p>tf_guarantee_boots|tf_guarantee_armor|tf_guarantee_helmet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10"/>
          <table:table-cell office:value-type="string" table:style-name="ce10">
            <text:p>itm_gambeson,</text:p>
          </table:table-cell>
          <table:table-cell table:style-name="ce21"/>
          <table:table-cell office:value-type="string" table:style-name="ce22">
            <text:p>itm_wrapping_boots,itm_wrapping_boots,</text:p>
          </table:table-cell>
          <table:table-cell office:value-type="string" table:style-name="ce22">
            <text:p>itm_crossbow,itm_bolts,</text:p>
          </table:table-cell>
          <table:table-cell office:value-type="string" table:style-name="ce19">
            <text:p>itm_bastard_sword_a,itm_battle_shieldbluelysstripe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arbaletier&quot;,&quot;Arbaletier Rebelle&quot;,&quot;Arbaletiers Rebelles&quot;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K111];[.K111];[.L111];[.M113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table:style-name="ce5">
            <text:p>["rebel_arbaletier","Arbaletier Rebelle","Arbaletiers Rebelles",tf_guarantee_boots|tf_guarantee_armor|tf_guarantee_helmet|tf_guarantee_ranged,0,0,fac_black_khergits,[itm_gambeson,itm_wrapping_boots,itm_wrapping_boots,itm_wrapping_boots,itm_wrapping_boots,itm_crossbow,itm_bolts,itm_templar,itm_battle_shieldcharlesv,itm_wooden_buckler1,],def_attrib2,wp(80),knows_archer_basic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fantassin</text:p>
          </table:table-cell>
          <table:table-cell office:value-type="string" table:style-name="ce6">
            <text:p>Fantassin Rebelle</text:p>
          </table:table-cell>
          <table:table-cell office:value-type="string" table:style-name="ce20">
            <text:p>Fantassin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nasal_helmet,</text:p>
          </table:table-cell>
          <table:table-cell office:value-type="string" table:style-name="ce10">
            <text:p>itm_mail_shirtdeer,itm_mail_shirt,itm_haubergeon,</text:p>
          </table:table-cell>
          <table:table-cell table:style-name="ce21"/>
          <table:table-cell office:value-type="string" table:style-name="ce22">
            <text:p>itm_hide_boots,itm_wrapping_boots,</text:p>
          </table:table-cell>
          <table:table-cell office:value-type="string" table:style-name="ce22">
            <text:p>itm_templar,itm_sword_medieval_a,itm_sword_two_handed_a,itm_manhuntermaul,itm_mace_1,</text:p>
          </table:table-cell>
          <table:table-cell office:value-type="string" table:style-name="ce19">
            <text:p>itm_battle_shieldcharlesv,itm_tab_shield_heater_a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1200b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fantassin&quot;,&quot;Fantassin Rebelle&quot;,&quot;Fantassins Rebelles&quot;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K112];[.K112];[.L112];[.M114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table:style-name="ce5">
            <text:p>["rebel_fantassin","Fantassin Rebelle","Fantassins Rebelles",tf_guarantee_boots|tf_guarantee_armor|tf_guarantee_helmet,0,0,fac_black_khergits,[itm_nasal_helmet,itm_mail_shirtdeer,itm_mail_shirt,itm_haubergeon,itm_hide_boots,itm_wrapping_boots,itm_hide_boots,itm_wrapping_boots,itm_templar,itm_sword_medieval_a,itm_sword_two_handed_a,itm_manhuntermaul,itm_mace_1,itm_templar,],def_attrib2,wp(80),knows_warrior_basic2,0x000000000001200b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ebel_piquier</text:p>
          </table:table-cell>
          <table:table-cell office:value-type="string" table:style-name="ce6">
            <text:p>Piquier Rebelle</text:p>
          </table:table-cell>
          <table:table-cell office:value-type="string" table:style-name="ce6">
            <text:p>Piquiers Rebelles</text:p>
          </table:table-cell>
          <table:table-cell office:value-type="string" table:style-name="ce7">
            <text:p>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mail_coif,itm_segmented_helmet,</text:p>
          </table:table-cell>
          <table:table-cell office:value-type="string" table:style-name="ce10">
            <text:p>itm_gambeson,itm_haubergeon,</text:p>
          </table:table-cell>
          <table:table-cell table:style-name="ce10"/>
          <table:table-cell office:value-type="string" table:style-name="ce10">
            <text:p>itm_hide_boots,itm_mail_boots,</text:p>
          </table:table-cell>
          <table:table-cell office:value-type="string" table:style-name="ce10">
            <text:p>itm_voulge,itm_halberd_1,itm_halberd_6,itm_3halberd,</text:p>
          </table:table-cell>
          <table:table-cell office:value-type="string" table:style-name="ce10">
            <text:p>itm_templar,itm_battle_shieldcharlesv,itm_wooden_buckler1,</text:p>
          </table:table-cell>
          <table:table-cell table:style-name="ce21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6010012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piquier&quot;,&quot;Piquier Rebelle&quot;,&quot;Piquiers Rebelles&quot;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M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table:style-name="ce5">
            <text:p>["rebel_piquier","Piquier Rebelle","Piquiers Rebelles",tf_guarantee_boots|tf_guarantee_armor|tf_guarantee_helmet,0,0,fac_black_khergits,[itm_mail_coif,itm_segmented_helmet,itm_gambeson,itm_haubergeon,itm_hide_boots,itm_mail_boots,itm_voulge,itm_halberd_1,itm_halberd_6,itm_3halberd,itm_templar,itm_battle_shieldcharlesv,itm_wooden_buckler1,itm_templar,itm_battle_shieldcharlesv,itm_wooden_buckler1,],def_attrib2,wp(80),knows_warrior_basic2,0x000000003601001236db6db6db61b6db00000000001db6d30000000000000000,bandit_face2],</text:p>
          </table:table-cell>
          <table:table-cell table:number-columns-repeated="16363"/>
        </table:table-row>
        <table:table-row table:style-name="ro3">
          <table:table-cell office:value-type="string" table:style-name="ce6">
            <text:p>rebel_heros</text:p>
          </table:table-cell>
          <table:table-cell office:value-type="string" table:style-name="ce6">
            <text:p>Heros de la Rebellion</text:p>
          </table:table-cell>
          <table:table-cell office:value-type="string" table:style-name="ce6">
            <text:p>Heros de la Rebellion</text:p>
          </table:table-cell>
          <table:table-cell office:value-type="string" table:style-name="ce7">
            <text:p>tf_mounted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10">
            <text:p>itm_segmented_helmet,</text:p>
          </table:table-cell>
          <table:table-cell office:value-type="string" table:style-name="ce10">
            <text:p>itm_haubergeon_f1,itm_tribal_warrior_outfi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itm_khergit_leather_boots,</text:p>
          </table:table-cell>
          <table:table-cell office:value-type="string" table:style-name="ce10">
            <text:p>itm_great_lance,</text:p>
          </table:table-cell>
          <table:table-cell office:value-type="string" table:style-name="ce10">
            <text:p>itm_templar,</text:p>
          </table:table-cell>
          <table:table-cell office:value-type="string" table:style-name="ce10">
            <text:p>itm_war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600b01036db6db6db61b6db00000000001db6d30000000000000000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rebel_heros&quot;,&quot;Heros de la Rebellion&quot;,&quot;Heros de la Rebellion&quot;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table:style-name="ce5">
            <text:p>["rebel_heros","Heros de la Rebellion","Heros de la Rebellion",tf_mounted|tf_guarantee_boots|tf_guarantee_armor|tf_guarantee_helmet,0,0,fac_black_khergits,[itm_segmented_helmet,itm_haubergeon_f1,itm_tribal_warrior_outfit,itm_leather_gloves,itm_leather_boots,itm_khergit_leather_boots,itm_great_lance,itm_templar,itm_warhorse,itm_steppe_horse,],def_attrib2_b,wp(100),knows_warrior_normal,0x000000003600b01036db6db6db61b6db00000000001db6d30000000000000000,bandit_face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Paris Rebels</text:p>
          </table:table-cell>
          <table:table-cell table:number-columns-repeated="6" table:style-name="ce14"/>
          <table:table-cell table:style-name="ce23"/>
          <table:table-cell table:style-name="ce14"/>
          <table:table-cell table:number-columns-repeated="4" table:style-name="ce23"/>
          <table:table-cell table:number-columns-repeated="6" table:style-name="ce14"/>
          <table:table-cell table:style-name="ce15"/>
          <table:table-cell office:value-type="string" office:string-value="#Paris Rebels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table:style-name="ce5">
            <text:p>#Paris Rebel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rchef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6">
            <text:p>Chef des 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padded_cloth_b_f1,</text:p>
          </table:table-cell>
          <table:table-cell table:style-name="ce24"/>
          <table:table-cell office:value-type="string" table:style-name="ce24">
            <text:p>itm_wrapping_boots,</text:p>
          </table:table-cell>
          <table:table-cell office:value-type="string" table:style-name="ce24">
            <text:p>itm_war_bow,itm_arrows,</text:p>
          </table:table-cell>
          <table:table-cell office:value-type="string" table:style-name="ce24">
            <text:p>itm_dagger_medievale,itm_woodenbuckler,itm_templar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8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0x000000003805028128db6d37646db6db00000000001db6cb0000000000000000</text:p>
          </table:table-cell>
          <table:table-cell office:value-type="string" table:style-name="ce12">
            <text:p>0x000000003805028128db6d37646db6db00000000001db6cb0000000000000000</text:p>
          </table:table-cell>
          <table:table-cell table:style-name="ce13"/>
          <table:table-cell office:value-type="string" office:string-value="[&quot;parisassau_rchef&quot;,&quot;Chef des Rebelles de Paris&quot;,&quot;Chef des Rebelles de Paris&quot;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table:style-name="ce5">
            <text:p>["parisassau_rchef","Chef des Rebelles de Paris","Chef des Rebelles de Paris",tf_guarantee_boots|tf_guarantee_armor|tf_guarantee_shield|tf_guarantee_ranged,0,0,fac_black_khergits,[itm_padded_cloth_b_f1,itm_wrapping_boots,itm_war_bow,itm_arrows,itm_dagger_medievale,itm_woodenbuckler,itm_templar,],def_attrib2_b,wp(180),knows_archer_english,0x000000003805028128db6d37646db6db00000000001db6cb0000000000000000,0x000000003805028128db6d37646db6db00000000001db6c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1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padded_cloth_b_f1,</text:p>
          </table:table-cell>
          <table:table-cell table:style-name="ce24"/>
          <table:table-cell office:value-type="string" table:style-name="ce24">
            <text:p>itm_wrapping_boots,itm_hunter_boots,itm_mail_chausses,</text:p>
          </table:table-cell>
          <table:table-cell office:value-type="string" table:style-name="ce24">
            <text:p>itm_war_bow,itm_arrows,itm_crossbow,itm_bolts,itm_bastard_sword_a,itm_sword_medieval_a,itm_templar,</text:p>
          </table:table-cell>
          <table:table-cell office:value-type="string" table:style-name="ce24">
            <text:p>itm_dagger_medievale,itm_woodenbuckler,itm_heraldric_shieldblueerminestripes,itm_battle_shieldcharlesv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00003adbadb6db6db6db00000000001db6db0000000000000000</text:p>
          </table:table-cell>
          <table:table-cell office:value-type="string" table:style-name="ce12">
            <text:p>0x00000008690000003adbadb6db6db6db00000000001db6db0000000000000000</text:p>
          </table:table-cell>
          <table:table-cell table:style-name="ce13"/>
          <table:table-cell office:value-type="string" office:string-value="[&quot;parisassau_troop1&quot;,&quot;Rebelle de Paris&quot;,&quot;Rebelles de Paris&quot;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table:style-name="ce5">
            <text:p>["parisassau_troop1","Rebelle de Paris","Rebelles de Paris",tf_guarantee_boots|tf_guarantee_armor|tf_guarantee_ranged,0,0,fac_black_khergits,[itm_padded_cloth_b_f1,itm_wrapping_boots,itm_hunter_boots,itm_mail_chausses,itm_war_bow,itm_arrows,itm_crossbow,itm_bolts,itm_bastard_sword_a,itm_sword_medieval_a,itm_templar,itm_dagger_medievale,itm_woodenbuckler,itm_heraldric_shieldblueerminestripes,itm_battle_shieldcharlesv,],def_attrib2,wp(80),knows_archer_basic,0x00000008690000003adbadb6db6db6db00000000001db6db0000000000000000,0x0000000869000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2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table:style-name="ce24"/>
          <table:table-cell office:value-type="string" table:style-name="ce10">
            <text:p>itm_shirt,itm_gambeson,itm_leather_vestblue,</text:p>
          </table:table-cell>
          <table:table-cell table:style-name="ce24"/>
          <table:table-cell office:value-type="string" table:style-name="ce24">
            <text:p>itm_wrapping_boots,itm_hide_boots,itm_hunter_boots,</text:p>
          </table:table-cell>
          <table:table-cell office:value-type="string" table:style-name="ce24">
            <text:p>itm_crossbow,itm_bolts,</text:p>
          </table:table-cell>
          <table:table-cell office:value-type="string" table:style-name="ce24">
            <text:p>itm_bastard_sword_a,itm_heraldric_shieldblueerminestripes,itm_woodenbuckler,itm_battle_shieldbluecross,itm_bastard_sword_a,itm_bastard_swor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swadian_face_middle_2</text:p>
          </table:table-cell>
          <table:table-cell office:value-type="string" table:style-name="ce12">
            <text:p>0x00000008690020003adbadb6db6db6db00000000001db6db0000000000000000</text:p>
          </table:table-cell>
          <table:table-cell table:style-name="ce13"/>
          <table:table-cell office:value-type="string" office:string-value="[&quot;parisassau_troop2&quot;,&quot;Rebelle de Paris&quot;,&quot;Rebelles de Paris&quot;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table:style-name="ce5">
            <text:p>["parisassau_troop2","Rebelle de Paris","Rebelles de Paris",tf_guarantee_boots|tf_guarantee_armor|tf_guarantee_shield|tf_guarantee_ranged,0,0,fac_black_khergits,[itm_shirt,itm_gambeson,itm_leather_vestblue,itm_wrapping_boots,itm_hide_boots,itm_hunter_boots,itm_crossbow,itm_bolts,itm_bastard_sword_a,itm_heraldric_shieldblueerminestripes,itm_woodenbuckler,itm_battle_shieldbluecross,itm_bastard_sword_a,itm_bastard_sword_b,],def_attrib_b,wp(80),knows_archer_basic,swadian_face_middle_2,0x00000008690020003adba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arisassau_troop_wo</text:p>
          </table:table-cell>
          <table:table-cell office:value-type="string" table:style-name="ce6">
            <text:p>Rebelle de Paris</text:p>
          </table:table-cell>
          <table:table-cell office:value-type="string" table:style-name="ce6">
            <text:p>Rebelles de Paris</text:p>
          </table:table-cell>
          <table:table-cell office:value-type="string" table:style-name="ce7">
            <text:p>tf_female|tf_guarantee_boots|tf_guarantee_armor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black_khergits</text:p>
          </table:table-cell>
          <table:table-cell office:value-type="string" table:style-name="ce24">
            <text:p>itm_wimple_a,itm_wimple_with_veil,itm_female_hood,</text:p>
          </table:table-cell>
          <table:table-cell office:value-type="string" table:style-name="ce10">
            <text:p>itm_dress,</text:p>
          </table:table-cell>
          <table:table-cell table:style-name="ce24"/>
          <table:table-cell office:value-type="string" table:style-name="ce24">
            <text:p>itm_woolen_hose,</text:p>
          </table:table-cell>
          <table:table-cell office:value-type="string" table:style-name="ce24">
            <text:p>itm_crossbow,itm_bolts,itm_steel_bolts,</text:p>
          </table:table-cell>
          <table:table-cell office:value-type="string" table:style-name="ce24">
            <text:p>itm_templar,itm_wooden_shield,itm_templa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8690040003adbadb6db6db6db00000000001db6db0000000000000000</text:p>
          </table:table-cell>
          <table:table-cell office:value-type="string" table:style-name="ce12">
            <text:p>0x000000086900b0003adbadb6db6db6db00000000001db6db0000000000000000</text:p>
          </table:table-cell>
          <table:table-cell table:style-name="ce13"/>
          <table:table-cell office:value-type="string" office:string-value="[&quot;parisassau_troop_wo&quot;,&quot;Rebelle de Paris&quot;,&quot;Rebelles de Paris&quot;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table:style-name="ce5">
            <text:p>["parisassau_troop_wo","Rebelle de Paris","Rebelles de Paris",tf_female|tf_guarantee_boots|tf_guarantee_armor|tf_guarantee_shield|tf_guarantee_ranged,0,0,fac_black_khergits,[itm_wimple_a,itm_wimple_with_veil,itm_female_hood,itm_dress,itm_woolen_hose,itm_crossbow,itm_bolts,itm_steel_bolts,itm_templar,itm_wooden_shield,itm_templar,],def_attrib,wp(70),knows_archer_basic,0x00000008690040003adbadb6db6db6db00000000001db6db0000000000000000,0x000000086900b0003adbadb6db6db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09]+[.F110]+[.F111]+[.F113]+[.F114]+[.F115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Weapons Convoy (Guards &amp; Killers)</text:p>
          </table:table-cell>
          <table:table-cell table:number-columns-repeated="19" table:style-name="ce5"/>
          <table:table-cell office:value-type="string" office:string-value="#Weapons Convoy (Guards &amp; Killers)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table:style-name="ce5">
            <text:p>#Weapons Convoy (Guards &amp; Killers)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chef</text:p>
          </table:table-cell>
          <table:table-cell office:value-type="string" table:style-name="ce6">
            <text:p>Tueur de caravaniers</text:p>
          </table:table-cell>
          <table:table-cell office:value-type="string" table:style-name="ce6">
            <text:p>Tueur de caravanie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24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2508a1c6165a2546ad6e181c00000000000d28a30000000000000000</text:p>
          </table:table-cell>
          <table:table-cell office:value-type="string" table:style-name="ce12">
            <text:p>0x000000002508a1c6165a2546ad6e181c00000000000d28a30000000000000000</text:p>
          </table:table-cell>
          <table:table-cell table:style-name="ce13"/>
          <table:table-cell office:value-type="string" office:string-value="[&quot;tueur_caravane_chef&quot;,&quot;Tueur de caravaniers&quot;,&quot;Tueur de caravanie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table:style-name="ce5">
            <text:p>["tueur_caravane_chef","Tueur de caravaniers","Tueur de caravanie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2508a1c6165a2546ad6e181c00000000000d28a30000000000000000,0x000000002508a1c6165a2546ad6e181c00000000000d28a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1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uir_bouilli,itm_haubergeo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wrapping_boots,itm_woolen_hose,</text:p>
          </table:table-cell>
          <table:table-cell office:value-type="string" table:style-name="ce24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614626db6db6db6db6db00000000001db6eb0000000000000000</text:p>
          </table:table-cell>
          <table:table-cell office:value-type="string" table:style-name="ce12">
            <text:p>0x000000003f00814926db6db6db6db6db00000000001db6eb0000000000000000</text:p>
          </table:table-cell>
          <table:table-cell table:style-name="ce13"/>
          <table:table-cell office:value-type="string" office:string-value="[&quot;tueur_caravane_1&quot;,&quot;écorcheur Archer&quot;,&quot;écorcheurs Archers&quot;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table:style-name="ce5">
            <text:p>["tueur_caravane_1","écorcheur Archer","écorcheurs Archers",tf_guarantee_boots|tf_guarantee_armor|tf_guarantee_ranged|tf_bandit,0,0,fac_convoi_weapons,[itm_mail_coif,itm_cuir_bouilli,itm_haubergeon,itm_leather_armor,itm_leather_gloves,itm_wrapping_boots,itm_woolen_hose,itm_short_bow,itm_hunting_bow,itm_arrows,itm_khergit_arrows,itm_one_handed_war_axe_a,itm_one_handed_war_axe_b,itm_sword_medieval_c_small,],def_attrib2_b,wp(90),knows_archer_basic,0x000000003f00614626db6db6db6db6db00000000001db6eb0000000000000000,0x000000003f008149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2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10">
            <text:p>itm_plate_mittens,itm_mail_mittens,</text:p>
          </table:table-cell>
          <table:table-cell office:value-type="string" table:style-name="ce24">
            <text:p>itm_mail_chausses,itm_mail_boots,itm_leather_boots,</text:p>
          </table:table-cell>
          <table:table-cell office:value-type="string" table:style-name="ce24">
            <text:p>itm_voulge_long,itm_voulge_long,itm_jam_scorpion,itm_spetum_3,itm_voulge_long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900b26db6db6db6db6db00000000001db6eb0000000000000000</text:p>
          </table:table-cell>
          <table:table-cell office:value-type="string" table:style-name="ce12">
            <text:p>0x000000003f01100b22db6db6db6db6db00000000001db6f30000000000000000</text:p>
          </table:table-cell>
          <table:table-cell table:style-name="ce13"/>
          <table:table-cell office:value-type="string" office:string-value="[&quot;tueur_caravane_2&quot;,&quot;écorcheur Vougier&quot;,&quot;écorcheur Vougiers&quot;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table:style-name="ce5">
            <text:p>["tueur_caravane_2","écorcheur Vougier","écorcheur Vougiers",tf_guarantee_boots|tf_guarantee_armor|tf_bandit,0,0,fac_convoi_weapon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900b26db6db6db6db6db00000000001db6eb0000000000000000,0x000000003f01100b22db6db6db6db6db00000000001db6f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ueur_caravane_end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hero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24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24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tueur_caravane_end&quot;,&quot;écorcheur&quot;,&quot;écorcheurs&quot;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table:style-name="ce5">
            <text:p>["tueur_caravane_end","écorcheur","écorcheurs",tf_hero|tf_guarantee_boots|tf_guarantee_armor|tf_bandit,0,0,fac_convoi_weapon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2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English Caravan Guards</text:p>
          </table:table-cell>
          <table:table-cell table:number-columns-repeated="6" table:style-name="ce14"/>
          <table:table-cell table:number-columns-repeated="2" table:style-name="ce23"/>
          <table:table-cell table:style-name="ce14"/>
          <table:table-cell table:number-columns-repeated="2" table:style-name="ce23"/>
          <table:table-cell table:number-columns-repeated="7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1">
          <table:table-cell office:value-type="string" table:style-name="ce6">
            <text:p>covoy_english_guar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4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3f05100636db6db6db6db6db00000000001d36d30000000000000000</text:p>
          </table:table-cell>
          <table:table-cell office:value-type="string" table:style-name="ce12">
            <text:p>0x000000003f05100636db6db6db6db6db00000000001d36d30000000000000000</text:p>
          </table:table-cell>
          <table:table-cell table:style-name="ce13"/>
          <table:table-cell office:value-type="string" office:string-value="[&quot;covoy_english_guar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table:style-name="ce5">
            <text:p>["covoy_english_guar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0x000000003f05100636db6db6db6db6db00000000001d36d30000000000000000,0x000000003f05100636db6db6db6db6db00000000001d36d3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2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6">
            <text:p>Fantassin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table:style-name="ce10"/>
          <table:table-cell office:value-type="string" table:style-name="ce10">
            <text:p>itm_coat_of_plates_e1,itm_coat_of_plates_e2,</text:p>
          </table:table-cell>
          <table:table-cell office:value-type="string" table:style-name="ce10">
            <text:p>itm_mail_mittens,itm_wisby_gauntlets_red,</text:p>
          </table:table-cell>
          <table:table-cell office:value-type="string" table:style-name="ce24">
            <text:p>itm_splinted_greaves_nospurs,itm_shynbaulds,itm_mail_boots,itm_mail_chausses,</text:p>
          </table:table-cell>
          <table:table-cell office:value-type="string" table:style-name="ce24">
            <text:p>itm_templar,itm_templar,itm_templar,itm_templar,itm_templar,itm_templar,itm_templar,itm_templar,itm_templar,itm_templar,itm_templar,itm_templar,itm_templar,itm_templar,itm_templar,itm_templar,</text:p>
          </table:table-cell>
          <table:table-cell office:value-type="string" table:style-name="ce10">
            <text:p>itm_heraldric_shieldred3lions,itm_heraldric_shieldred3lion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2&quot;,&quot;Fantassin du convoi Anglais&quot;,&quot;Fantassin du convoi Anglais&quot;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table:style-name="ce5">
            <text:p>["covoy_english_guard2","Fantassin du convoi Anglais","Fantassin du convoi Anglais",tf_english|tf_guarantee_boots|tf_guarantee_armor|tf_guarantee_helmet,0,0,fac_convoi_weapons,[itm_coat_of_plates_e1,itm_coat_of_plates_e2,itm_mail_mittens,itm_wisby_gauntlets_red,itm_splinted_greaves_nospurs,itm_shynbaulds,itm_mail_boots,itm_mail_chausses,itm_templar,itm_templar,itm_templar,itm_templar,itm_templar,itm_templar,itm_templar,itm_templar,itm_templar,itm_templar,itm_templar,itm_templar,itm_templar,itm_templar,itm_templar,itm_templar,itm_heraldric_shieldred3lions,itm_heraldric_shieldred3lions,],def_attrib3,wp(110),knows_warrior_veteran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3</text:p>
          </table:table-cell>
          <table:table-cell office:value-type="string" table:style-name="ce6">
            <text:p>Archer du convoi Anglais</text:p>
          </table:table-cell>
          <table:table-cell office:value-type="string" table:style-name="ce6">
            <text:p>Archer du convoi Anglais</text:p>
          </table:table-cell>
          <table:table-cell office:value-type="string" table:style-name="ce7">
            <text:p>tf_english|tf_guarantee_boots|tf_guarantee_armor|tf_guarantee_helme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10">
            <text:p>itm_kettlehat1,itm_kettlehat2,</text:p>
          </table:table-cell>
          <table:table-cell office:value-type="string" table:style-name="ce10">
            <text:p>itm_haubergeon_e2,itm_surcoat_over_mail_e2,itm_padded_jack_e,</text:p>
          </table:table-cell>
          <table:table-cell table:style-name="ce10"/>
          <table:table-cell office:value-type="string" table:style-name="ce24">
            <text:p>itm_splinted_greaves_e1,itm_mail_boots,</text:p>
          </table:table-cell>
          <table:table-cell office:value-type="string" table:style-name="ce24">
            <text:p>itm_long_bow,itm_arrows,itm_long_bow,itm_long_bow,itm_long_bow,itm_long_bow,itm_long_bow,itm_long_bow,itm_long_bow,itm_long_bow,itm_long_bow,itm_long_bow,itm_long_bow,</text:p>
          </table:table-cell>
          <table:table-cell office:value-type="string" table:style-name="ce10">
            <text:p>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english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3&quot;,&quot;Archer du convoi Anglais&quot;,&quot;Archer du convoi Anglais&quot;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table:style-name="ce5">
            <text:p>["covoy_english_guard3","Archer du convoi Anglais","Archer du convoi Anglais",tf_english|tf_guarantee_boots|tf_guarantee_armor|tf_guarantee_helmet,0,0,fac_convoi_weapons,[itm_kettlehat1,itm_kettlehat2,itm_haubergeon_e2,itm_surcoat_over_mail_e2,itm_padded_jack_e,itm_splinted_greaves_e1,itm_mail_boots,itm_long_bow,itm_arrows,itm_long_bow,itm_long_bow,itm_long_bow,itm_long_bow,itm_long_bow,itm_long_bow,itm_long_bow,itm_long_bow,itm_long_bow,itm_long_bow,itm_long_bow,itm_sword_medieval_a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itm_arrows,],def_attrib3,wp(110),knows_archer_english,vaegir_face_young_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voy_english_guard_end</text:p>
          </table:table-cell>
          <table:table-cell office:value-type="string" table:style-name="ce6">
            <text:p>Garde du convoi Anglais</text:p>
          </table:table-cell>
          <table:table-cell office:value-type="string" table:style-name="ce6">
            <text:p>Garde du convoi Anglais</text:p>
          </table:table-cell>
          <table:table-cell office:value-type="string" table:style-name="ce7">
            <text:p>tf_hero|tf_mounted|tf_guarantee_boots|tf_guarantee_armor|tf_guarantee_helmet|tf_englis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nvoi_weapon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churburg_13_mail,</text:p>
          </table:table-cell>
          <table:table-cell table:style-name="ce10"/>
          <table:table-cell office:value-type="string" table:style-name="ce10">
            <text:p>itm_splinted_greaves_spurs,itm_shynbaulds,itm_mail_boots,</text:p>
          </table:table-cell>
          <table:table-cell office:value-type="string" table:style-name="ce24">
            <text:p>itm_templar,itm_templar,itm_templar,itm_templar,itm_templar,itm_templar,</text:p>
          </table:table-cell>
          <table:table-cell table:style-name="ce10"/>
          <table:table-cell office:value-type="string" table:style-name="ce10">
            <text:p>itm_warhorse_en1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2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covoy_english_guard_end&quot;,&quot;Garde du convoi Anglais&quot;,&quot;Garde du convoi Anglais&quot;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table:style-name="ce5">
            <text:p>["covoy_english_guard_end","Garde du convoi Anglais","Garde du convoi Anglais",tf_hero|tf_mounted|tf_guarantee_boots|tf_guarantee_armor|tf_guarantee_helmet|tf_english,0,0,fac_convoi_weapons,[itm_hounskull,itm_churburg_13_mail,itm_splinted_greaves_spurs,itm_shynbaulds,itm_mail_boots,itm_templar,itm_templar,itm_templar,itm_templar,itm_templar,itm_templar,itm_warhorse_en1,],def_attrib3,wp(110),knows_warrior_veteran,bandit_face2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22]+[.F123]+[.F124]+[.F125]+[.#REF!]+[.#REF!]" table:style-name="ce5">
            <text:p>#REF!</text:p>
          </table:table-cell>
          <table:table-cell table:number-columns-repeated="14" table:style-name="ce5"/>
          <table:table-cell office:value-type="string" office:string-value="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Viladrando</text:p>
          </table:table-cell>
          <table:table-cell table:number-columns-repeated="19" table:style-name="ce5"/>
          <table:table-cell office:value-type="string" office:string-value="#Viladrando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table:style-name="ce5">
            <text:p>#Viladrando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gloves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10">
            <text:p>itm_hounskull,</text:p>
          </table:table-cell>
          <table:table-cell office:value-type="string" table:style-name="ce10">
            <text:p>itm_mail_shirt,itm_coat_of_plates,itm_surcoat_over_mail,</text:p>
          </table:table-cell>
          <table:table-cell office:value-type="string" table:style-name="ce10">
            <text:p>itm_mail_gauntlets,</text:p>
          </table:table-cell>
          <table:table-cell office:value-type="string" table:style-name="ce10">
            <text:p>itm_leather_boots,itm_mail_boots,</text:p>
          </table:table-cell>
          <table:table-cell office:value-type="string" table:style-name="ce10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&quot;,&quot;Fantassin de Vilandrandro&quot;,&quot;Fantassin de Vilandrandro&quot;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table:style-name="ce5">
            <text:p>["vilandrandro_quest_fanta","Fantassin de Vilandrandro","Fantassin de Vilandrandro",tf_bandit|tf_hero|tf_guarantee_boots|tf_guarantee_armor|tf_guarantee_helmet|tf_guarantee_gloves|tf_guarantee_shield|tf_guarantee_ranged,0,0,fac_viland_quest_bourges,[itm_hounskull,itm_mail_shirt,itm_coat_of_plates,itm_surcoat_over_mail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2</text:p>
          </table:table-cell>
          <table:table-cell office:value-type="string" table:style-name="ce6">
            <text:p>Fantassin de Vilandrandro</text:p>
          </table:table-cell>
          <table:table-cell office:value-type="string" table:style-name="ce6">
            <text:p>Fantassin de Vilandrandro</text:p>
          </table:table-cell>
          <table:table-cell office:value-type="string" table:style-name="ce7">
            <text:p>tf_bandit|tf_hero|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office:value-type="string" table:style-name="ce24">
            <text:p>itm_hounskull,</text:p>
          </table:table-cell>
          <table:table-cell office:value-type="string" table:style-name="ce24">
            <text:p>itm_mail_shirt,itm_surcoat_over_mail,itm_coat_of_plates,</text:p>
          </table:table-cell>
          <table:table-cell office:value-type="string" table:style-name="ce24">
            <text:p>itm_mail_gauntlets,</text:p>
          </table:table-cell>
          <table:table-cell office:value-type="string" table:style-name="ce24">
            <text:p>itm_leather_boots,itm_mail_boots,</text:p>
          </table:table-cell>
          <table:table-cell office:value-type="string" table:style-name="ce24">
            <text:p>itm_one_handed_war_axe_a,itm_one_handed_battle_axe_b,itm_bastard_sword_b,itm_sword_medieval_b,</text:p>
          </table:table-cell>
          <table:table-cell office:value-type="string" table:style-name="ce10">
            <text:p>itm_woodenbuckler,itm_wooden_shield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2&quot;,&quot;Fantassin de Vilandrandro&quot;,&quot;Fantassin de Vilandrandro&quot;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table:style-name="ce5">
            <text:p>["vilandrandro_quest_fanta2","Fantassin de Vilandrandro","Fantassin de Vilandrandro",tf_bandit|tf_hero|tf_guarantee_boots|tf_guarantee_armor|tf_guarantee_helmet|tf_guarantee_shield|tf_guarantee_ranged,0,0,fac_viland_quest_bourges,[itm_hounskull,itm_mail_shirt,itm_surcoat_over_mail,itm_coat_of_plates,itm_mail_gauntlets,itm_leather_boots,itm_mail_boots,itm_one_handed_war_axe_a,itm_one_handed_battle_axe_b,itm_bastard_sword_b,itm_sword_medieval_b,itm_woodenbuckler,itm_wooden_shield,],def_attrib_b,wp(10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arbaletier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4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4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arbaletier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table:style-name="ce5">
            <text:p>["vilandrandro_quest_arbaletier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vilandrandro_quest_fanta_end</text:p>
          </table:table-cell>
          <table:table-cell office:value-type="string" table:style-name="ce6">
            <text:p>Archer de Vilandrandro</text:p>
          </table:table-cell>
          <table:table-cell office:value-type="string" table:style-name="ce6">
            <text:p>Archer de Vilandrandro</text:p>
          </table:table-cell>
          <table:table-cell office:value-type="string" table:style-name="ce7">
            <text:p>tf_guarantee_boots|tf_guarantee_armor|tf_guarantee_helmet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viland_quest_bourges</text:p>
          </table:table-cell>
          <table:table-cell table:style-name="ce24"/>
          <table:table-cell office:value-type="string" table:style-name="ce10">
            <text:p>itm_surcoat_over_mail,itm_shirt,itm_aketon_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24">
            <text:p>itm_short_bow,itm_war_bow,itm_crossbow,itm_arrows,itm_bolts,</text:p>
          </table:table-cell>
          <table:table-cell office:value-type="string" table:style-name="ce10">
            <text:p>itm_war_axe,itm_bastard_sword_a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vilandrandro_quest_fanta_end&quot;,&quot;Archer de Vilandrandro&quot;,&quot;Archer de Vilandrandro&quot;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table:style-name="ce5">
            <text:p>["vilandrandro_quest_fanta_end","Archer de Vilandrandro","Archer de Vilandrandro",tf_guarantee_boots|tf_guarantee_armor|tf_guarantee_helmet|tf_bandit,0,0,fac_viland_quest_bourges,[itm_surcoat_over_mail,itm_shirt,itm_aketon_green,itm_hide_boots,itm_nomad_boots,itm_short_bow,itm_war_bow,itm_crossbow,itm_arrows,itm_bolts,itm_war_axe,itm_bastard_sword_a,],def_attrib_b,wp(100),knows_archer_basic,bandit_face1,bandit_face2],</text:p>
          </table:table-cell>
          <table:table-cell table:number-columns-repeated="16363"/>
        </table:table-row>
        <table:table-row table:style-name="ro1">
          <table:table-cell table:number-columns-repeated="5" table:style-name="ce1"/>
          <table:table-cell office:value-type="float" office:value="0" table:formula="of:=[.F133]+[.F134]+[.F135]+[.F136]+[.#REF!]+[.#REF!]" table:style-name="ce5">
            <text:p>#REF!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4">
            <text:p>Bandits</text:p>
          </table:table-cell>
          <table:table-cell table:style-name="ce5"/>
          <table:table-cell table:style-name="ce1"/>
          <table:table-cell table:number-columns-repeated="17" table:style-name="ce5"/>
          <table:table-cell office:value-type="string" office:string-value="#Bandits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table:style-name="ce5">
            <text:p>#Bandit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ooter</text:p>
          </table:table-cell>
          <table:table-cell office:value-type="string" table:style-name="ce6">
            <text:p>Looter</text:p>
          </table:table-cell>
          <table:table-cell office:value-type="string" table:style-name="ce6">
            <text:p>Loot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woolen_cap,itm_woolen_cap,</text:p>
          </table:table-cell>
          <table:table-cell office:value-type="string" table:style-name="ce10">
            <text:p>itm_rawhide_coat,itm_coarse_tunic,itm_rawhide_coat,itm_tabard,itm_ragged_outfit,</text:p>
          </table:table-cell>
          <table:table-cell table:style-name="ce10"/>
          <table:table-cell office:value-type="string" table:style-name="ce24">
            <text:p>itm_wrapping_boots,itm_woolen_hose,</text:p>
          </table:table-cell>
          <table:table-cell office:value-type="string" table:style-name="ce24">
            <text:p>itm_hatchet,itm_club,itm_butchering_knife,itm_falchion,</text:p>
          </table:table-cell>
          <table:table-cell office:value-type="string" table:style-name="ce10">
            <text:p>itm_stones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2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looter&quot;,&quot;Looter&quot;,&quot;Looters&quot;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table:style-name="ce5">
            <text:p>["looter","Looter","Looters",tf_guarantee_boots|tf_guarantee_armor|tf_bandit,0,0,fac_outlaws,[itm_woolen_cap,itm_woolen_cap,itm_rawhide_coat,itm_coarse_tunic,itm_rawhide_coat,itm_tabard,itm_ragged_outfit,itm_wrapping_boots,itm_woolen_hose,itm_hatchet,itm_club,itm_butchering_knife,itm_falchion,itm_stones,],def_attrib_b,wp(20),knows_common_kham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andit</text:p>
          </table:table-cell>
          <table:table-cell office:value-type="string" table:style-name="ce6">
            <text:p>Bandit</text:p>
          </table:table-cell>
          <table:table-cell office:value-type="string" table:style-name="ce6">
            <text:p>Bandits</text:p>
          </table:table-cell>
          <table:table-cell office:value-type="string" table:style-name="ce7">
            <text:p>tf_bandit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rawhide_coat,itm_leather_jerkin,itm_nomad_armor,</text:p>
          </table:table-cell>
          <table:table-cell table:style-name="ce10"/>
          <table:table-cell office:value-type="string" table:style-name="ce24">
            <text:p>itm_nomad_boots,itm_wrapping_boots,</text:p>
          </table:table-cell>
          <table:table-cell office:value-type="string" table:style-name="ce10">
            <text:p>itm_spiked_mace,itm_sword_viking_1,itm_short_bow,itm_falchion,</text:p>
          </table:table-cell>
          <table:table-cell office:value-type="string" table:style-name="ce10">
            <text:p>itm_arrows,itm_nordic_shield,</text:p>
          </table:table-cell>
          <table:table-cell office:value-type="string" table:style-name="ce10">
            <text:p>itm_saddle_horse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andit&quot;,&quot;Bandit&quot;,&quot;Bandits&quot;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table:style-name="ce5">
            <text:p>["bandit","Bandit","Bandits",tf_bandit|tf_guarantee_boots|tf_guarantee_armor,0,0,fac_outlaws,[itm_leather_cap,itm_rawhide_coat,itm_leather_jerkin,itm_nomad_armor,itm_nomad_boots,itm_wrapping_boots,itm_spiked_mace,itm_sword_viking_1,itm_short_bow,itm_falchion,itm_arrows,itm_nordic_shield,itm_saddle_horse],def_attrib_b,wp(6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rigand</text:p>
          </table:table-cell>
          <table:table-cell office:value-type="string" table:style-name="ce6">
            <text:p>Brigand</text:p>
          </table:table-cell>
          <table:table-cell office:value-type="string" table:style-name="ce6">
            <text:p>Brigands</text:p>
          </table:table-cell>
          <table:table-cell office:value-type="string" table:style-name="ce7">
            <text:p>tf_bandit|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cap,</text:p>
          </table:table-cell>
          <table:table-cell office:value-type="string" table:style-name="ce10">
            <text:p>itm_leather_jerkin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24">
            <text:p>itm_spiked_mace,itm_sword_viking_1,itm_falchion,</text:p>
          </table:table-cell>
          <table:table-cell office:value-type="string" table:style-name="ce10">
            <text:p>itm_arrows,itm_wooden_shield,itm_woodenbuckler,itm_long_bow,</text:p>
          </table:table-cell>
          <table:table-cell office:value-type="string" table:style-name="ce10">
            <text:p>itm_saddl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brigand&quot;,&quot;Brigand&quot;,&quot;Brigands&quot;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table:style-name="ce5">
            <text:p>["brigand","Brigand","Brigands",tf_bandit|tf_mounted|tf_guarantee_boots|tf_guarantee_armor|tf_guarantee_horse,0,0,fac_outlaws,[itm_leather_cap,itm_leather_jerkin,itm_nomad_boots,itm_spiked_mace,itm_sword_viking_1,itm_falchion,itm_arrows,itm_wooden_shield,itm_woodenbuckler,itm_long_bow,itm_saddle_horse,],def_attrib2,wp(90),knows_warrior_basic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</text:p>
          </table:table-cell>
          <table:table-cell office:value-type="string" table:style-name="ce6">
            <text:p>écorcheur</text:p>
          </table:table-cell>
          <table:table-cell office:value-type="string" table:style-name="ce6">
            <text:p>écorcheu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klappvisier,itm_greathelm1,itm_mail_coif,</text:p>
          </table:table-cell>
          <table:table-cell office:value-type="string" table:style-name="ce10">
            <text:p>itm_banded_armor,itm_coat_of_plates,itm_early_transitional_teu,itm_haubergeon,itm_cuir_bouilli,</text:p>
          </table:table-cell>
          <table:table-cell office:value-type="string" table:style-name="ce10">
            <text:p>itm_plate_mittens,itm_mail_gauntlets,</text:p>
          </table:table-cell>
          <table:table-cell office:value-type="string" table:style-name="ce10">
            <text:p>itm_mail_chausses,itm_splinted_greaves_nospurs,</text:p>
          </table:table-cell>
          <table:table-cell office:value-type="string" table:style-name="ce24">
            <text:p>itm_mace_4,itm_bastard_sword_c,itm_sword_medieval_c_long,</text:p>
          </table:table-cell>
          <table:table-cell office:value-type="string" table:style-name="ce10">
            <text:p>itm_heraldric_shieldredblack,itm_tab_shield_kite_c,itm_war_shieldeagle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00000000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&quot;,&quot;écorcheur&quot;,&quot;écorcheurs&quot;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table:style-name="ce5">
            <text:p>["mountain_bandit","écorcheur","écorcheurs",tf_guarantee_boots|tf_guarantee_armor|tf_bandit,0,0,fac_outlaws,[itm_klappvisier,itm_greathelm1,itm_mail_coif,itm_banded_armor,itm_coat_of_plates,itm_early_transitional_teu,itm_haubergeon,itm_cuir_bouilli,itm_plate_mittens,itm_mail_gauntlets,itm_mail_chausses,itm_splinted_greaves_nospurs,itm_mace_4,itm_bastard_sword_c,itm_sword_medieval_c_long,itm_heraldric_shieldredblack,itm_tab_shield_kite_c,itm_war_shieldeagle,],def_attrib2_b,wp(90),knows_warrior_basic,0x0000000000000000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2</text:p>
          </table:table-cell>
          <table:table-cell office:value-type="string" table:style-name="ce6">
            <text:p>écorcheur Archer</text:p>
          </table:table-cell>
          <table:table-cell office:value-type="string" table:style-name="ce6">
            <text:p>écorcheu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wrapping_boots,itm_woolen_hose,</text:p>
          </table:table-cell>
          <table:table-cell table:style-name="ce24"/>
          <table:table-cell office:value-type="string" table:style-name="ce10">
            <text:p>itm_short_bow,itm_hunting_bow,itm_arrows,itm_khergit_arrows,</text:p>
          </table:table-cell>
          <table:table-cell office:value-type="string" table:style-name="ce10">
            <text:p>itm_one_handed_war_axe_a,itm_one_handed_war_axe_b,itm_sword_medieval_c_small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2&quot;,&quot;écorcheur Archer&quot;,&quot;écorcheurs Archers&quot;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table:style-name="ce5">
            <text:p>["mountain_bandit_2","écorcheur Archer","écorcheurs Archers",tf_guarantee_boots|tf_guarantee_armor|tf_guarantee_ranged|tf_bandit,0,0,fac_outlaws,[itm_mail_coif,itm_leather_gloves,itm_wrapping_boots,itm_woolen_hose,itm_short_bow,itm_hunting_bow,itm_arrows,itm_khergit_arrows,itm_one_handed_war_axe_a,itm_one_handed_war_axe_b,itm_sword_medieval_c_small,],def_attrib2_b,wp(90),knows_arche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untain_bandit_3</text:p>
          </table:table-cell>
          <table:table-cell office:value-type="string" table:style-name="ce6">
            <text:p>écorcheur Vougier</text:p>
          </table:table-cell>
          <table:table-cell office:value-type="string" table:style-name="ce6">
            <text:p>écorcheur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mail_coif,itm_nasal_helmet,</text:p>
          </table:table-cell>
          <table:table-cell office:value-type="string" table:style-name="ce10">
            <text:p>itm_mail_hauberk,itm_studded_leather_coat,itm_leather_jerkin,</text:p>
          </table:table-cell>
          <table:table-cell office:value-type="string" table:style-name="ce24">
            <text:p>itm_plate_mittens,itm_mail_mittens,</text:p>
          </table:table-cell>
          <table:table-cell office:value-type="string" table:style-name="ce24">
            <text:p>itm_mail_chausses,itm_mail_boots,itm_leather_boots,</text:p>
          </table:table-cell>
          <table:table-cell office:value-type="string" table:style-name="ce24">
            <text:p>itm_voulge_long,itm_voulge_long,itm_jam_scorpion,itm_spetum_3,itm_voulge_long,</text:p>
          </table:table-cell>
          <table:table-cell table:style-name="ce10"/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0100626db6db6db6db6db00000000001db6eb0000000000000000</text:p>
          </table:table-cell>
          <table:table-cell office:value-type="string" table:style-name="ce12">
            <text:p>0x000000003f00100626db6db6db6db6db00000000001db6eb0000000000000000</text:p>
          </table:table-cell>
          <table:table-cell table:style-name="ce13"/>
          <table:table-cell office:value-type="string" office:string-value="[&quot;mountain_bandit_3&quot;,&quot;écorcheur Vougier&quot;,&quot;écorcheurs Vougiers&quot;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table:style-name="ce5">
            <text:p>["mountain_bandit_3","écorcheur Vougier","écorcheurs Vougiers",tf_guarantee_boots|tf_guarantee_armor|tf_bandit,0,0,fac_outlaws,[itm_mail_coif,itm_nasal_helmet,itm_mail_hauberk,itm_studded_leather_coat,itm_leather_jerkin,itm_plate_mittens,itm_mail_mittens,itm_mail_chausses,itm_mail_boots,itm_leather_boots,itm_voulge_long,itm_voulge_long,itm_jam_scorpion,itm_spetum_3,itm_voulge_long,],def_attrib2,wp(90),knows_warrior_basic,0x000000003f00100626db6db6db6db6db00000000001db6eb0000000000000000,0x000000003f00100626db6db6db6db6db00000000001db6e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</text:p>
          </table:table-cell>
          <table:table-cell office:value-type="string" table:style-name="ce6">
            <text:p>routier</text:p>
          </table:table-cell>
          <table:table-cell office:value-type="string" table:style-name="ce6">
            <text:p>rout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guard_helmet,itm_visored_sallet,itm_kettle_hat,itm_kettlehat2,itm_visored_sallet,</text:p>
          </table:table-cell>
          <table:table-cell office:value-type="string" table:style-name="ce24">
            <text:p>itm_aketon_green,itm_aketon_green,itm_padded_jack,</text:p>
          </table:table-cell>
          <table:table-cell office:value-type="string" table:style-name="ce10">
            <text:p>itm_leather_gloves,itm_plate_mittens,</text:p>
          </table:table-cell>
          <table:table-cell office:value-type="string" table:style-name="ce24">
            <text:p>itm_woolen_hose,itm_woolen_hose,</text:p>
          </table:table-cell>
          <table:table-cell office:value-type="string" table:style-name="ce24">
            <text:p>itm_awlpike_5,itm_awlpike_5,itm_awlpike_5,itm_sword_medieval_c,</text:p>
          </table:table-cell>
          <table:table-cell table:number-columns-repeated="2"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&quot;,&quot;routier&quot;,&quot;routiers&quot;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table:style-name="ce5">
            <text:p>["forest_bandit","routier","routiers",tf_guarantee_boots|tf_guarantee_armor|tf_bandit,0,0,fac_outlaws,[itm_guard_helmet,itm_visored_sallet,itm_kettle_hat,itm_kettlehat2,itm_visored_sallet,itm_aketon_green,itm_aketon_green,itm_padded_jack,itm_leather_gloves,itm_plate_mittens,itm_woolen_hose,itm_woolen_hose,itm_awlpike_5,itm_awlpike_5,itm_awlpike_5,itm_sword_medieval_c,],def_attrib2,wp(90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rest_bandit_2</text:p>
          </table:table-cell>
          <table:table-cell office:value-type="string" table:style-name="ce6">
            <text:p>routier Archer</text:p>
          </table:table-cell>
          <table:table-cell office:value-type="string" table:style-name="ce6">
            <text:p>routiers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visored_sallet,itm_open_sallet,itm_skullcap,</text:p>
          </table:table-cell>
          <table:table-cell office:value-type="string" table:style-name="ce10">
            <text:p>itm_padded_jack,itm_padded_jack,itm_white_gambeson_f1,itm_aketon_green,</text:p>
          </table:table-cell>
          <table:table-cell office:value-type="string" table:style-name="ce10">
            <text:p>itm_plate_mittens,itm_hourglass_gauntlets_ornate,</text:p>
          </table:table-cell>
          <table:table-cell office:value-type="string" table:style-name="ce24">
            <text:p>itm_woolen_hose,itm_mail_boots,itm_ankle_boots,</text:p>
          </table:table-cell>
          <table:table-cell office:value-type="string" table:style-name="ce24">
            <text:p>itm_crossbow,itm_heavy_crossbow,itm_short_bow,itm_hunting_bow,itm_bolts,itm_arrows,</text:p>
          </table:table-cell>
          <table:table-cell office:value-type="string" table:style-name="ce10">
            <text:p>itm_sword_medieval_a,itm_bayeux,itm_1mace,itm_heraldric_shieldredblack,itm_heraldric_shieldredblack,itm_heraldric_shieldblue3lys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d0008500048d575db1c39d76400000000001cca950000000000000000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orest_bandit_2&quot;,&quot;routier Archer&quot;,&quot;routiers Archers&quot;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table:style-name="ce5">
            <text:p>["forest_bandit_2","routier Archer","routiers Archers",tf_guarantee_boots|tf_guarantee_armor|tf_guarantee_ranged|tf_bandit,0,0,fac_outlaws,[itm_visored_sallet,itm_open_sallet,itm_skullcap,itm_padded_jack,itm_padded_jack,itm_white_gambeson_f1,itm_aketon_green,itm_plate_mittens,itm_hourglass_gauntlets_ornate,itm_woolen_hose,itm_mail_boots,itm_ankle_boots,itm_crossbow,itm_heavy_crossbow,itm_short_bow,itm_hunting_bow,itm_bolts,itm_arrows,itm_sword_medieval_a,itm_bayeux,itm_1mace,itm_heraldric_shieldredblack,itm_heraldric_shieldredblack,itm_heraldric_shieldblue3lys,],def_attrib2,wp(90),knows_archer_basic,0x0000000d0008500048d575db1c39d76400000000001cca950000000000000000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</text:p>
          </table:table-cell>
          <table:table-cell office:value-type="string" table:style-name="ce6">
            <text:p>Sea Raider</text:p>
          </table:table-cell>
          <table:table-cell office:value-type="string" table:style-name="ce6">
            <text:p>Sea Raiders</text:p>
          </table:table-cell>
          <table:table-cell office:value-type="string" table:style-name="ce7">
            <text:p>tf_guarantee_boots|tf_guarantee_armor|tf_guarantee_shiel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leather_cap,itm_skullcap,itm_common_hood,</text:p>
          </table:table-cell>
          <table:table-cell office:value-type="string" table:style-name="ce10">
            <text:p>itm_leather_vest,itm_leather_jerkin,itm_leather_armor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leather_boots,itm_hunter_boots,itm_hide_boots,</text:p>
          </table:table-cell>
          <table:table-cell office:value-type="string" table:style-name="ce10">
            <text:p>itm_bastard_sword_a,itm_bastard_sword_b,itm_sword_medieval_c,</text:p>
          </table:table-cell>
          <table:table-cell office:value-type="string" table:style-name="ce10">
            <text:p>itm_wooden_buckler1,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&quot;,&quot;Sea Raider&quot;,&quot;Sea Raiders&quot;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table:style-name="ce5">
            <text:p>["sea_raider","Sea Raider","Sea Raiders",tf_guarantee_boots|tf_guarantee_armor|tf_guarantee_shield|tf_bandit,0,0,fac_outlaws,[itm_leather_cap,itm_skullcap,itm_common_hood,itm_leather_vest,itm_leather_jerkin,itm_leather_armor,itm_leather_gloves,itm_leather_boots,itm_hunter_boots,itm_hide_boots,itm_bastard_sword_a,itm_bastard_sword_b,itm_sword_medieval_c,itm_wooden_buckler1,itm_woodenbuckler,],def_attrib2,wp(110),knows_warrior_basic2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a_raider_2</text:p>
          </table:table-cell>
          <table:table-cell office:value-type="string" table:style-name="ce6">
            <text:p>retondeur Archer</text:p>
          </table:table-cell>
          <table:table-cell office:value-type="string" table:style-name="ce6">
            <text:p>retondeurs Archers</text:p>
          </table:table-cell>
          <table:table-cell office:value-type="string" table:style-name="ce7">
            <text:p>tf_guarantee_boots|tf_guarantee_armor|tf_guarantee_shield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common_hood,itm_leather_cap,itm_kettlehat2,</text:p>
          </table:table-cell>
          <table:table-cell office:value-type="string" table:style-name="ce10">
            <text:p>itm_leather_armor,itm_leather_jerkin,itm_leather_ves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hide_boots,itm_hunter_boots,itm_leather_boots,</text:p>
          </table:table-cell>
          <table:table-cell office:value-type="string" table:style-name="ce24">
            <text:p>itm_short_bow,itm_short_bow,itm_arrows,</text:p>
          </table:table-cell>
          <table:table-cell office:value-type="string" table:style-name="ce10">
            <text:p>itm_cleaver,itm_military_cleaver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nord_face_young_1</text:p>
          </table:table-cell>
          <table:table-cell office:value-type="string" table:style-name="ce12">
            <text:p>0x000000003010a5cb48ad724ce16da71a00000000001d550c0000000000000000</text:p>
          </table:table-cell>
          <table:table-cell table:style-name="ce13"/>
          <table:table-cell office:value-type="string" office:string-value="[&quot;sea_raider_2&quot;,&quot;retondeur Archer&quot;,&quot;retondeurs Archers&quot;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table:style-name="ce5">
            <text:p>["sea_raider_2","retondeur Archer","retondeurs Archers",tf_guarantee_boots|tf_guarantee_armor|tf_guarantee_shield|tf_guarantee_ranged|tf_bandit,0,0,fac_outlaws,[itm_common_hood,itm_leather_cap,itm_kettlehat2,itm_leather_armor,itm_leather_jerkin,itm_leather_vest,itm_leather_gloves,itm_hide_boots,itm_hunter_boots,itm_leather_boots,itm_short_bow,itm_short_bow,itm_arrows,itm_cleaver,itm_military_cleaver_c,],def_attrib2,wp(110),knows_archer_basic,nord_face_young_1,0x000000003010a5cb48ad724ce16da71a00000000001d550c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teppe_bandit</text:p>
          </table:table-cell>
          <table:table-cell office:value-type="string" table:style-name="ce6">
            <text:p>Plundering Bandit</text:p>
          </table:table-cell>
          <table:table-cell office:value-type="string" table:style-name="ce6">
            <text:p>Plundering Bandits</text:p>
          </table:table-cell>
          <table:table-cell office:value-type="string" table:style-name="ce7">
            <text:p>tf_mounted|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10">
            <text:p>itm_nasal_helmet,itm_mail_coif,</text:p>
          </table:table-cell>
          <table:table-cell office:value-type="string" table:style-name="ce10">
            <text:p>itm_leather_vest,itm_padded_jack,itm_mail_hauberk,itm_padded_jack,itm_shirt,</text:p>
          </table:table-cell>
          <table:table-cell table:style-name="ce10"/>
          <table:table-cell office:value-type="string" table:style-name="ce24">
            <text:p>itm_hide_boots,itm_nomad_boots,</text:p>
          </table:table-cell>
          <table:table-cell office:value-type="string" table:style-name="ce10">
            <text:p>itm_ashwood_pike,itm_voulge_long,itm_voulge_long,itm_voulge_long,itm_ashwood_pik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89710a580489c724ce16da71a00000000001d550c0000000000000000</text:p>
          </table:table-cell>
          <table:table-cell office:value-type="string" table:style-name="ce12">
            <text:p>0x0000000d0008500048d575db1c39d76400000000001cca950000000000000000</text:p>
          </table:table-cell>
          <table:table-cell table:style-name="ce13"/>
          <table:table-cell office:value-type="string" office:string-value="[&quot;steppe_bandit&quot;,&quot;Plundering Bandit&quot;,&quot;Plundering Bandits&quot;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table:style-name="ce5">
            <text:p>["steppe_bandit","Plundering Bandit","Plundering Bandits",tf_mounted|tf_guarantee_boots|tf_guarantee_armor|tf_bandit,0,0,fac_outlaws,[itm_nasal_helmet,itm_mail_coif,itm_leather_vest,itm_padded_jack,itm_mail_hauberk,itm_padded_jack,itm_shirt,itm_hide_boots,itm_nomad_boots,itm_ashwood_pike,itm_voulge_long,itm_voulge_long,itm_voulge_long,itm_ashwood_pike,],def_attrib2,wp(140),knows_warrior_basic2,0x000000089710a580489c724ce16da71a00000000001d550c0000000000000000,0x0000000d0008500048d575db1c39d76400000000001cca95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</text:p>
          </table:table-cell>
          <table:table-cell office:value-type="string" table:style-name="ce6">
            <text:p>Tard Venu</text:p>
          </table:table-cell>
          <table:table-cell office:value-type="string" table:style-name="ce6">
            <text:p>Tard Venu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bascinet_3,itm_common_hood,itm_guard_helmet,itm_head_wrappings,itm_kettlehat1,</text:p>
          </table:table-cell>
          <table:table-cell office:value-type="string" table:style-name="ce10">
            <text:p>itm_padded_jack,itm_banded_armor,itm_haubergeon,itm_haubergeon,itm_leather_jerkin,</text:p>
          </table:table-cell>
          <table:table-cell office:value-type="string" table:style-name="ce24">
            <text:p>itm_mail_gauntlets,itm_leather_gloves,itm_woolen_hose,</text:p>
          </table:table-cell>
          <table:table-cell office:value-type="string" table:style-name="ce24">
            <text:p>itm_ankle_boots,itm_nomad_boots,</text:p>
          </table:table-cell>
          <table:table-cell office:value-type="string" table:style-name="ce24">
            <text:p>itm_sword_medieval_a,itm_one_handed_war_axe_a,itm_great_axe,</text:p>
          </table:table-cell>
          <table:table-cell office:value-type="string" table:style-name="ce10">
            <text:p>itm_wooden_buckler1,itm_woodenbuckler,itm_tab_shield_round_d,</text:p>
          </table:table-cell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0d045482298c84bb0db0c92200000000001ec49b0000000000000000</text:p>
          </table:table-cell>
          <table:table-cell office:value-type="string" table:style-name="ce12">
            <text:p>0x000000000d046589298c84bb0db0c92200000000001ec49b0000000000000000</text:p>
          </table:table-cell>
          <table:table-cell table:style-name="ce13"/>
          <table:table-cell office:value-type="string" office:string-value="[&quot;taiga_bandit&quot;,&quot;Tard Venu&quot;,&quot;Tard Venus&quot;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table:style-name="ce5">
            <text:p>["taiga_bandit","Tard Venu","Tard Venus",tf_guarantee_boots|tf_guarantee_armor|tf_bandit,0,0,fac_outlaws,[itm_bascinet_3,itm_common_hood,itm_guard_helmet,itm_head_wrappings,itm_kettlehat1,itm_padded_jack,itm_banded_armor,itm_haubergeon,itm_haubergeon,itm_leather_jerkin,itm_mail_gauntlets,itm_leather_gloves,itm_woolen_hose,itm_ankle_boots,itm_nomad_boots,itm_sword_medieval_a,itm_one_handed_war_axe_a,itm_great_axe,itm_wooden_buckler1,itm_woodenbuckler,itm_tab_shield_round_d,],def_attrib2,wp(110),knows_warrior_basic2,0x000000000d045482298c84bb0db0c92200000000001ec49b0000000000000000,0x000000000d046589298c84bb0db0c92200000000001ec49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2</text:p>
          </table:table-cell>
          <table:table-cell office:value-type="string" table:style-name="ce6">
            <text:p>Tard Venu Archer</text:p>
          </table:table-cell>
          <table:table-cell office:value-type="string" table:style-name="ce6">
            <text:p>Tard Venu Archers</text:p>
          </table:table-cell>
          <table:table-cell office:value-type="string" table:style-name="ce7">
            <text:p>tf_guarantee_boots|tf_guarantee_armor|tf_guarantee_ranged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guard_helmet,itm_head_wrappings,itm_kettle_hat,itm_mail_coif,</text:p>
          </table:table-cell>
          <table:table-cell office:value-type="string" table:style-name="ce24">
            <text:p>itm_tabard,itm_short_tunic,itm_mail_hauberk,itm_leather_jerkin,itm_leather_armor,</text:p>
          </table:table-cell>
          <table:table-cell table:style-name="ce10"/>
          <table:table-cell office:value-type="string" table:style-name="ce24">
            <text:p>itm_woolen_hose,itm_nomad_boots,itm_hide_boots,itm_woolen_hose,itm_woolen_hose,</text:p>
          </table:table-cell>
          <table:table-cell office:value-type="string" table:style-name="ce24">
            <text:p>itm_war_bow,itm_light_crossbow,itm_crossbow,itm_short_bow,itm_barbed_arrows,itm_arrows,itm_bolts,itm_bolts,</text:p>
          </table:table-cell>
          <table:table-cell office:value-type="string" table:style-name="ce24">
            <text:p>itm_sword_medieval_a,itm_wooden_buckler1,</text:p>
          </table:table-cell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0x000000000004758a36db6db6db6db6db00000000001db6db0000000000000000</text:p>
          </table:table-cell>
          <table:table-cell office:value-type="string" table:style-name="ce12">
            <text:p>vaegir_face_old_2</text:p>
          </table:table-cell>
          <table:table-cell table:style-name="ce13"/>
          <table:table-cell office:value-type="string" office:string-value="[&quot;taiga_bandit_2&quot;,&quot;Tard Venu Archer&quot;,&quot;Tard Venu Archers&quot;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table:style-name="ce5">
            <text:p>["taiga_bandit_2","Tard Venu Archer","Tard Venu Archers",tf_guarantee_boots|tf_guarantee_armor|tf_guarantee_ranged|tf_bandit,0,0,fac_outlaws,[itm_guard_helmet,itm_head_wrappings,itm_kettle_hat,itm_mail_coif,itm_tabard,itm_short_tunic,itm_mail_hauberk,itm_leather_jerkin,itm_leather_armor,itm_woolen_hose,itm_nomad_boots,itm_hide_boots,itm_woolen_hose,itm_woolen_hose,itm_war_bow,itm_light_crossbow,itm_crossbow,itm_short_bow,itm_barbed_arrows,itm_arrows,itm_bolts,itm_bolts,itm_sword_medieval_a,itm_wooden_buckler1,],def_attrib2,wp(110),knows_archer_basic,0x000000000004758a36db6db6db6db6db00000000001db6db0000000000000000,vaegir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aiga_bandit_3</text:p>
          </table:table-cell>
          <table:table-cell office:value-type="string" table:style-name="ce6">
            <text:p>Tard Venu Vougier</text:p>
          </table:table-cell>
          <table:table-cell office:value-type="string" table:style-name="ce6">
            <text:p>Tard Venus Vougiers</text:p>
          </table:table-cell>
          <table:table-cell office:value-type="string" table:style-name="ce7">
            <text:p>tf_guarantee_boots|tf_guarantee_armor|tf_bandit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cap,itm_head_wrappings,itm_common_hood,</text:p>
          </table:table-cell>
          <table:table-cell office:value-type="string" table:style-name="ce10">
            <text:p>itm_mail_hauberk,itm_linen_tunic,itm_coarse_tunic,itm_aketon_green,</text:p>
          </table:table-cell>
          <table:table-cell office:value-type="string" table:style-name="ce24">
            <text:p>itm_leather_gloves,</text:p>
          </table:table-cell>
          <table:table-cell office:value-type="string" table:style-name="ce24">
            <text:p>itm_woolen_hose,itm_woolen_hose,itm_blue_hose,</text:p>
          </table:table-cell>
          <table:table-cell office:value-type="string" table:style-name="ce24">
            <text:p>itm_voulge_long,itm_voulge_long,itm_voulge_long,itm_spetum_3,</text:p>
          </table:table-cell>
          <table:table-cell table:style-name="ce10"/>
          <table:table-cell table:style-name="ce24"/>
          <table:table-cell office:value-type="string" table:style-name="ce11">
            <text:p>def_attrib2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vaegir_face_young_1</text:p>
          </table:table-cell>
          <table:table-cell office:value-type="string" table:style-name="ce12">
            <text:p>0x00000000000485cb36db6db6db6db6db00000000001db6db0000000000000000</text:p>
          </table:table-cell>
          <table:table-cell table:style-name="ce13"/>
          <table:table-cell office:value-type="string" office:string-value="[&quot;taiga_bandit_3&quot;,&quot;Tard Venu Vougier&quot;,&quot;Tard Venus Vougiers&quot;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table:style-name="ce5">
            <text:p>["taiga_bandit_3","Tard Venu Vougier","Tard Venus Vougiers",tf_guarantee_boots|tf_guarantee_armor|tf_bandit,0,0,fac_outlaws,[itm_leather_cap,itm_head_wrappings,itm_common_hood,itm_mail_hauberk,itm_linen_tunic,itm_coarse_tunic,itm_aketon_green,itm_leather_gloves,itm_woolen_hose,itm_woolen_hose,itm_blue_hose,itm_voulge_long,itm_voulge_long,itm_voulge_long,itm_spetum_3,],def_attrib2,wp(110),knows_warrior_basic2,vaegir_face_young_1,0x00000000000485cb36db6db6db6db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desert_bandit</text:p>
          </table:table-cell>
          <table:table-cell office:value-type="string" table:style-name="ce6">
            <text:p>Desert Bandit</text:p>
          </table:table-cell>
          <table:table-cell office:value-type="string" table:style-name="ce6">
            <text:p>Desert Bandits</text:p>
          </table:table-cell>
          <table:table-cell office:value-type="string" table:style-name="ce7">
            <text:p>tf_bandit|tf_guarantee_boots|tf_guarantee_armor|tf_guarantee_horse|tf_mount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leather_steppe_cap_b,</text:p>
          </table:table-cell>
          <table:table-cell table:style-name="ce24"/>
          <table:table-cell table:style-name="ce10"/>
          <table:table-cell table:style-name="ce24"/>
          <table:table-cell office:value-type="string" table:style-name="ce24">
            <text:p>itm_arabian_sword_a,itm_winged_mace,itm_spear,itm_light_lance,itm_jarid,</text:p>
          </table:table-cell>
          <table:table-cell office:value-type="string" table:style-name="ce24">
            <text:p>itm_arrows,itm_nomad_bow,itm_short_bow,itm_jarid,itm_leather_covered_round_shield,itm_leather_covered_round_shield,</text:p>
          </table:table-cell>
          <table:table-cell office:value-type="string" table:style-name="ce24">
            <text:p>itm_saddle_horse,itm_arabian_horse_a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archer_basic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desert_bandit&quot;,&quot;Desert Bandit&quot;,&quot;Desert Bandits&quot;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table:style-name="ce5">
            <text:p>["desert_bandit","Desert Bandit","Desert Bandits",tf_bandit|tf_guarantee_boots|tf_guarantee_armor|tf_guarantee_horse|tf_mounted,0,0,fac_outlaws,[itm_leather_steppe_cap_b,itm_arabian_sword_a,itm_winged_mace,itm_spear,itm_light_lance,itm_jarid,itm_arrows,itm_nomad_bow,itm_short_bow,itm_jarid,itm_leather_covered_round_shield,itm_leather_covered_round_shield,itm_saddle_horse,itm_arabian_horse_a,],def_attrib_b,wp(100),knows_archer_basic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lack_khergit_horseman</text:p>
          </table:table-cell>
          <table:table-cell office:value-type="string" table:style-name="ce6">
            <text:p>Black Khergit Horseman</text:p>
          </table:table-cell>
          <table:table-cell office:value-type="string" table:style-name="ce6">
            <text:p>Black Khergit Horseman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outlaws</text:p>
          </table:table-cell>
          <table:table-cell office:value-type="string" table:style-name="ce24">
            <text:p>itm_khergit_war_helmet,itm_khergit_war_helmet,</text:p>
          </table:table-cell>
          <table:table-cell office:value-type="string" table:style-name="ce10">
            <text:p>itm_mail_hauberk,</text:p>
          </table:table-cell>
          <table:table-cell table:style-name="ce24"/>
          <table:table-cell office:value-type="string" table:style-name="ce24">
            <text:p>itm_hide_boots,</text:p>
          </table:table-cell>
          <table:table-cell office:value-type="string" table:style-name="ce24">
            <text:p>itm_arrows,itm_sword_khergit_2,itm_scimitar,itm_scimitar,itm_winged_mace,itm_spear,itm_lance,itm_khergit_bow,itm_khergit_bow,itm_nomad_bow,itm_nomad_bow,</text:p>
          </table:table-cell>
          <table:table-cell office:value-type="string" table:style-name="ce10">
            <text:p>itm_tab_shield_heater_cav_a,itm_tab_shield_heater_cav_a,</text:p>
          </table:table-cell>
          <table:table-cell office:value-type="string" table:style-name="ce24">
            <text:p>itm_saddle_horse,itm_steppe_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khergit_face_young_1</text:p>
          </table:table-cell>
          <table:table-cell office:value-type="string" table:style-name="ce12">
            <text:p>khergit_face_old_2</text:p>
          </table:table-cell>
          <table:table-cell table:style-name="ce13"/>
          <table:table-cell office:value-type="string" office:string-value="[&quot;black_khergit_horseman&quot;,&quot;Black Khergit Horseman&quot;,&quot;Black Khergit Horsemans&quot;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table:style-name="ce5">
            <text:p>["black_khergit_horseman","Black Khergit Horseman","Black Khergit Horsemans",tf_mounted|tf_guarantee_boots|tf_guarantee_armor|tf_guarantee_horse,0,0,fac_outlaws,[itm_khergit_war_helmet,itm_khergit_war_helmet,itm_mail_hauberk,itm_hide_boots,itm_arrows,itm_sword_khergit_2,itm_scimitar,itm_scimitar,itm_winged_mace,itm_spear,itm_lance,itm_khergit_bow,itm_khergit_bow,itm_nomad_bow,itm_nomad_bow,itm_tab_shield_heater_cav_a,itm_tab_shield_heater_cav_a,itm_saddle_horse,itm_steppe_horse,],def_attrib2_b,wp(100),knows_warrior_basic2,khergit_face_young_1,khergit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nhunter</text:p>
          </table:table-cell>
          <table:table-cell office:value-type="string" table:style-name="ce6">
            <text:p>Manhunter</text:p>
          </table:table-cell>
          <table:table-cell office:value-type="string" table:style-name="ce6">
            <text:p>Man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manhunters</text:p>
          </table:table-cell>
          <table:table-cell office:value-type="string" table:style-name="ce24">
            <text:p>itm_nasal_helmet,</text:p>
          </table:table-cell>
          <table:table-cell office:value-type="string" table:style-name="ce24">
            <text:p>itm_padded_cloth,itm_aketon_green,itm_aketon_green,</text:p>
          </table:table-cell>
          <table:table-cell table:style-name="ce10"/>
          <table:table-cell office:value-type="string" table:style-name="ce24">
            <text:p>itm_nomad_boots,itm_wrapping_boots,</text:p>
          </table:table-cell>
          <table:table-cell office:value-type="string" table:style-name="ce24">
            <text:p>itm_mace_3,itm_winged_mace,</text:p>
          </table:table-cell>
          <table:table-cell office:value-type="string" table:style-name="ce24">
            <text:p>itm_wooden_shield,</text:p>
          </table:table-cell>
          <table:table-cell office:value-type="string" table:style-name="ce24">
            <text:p>itm_sumpter_horse,</text:p>
          </table:table-cell>
          <table:table-cell office:value-type="string" table:style-name="ce11">
            <text:p>def_attrib_b</text:p>
          </table:table-cell>
          <table:table-cell office:value-type="string" table:style-name="ce11">
            <text:p>wp(50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manhunter&quot;,&quot;Manhunter&quot;,&quot;Manhunters&quot;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table:style-name="ce5">
            <text:p>["manhunter","Manhunter","Manhunters",tf_mounted|tf_guarantee_boots|tf_guarantee_armor|tf_guarantee_helmet|tf_guarantee_horse|tf_guarantee_shield,0,0,fac_manhunters,[itm_nasal_helmet,itm_padded_cloth,itm_aketon_green,itm_aketon_green,itm_nomad_boots,itm_wrapping_boots,itm_mace_3,itm_winged_mace,itm_wooden_shield,itm_sumpter_horse,],def_attrib_b,wp(50),knows_warrior_basic,bandit_face1,bandit_face2],</text:p>
          </table:table-cell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Farmers / Mercenaries<text:s/></text:p>
          </table:table-cell>
          <table:table-cell table:number-columns-repeated="19" table:style-name="ce5"/>
          <table:table-cell office:value-type="string" office:string-value="#Farmers / Mercenaries 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table:style-name="ce5">
            <text:p>#Farmers / Mercenaries<text:s/>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armer</text:p>
          </table:table-cell>
          <table:table-cell office:value-type="string" table:style-name="ce6">
            <text:p>Farmer</text:p>
          </table:table-cell>
          <table:table-cell office:value-type="string" table:style-name="ce6">
            <text:p>Farmers</text:p>
          </table:table-cell>
          <table:table-cell office:value-type="string" table:style-name="ce7">
            <text:p>tf_guarantee_armor|tf_guarantee_boot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straw_hat,itm_leather_cap,</text:p>
          </table:table-cell>
          <table:table-cell office:value-type="string" table:style-name="ce24">
            <text:p>itm_coarse_tunic,itm_leather_apron,itm_linen_tunic,</text:p>
          </table:table-cell>
          <table:table-cell table:style-name="ce10"/>
          <table:table-cell office:value-type="string" table:style-name="ce10">
            <text:p>itm_blue_hose,itm_wrapping_boots,</text:p>
          </table:table-cell>
          <table:table-cell office:value-type="string" table:style-name="ce24">
            <text:p>itm_club,itm_hammer,itm_pickaxe,itm_sickle,itm_cleaver,itm_knife,itm_butchering_knife,itm_hatchet,itm_pitch_fork,itm_boar_spear,itm_scythe,itm_staff,</text:p>
          </table:table-cell>
          <table:table-cell table:number-columns-repeated="2"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6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farmer&quot;,&quot;Farmer&quot;,&quot;Farmers&quot;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table:style-name="ce5">
            <text:p>["farmer","Farmer","Farmers",tf_guarantee_armor|tf_guarantee_boots,0,0,fac_commoners,[itm_straw_hat,itm_leather_cap,itm_coarse_tunic,itm_leather_apron,itm_linen_tunic,itm_blue_hose,itm_wrapping_boots,itm_club,itm_hammer,itm_pickaxe,itm_sickle,itm_cleaver,itm_knife,itm_butchering_knife,itm_hatchet,itm_pitch_fork,itm_boar_spear,itm_scythe,itm_staff,],def_attrib,wp(60),knows_common_kham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wnsman</text:p>
          </table:table-cell>
          <table:table-cell office:value-type="string" table:style-name="ce6">
            <text:p>Townsman</text:p>
          </table:table-cell>
          <table:table-cell office:value-type="string" table:style-name="ce6">
            <text:p>Towns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oif_new_e1,itm_skullcap,</text:p>
          </table:table-cell>
          <table:table-cell office:value-type="string" table:style-name="ce10">
            <text:p>itm_leather_armor,itm_leather_vestgreen,</text:p>
          </table:table-cell>
          <table:table-cell table:style-name="ce10"/>
          <table:table-cell office:value-type="string" table:style-name="ce10">
            <text:p>itm_hide_boots,itm_nomad_boots,</text:p>
          </table:table-cell>
          <table:table-cell office:value-type="string" table:style-name="ce10">
            <text:p>itm_1mace,itm_2mace,itm_4mace,itm_1club,itm_fighting_pick,itm_gaddhjalt,itm_ritter,itm_reeve,itm_hand_axe,itm_military_fork,itm_battle_fork,itm_spear,itm_pike,itm_3polehammer,</text:p>
          </table:table-cell>
          <table:table-cell table:number-columns-repeated="2"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wnsman&quot;,&quot;Townsman&quot;,&quot;Townsmen&quot;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table:style-name="ce5">
            <text:p>["townsman","Townsman","Townsmen",tf_guarantee_boots|tf_guarantee_armor,0,0,fac_commoners,[itm_coif_new_e1,itm_skullcap,itm_leather_armor,itm_leather_vestgreen,itm_hide_boots,itm_nomad_boots,itm_1mace,itm_2mace,itm_4mace,itm_1club,itm_fighting_pick,itm_gaddhjalt,itm_ritter,itm_reeve,itm_hand_axe,itm_military_fork,itm_battle_fork,itm_spear,itm_pike,itm_3polehammer,],def_attrib_b,wp(75),knows_warrior_basic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watchman</text:p>
          </table:table-cell>
          <table:table-cell office:value-type="string" table:style-name="ce6">
            <text:p>Watchman</text:p>
          </table:table-cell>
          <table:table-cell office:value-type="string" table:style-name="ce6">
            <text:p>Watchm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nasal_helmet,itm_segmented_helmet,itm_mail_coif,</text:p>
          </table:table-cell>
          <table:table-cell office:value-type="string" table:style-name="ce10">
            <text:p>itm_padded_cloth,itm_padded_leatherblack,itm_leather_jerkingreen,</text:p>
          </table:table-cell>
          <table:table-cell table:style-name="ce10"/>
          <table:table-cell office:value-type="string" table:style-name="ce24">
            <text:p>itm_leather_boots,itm_mail_chausses,</text:p>
          </table:table-cell>
          <table:table-cell office:value-type="string" table:style-name="ce25">
            <text:p>itm_squire,itm_laird,itm_caithness,itm_fighting_axe,itm_woodenbuckler,</text:p>
          </table:table-cell>
          <table:table-cell office:value-type="string" table:style-name="ce24">
            <text:p>itm_tab_shield_round_b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watchman&quot;,&quot;Watchman&quot;,&quot;Watchmen&quot;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table:style-name="ce5">
            <text:p>["watchman","Watchman","Watchmen",tf_guarantee_boots|tf_guarantee_armor,0,0,fac_commoners,[itm_nasal_helmet,itm_segmented_helmet,itm_mail_coif,itm_padded_cloth,itm_padded_leatherblack,itm_leather_jerkingreen,itm_leather_boots,itm_mail_chausses,itm_squire,itm_laird,itm_caithness,itm_fighting_axe,itm_woodenbuckler,itm_tab_shield_round_b,],def_attrib_b,wp(8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aravan_guard</text:p>
          </table:table-cell>
          <table:table-cell office:value-type="string" table:style-name="ce6">
            <text:p>Caravan_Guard</text:p>
          </table:table-cell>
          <table:table-cell office:value-type="string" table:style-name="ce6">
            <text:p>Caravan_Guard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splinted_greaves,itm_mail_boots,</text:p>
          </table:table-cell>
          <table:table-cell office:value-type="string" table:style-name="ce10">
            <text:p>itm_hersir,itm_huskarl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aravan_guard&quot;,&quot;Caravan_Guard&quot;,&quot;Caravan_Guards&quot;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table:style-name="ce5">
            <text:p>["caravan_guard","Caravan_Guard","Caravan_Guards",tf_mounted|tf_guarantee_boots|tf_guarantee_armor|tf_guarantee_horse,0,0,fac_commoners,[itm_kettle_hat,itm_nasal_helmet,itm_mail_coif_full,itm_mail_shirtdeer,itm_mail_shirtgreen,itm_mail_hauberk,itm_leather_gloves,itm_splinted_greaves,itm_mail_boots,itm_hersir,itm_huskarl,itm_nordic_shield,itm_tab_shield_kite_c,itm_courser,itm_hunter,],def_attrib2,wp(95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onk</text:p>
          </table:table-cell>
          <table:table-cell office:value-type="string" table:style-name="ce6">
            <text:p>Millicien</text:p>
          </table:table-cell>
          <table:table-cell office:value-type="string" table:style-name="ce6">
            <text:p>Millicien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shirt,</text:p>
          </table:table-cell>
          <table:table-cell table:style-name="ce10"/>
          <table:table-cell office:value-type="string" table:style-name="ce24">
            <text:p>itm_hunter_boots,</text:p>
          </table:table-cell>
          <table:table-cell office:value-type="string" table:style-name="ce24">
            <text:p>itm_club,itm_knife,itm_staff,itm_staff,</text:p>
          </table:table-cell>
          <table:table-cell table:style-name="ce24"/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7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monk&quot;,&quot;Millicien&quot;,&quot;Millicien&quot;,tf_guarantee_boots|tf_guarantee_armor,0,0,fac_commoners,[itm_shirt,itm_hunter_boots,itm_club,itm_knife,itm_staff,itm_staff,],def_attrib_b,wp(75),knows_warrior_basic,man_face_young_1,man_face_older_2],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table:style-name="ce5">
            <text:p>["monk","Millicien","Millicien",tf_guarantee_boots|tf_guarantee_armor,0,0,fac_commoners,[itm_shirt,itm_hunter_boots,itm_club,itm_knife,itm_staff,itm_staff,],def_attrib_b,wp(75),knows_warrior_basic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lumberman</text:p>
          </table:table-cell>
          <table:table-cell office:value-type="string" table:style-name="ce6">
            <text:p>Boureau</text:p>
          </table:table-cell>
          <table:table-cell office:value-type="string" table:style-name="ce6">
            <text:p>Boureau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</text:p>
          </table:table-cell>
          <table:table-cell office:value-type="string" table:style-name="ce10">
            <text:p>itm_pilgrim_disguise,itm_rawhide_coat,itm_rawhide_coatwhite,</text:p>
          </table:table-cell>
          <table:table-cell office:value-type="string" table:style-name="ce10">
            <text:p>itm_leather_gloves,itm_leather_gloves,</text:p>
          </table:table-cell>
          <table:table-cell office:value-type="string" table:style-name="ce24">
            <text:p>itm_hunter_boots,itm_leather_boots,</text:p>
          </table:table-cell>
          <table:table-cell office:value-type="string" table:style-name="ce10">
            <text:p>itm_hand_axe,itm_fighting_axe,itm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lumberman&quot;,&quot;Boureau&quot;,&quot;Boureau&quot;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table:style-name="ce5">
            <text:p>["lumberman","Boureau","Boureau",tf_guarantee_boots|tf_guarantee_armor,0,0,fac_commoners,[itm_leather_cap,itm_pilgrim_disguise,itm_rawhide_coat,itm_rawhide_coatwhite,itm_leather_gloves,itm_leather_gloves,itm_hunter_boots,itm_leather_boots,itm_hand_axe,itm_fighting_axe,itm_axe,],def_attrib2,wp(80),knows_warrior_basic2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priest</text:p>
          </table:table-cell>
          <table:table-cell office:value-type="string" table:style-name="ce6">
            <text:p>Piquier millicien</text:p>
          </table:table-cell>
          <table:table-cell office:value-type="string" table:style-name="ce6">
            <text:p>Piquiers millicien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</text:p>
          </table:table-cell>
          <table:table-cell table:style-name="ce10"/>
          <table:table-cell office:value-type="string" table:style-name="ce24">
            <text:p>itm_leather_boots,itm_mail_chausses,</text:p>
          </table:table-cell>
          <table:table-cell office:value-type="string" table:style-name="ce24">
            <text:p>itm_club,itm_knife,itm_staff,itm_staff,itm_voulge_3,itm_voulge_1,itm_2glaive,</text:p>
          </table:table-cell>
          <table:table-cell table:style-name="ce24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man_face_young_1</text:p>
          </table:table-cell>
          <table:table-cell office:value-type="string" table:style-name="ce12">
            <text:p>man_face_older_2</text:p>
          </table:table-cell>
          <table:table-cell table:style-name="ce13"/>
          <table:table-cell office:value-type="string" office:string-value="[&quot;priest&quot;,&quot;Piquier millicien&quot;,&quot;Piquiers milliciens&quot;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table:style-name="ce5">
            <text:p>["priest","Piquier millicien","Piquiers milliciens",tf_guarantee_boots|tf_guarantee_armor,0,0,fac_commoners,[itm_long_mail_coat,itm_mail_shirt,itm_leather_boots,itm_mail_chausses,itm_club,itm_knife,itm_staff,itm_staff,itm_voulge_3,itm_voulge_1,itm_2glaive,],def_attrib2,wp(80),knows_warrior_basic2,man_face_young_1,man_face_older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executioner</text:p>
          </table:table-cell>
          <table:table-cell office:value-type="string" table:style-name="ce6">
            <text:p>Executioner</text:p>
          </table:table-cell>
          <table:table-cell office:value-type="string" table:style-name="ce6">
            <text:p>Execution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mail_chausses,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leather_boots,itm_mail_chausses,</text:p>
          </table:table-cell>
          <table:table-cell office:value-type="string" table:style-name="ce10">
            <text:p>itm_battle_axe,itm_war_axe,</text:p>
          </table:table-cell>
          <table:table-cell table:number-columns-repeated="2"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executioner&quot;,&quot;Executioner&quot;,&quot;Executioners&quot;,tf_guarantee_boots|tf_guarantee_armor,0,0,fac_commoners,[itm_mail_chausses,itm_robeblack,itm_common_hoodblack,itm_leather_gloves,itm_leather_boots,itm_mail_chausses,itm_battle_axe,itm_war_axe,],def_attrib2,wp(95),knows_warrior_normal,swadian_face_young_1,swadian_face_old_2],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table:style-name="ce5">
            <text:p>["executioner","Executioner","Executioners",tf_guarantee_boots|tf_guarantee_armor,0,0,fac_commoners,[itm_mail_chausses,itm_robeblack,itm_common_hoodblack,itm_leather_gloves,itm_leather_boots,itm_mail_chausses,itm_battle_axe,itm_war_ax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entry</text:p>
          </table:table-cell>
          <table:table-cell office:value-type="string" table:style-name="ce6">
            <text:p>Sentry</text:p>
          </table:table-cell>
          <table:table-cell office:value-type="string" table:style-name="ce6">
            <text:p>Sentri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4">
            <text:p>itm_splinted_greaves,itm_mail_boots,</text:p>
          </table:table-cell>
          <table:table-cell office:value-type="string" table:style-name="ce24">
            <text:p>itm_templar,itm_bayeux,itm_hospitaller,</text:p>
          </table:table-cell>
          <table:table-cell office:value-type="string" table:style-name="ce24">
            <text:p>itm_nordic_shield,itm_tab_shield_kite_c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sentry&quot;,&quot;Sentry&quot;,&quot;Sentries&quot;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table:style-name="ce5">
            <text:p>["sentry","Sentry","Sentries",tf_guarantee_boots|tf_guarantee_armor,0,0,fac_commoners,[itm_kettle_hat,itm_nasal_helmet,itm_mail_coif_full,itm_mail_shirtdeer,itm_mail_shirtgreen,itm_mail_hauberk,itm_splinted_greaves,itm_mail_boots,itm_templar,itm_bayeux,itm_hospitaller,itm_nordic_shield,itm_tab_shield_kite_c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haplain</text:p>
          </table:table-cell>
          <table:table-cell office:value-type="string" table:style-name="ce6">
            <text:p>Piquier millicien lourd</text:p>
          </table:table-cell>
          <table:table-cell office:value-type="string" table:style-name="ce6">
            <text:p>Piquiers milliciens lourd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long_mail_coat,itm_mail_shirt,itm_mail_hauberk,</text:p>
          </table:table-cell>
          <table:table-cell office:value-type="string" table:style-name="ce10">
            <text:p>itm_leather_gloves,itm_mail_mittens,itm_mail_gauntlets,</text:p>
          </table:table-cell>
          <table:table-cell office:value-type="string" table:style-name="ce24">
            <text:p>itm_mail_chausses,itm_mail_boots,</text:p>
          </table:table-cell>
          <table:table-cell office:value-type="string" table:style-name="ce24">
            <text:p>itm_knife,itm_bill,itm_fauchard_fork_2,itm_bardiche_5,</text:p>
          </table:table-cell>
          <table:table-cell table:style-name="ce24"/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haplain&quot;,&quot;Piquier millicien lourd&quot;,&quot;Piquiers milliciens lourds&quot;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table:style-name="ce5">
            <text:p>["chaplain","Piquier millicien lourd","Piquiers milliciens lourds",tf_guarantee_boots|tf_guarantee_armor,0,0,fac_commoners,[itm_long_mail_coat,itm_mail_shirt,itm_mail_hauberk,itm_leather_gloves,itm_mail_mittens,itm_mail_gauntlets,itm_mail_chausses,itm_mail_boots,itm_knife,itm_bill,itm_fauchard_fork_2,itm_bardiche_5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torturer</text:p>
          </table:table-cell>
          <table:table-cell office:value-type="string" table:style-name="ce6">
            <text:p>Tortionaire</text:p>
          </table:table-cell>
          <table:table-cell office:value-type="string" table:style-name="ce6">
            <text:p>Tortionaire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table:style-name="ce10"/>
          <table:table-cell office:value-type="string" table:style-name="ce10">
            <text:p>itm_robeblack,itm_common_hoodblack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mail_boots,</text:p>
          </table:table-cell>
          <table:table-cell office:value-type="string" table:style-name="ce10">
            <text:p>itm_great_axe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torturer&quot;,&quot;Tortionaire&quot;,&quot;Tortionaires&quot;,tf_guarantee_boots|tf_guarantee_armor,0,0,fac_commoners,[itm_robeblack,itm_common_hoodblack,itm_leather_gloves,itm_mail_boots,itm_great_axe,],def_attrib2_b,wp(110),knows_warrior_veteran,swadian_face_young_1,swadian_face_old_2],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table:style-name="ce5">
            <text:p>["torturer","Tortionaire","Tortionaires",tf_guarantee_boots|tf_guarantee_armor,0,0,fac_commoners,[itm_robeblack,itm_common_hoodblack,itm_leather_gloves,itm_mail_boots,itm_great_axe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ity_guard</text:p>
          </table:table-cell>
          <table:table-cell office:value-type="string" table:style-name="ce6">
            <text:p>City_Guard</text:p>
          </table:table-cell>
          <table:table-cell office:value-type="string" table:style-name="ce6">
            <text:p>City_Guards</text:p>
          </table:table-cell>
          <table:table-cell office:value-type="string" table:style-name="ce7">
            <text:p>tf_guarantee_shield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itm_early_transitional_boar,itm_early_transitional_teu,itm_early_transitional_horse,</text:p>
          </table:table-cell>
          <table:table-cell office:value-type="string" table:style-name="ce10">
            <text:p>itm_leather_gloves,</text:p>
          </table:table-cell>
          <table:table-cell office:value-type="string" table:style-name="ce24">
            <text:p>itm_mail_boots,itm_iron_greaves,</text:p>
          </table:table-cell>
          <table:table-cell office:value-type="string" table:style-name="ce10">
            <text:p>itm_senlac,itm_knight,itm_count,itm_castellan,itm_sempach,</text:p>
          </table:table-cell>
          <table:table-cell office:value-type="string" table:style-name="ce10">
            <text:p>itm_tab_shield_kite_c,itm_tab_shield_kite_c,itm_tab_shield_kite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city_guard&quot;,&quot;City_Guard&quot;,&quot;City_Guards&quot;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table:style-name="ce5">
            <text:p>["city_guard","City_Guard","City_Guards",tf_guarantee_shield|tf_guarantee_boots|tf_guarantee_armor,0,0,fac_commoners,[itm_guard_helmet,itm_black_helmetgrey,itm_visored_sallet_coif,itm_visored_sallet_coif,itm_visored_sallet_coif,itm_gothic_armour,itm_early_transitional_boar,itm_early_transitional_teu,itm_early_transitional_horse,itm_leather_gloves,itm_mail_boots,itm_iron_greaves,itm_senlac,itm_knight,itm_count,itm_castellan,itm_sempach,itm_tab_shield_kite_c,itm_tab_shield_kite_c,itm_tab_shield_kite_c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bishop</text:p>
          </table:table-cell>
          <table:table-cell office:value-type="string" table:style-name="ce6">
            <text:p>Hallbardier</text:p>
          </table:table-cell>
          <table:table-cell office:value-type="string" table:style-name="ce6">
            <text:p>Hallbardiers</text:p>
          </table:table-cell>
          <table:table-cell office:value-type="string" table:style-name="ce7">
            <text:p>tf_guarantee_boots|tf_guarantee_armor|tf_guarantee_gloves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chapel_de_fer,itm_chapel_de_fer,itm_nasal_helmet,</text:p>
          </table:table-cell>
          <table:table-cell office:value-type="string" table:style-name="ce10">
            <text:p>itm_gothic_armour,itm_milanese_armour,</text:p>
          </table:table-cell>
          <table:table-cell office:value-type="string" table:style-name="ce10">
            <text:p>itm_shynbaulds,itm_steel_greaves,</text:p>
          </table:table-cell>
          <table:table-cell table:style-name="ce24"/>
          <table:table-cell office:value-type="string" table:style-name="ce24">
            <text:p>itm_lui_vaegirhallberd,itm_lui_vaegirhallberd,itm_lui_smallhallberda,</text:p>
          </table:table-cell>
          <table:table-cell table:style-name="ce24"/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bishop&quot;,&quot;Hallbardier&quot;,&quot;Hallbardiers&quot;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table:style-name="ce5">
            <text:p>["bishop","Hallbardier","Hallbardiers",tf_guarantee_boots|tf_guarantee_armor|tf_guarantee_gloves,0,0,fac_commoners,[itm_chapel_de_fer,itm_chapel_de_fer,itm_nasal_helmet,itm_gothic_armour,itm_milanese_armour,itm_shynbaulds,itm_steel_greaves,itm_lui_vaegirhallberd,itm_lui_vaegirhallberd,itm_lui_smallhallberda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rider</text:p>
          </table:table-cell>
          <table:table-cell office:value-type="string" table:style-name="ce6">
            <text:p>Rider</text:p>
          </table:table-cell>
          <table:table-cell office:value-type="string" table:style-name="ce6">
            <text:p>Riders</text:p>
          </table:table-cell>
          <table:table-cell office:value-type="string" table:style-name="ce7">
            <text:p>tf_mounted|tf_guarantee_boots|tf_guarantee_armor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nasal_helmet,itm_mail_coif_full,</text:p>
          </table:table-cell>
          <table:table-cell office:value-type="string" table:style-name="ce10">
            <text:p>itm_mail_shirtdeer,itm_mail_shirtgreen,itm_mail_hauberk,</text:p>
          </table:table-cell>
          <table:table-cell table:style-name="ce10"/>
          <table:table-cell office:value-type="string" table:style-name="ce24">
            <text:p>itm_splinted_greaves,itm_mail_boots,</text:p>
          </table:table-cell>
          <table:table-cell office:value-type="string" table:style-name="ce10">
            <text:p>itm_templar,itm_bayeux,itm_hospitaller,</text:p>
          </table:table-cell>
          <table:table-cell office:value-type="string" table:style-name="ce10">
            <text:p>itm_nordic_shield,itm_tab_shield_kite_c,</text:p>
          </table:table-cell>
          <table:table-cell office:value-type="string" table:style-name="ce10">
            <text:p>itm_sumpter_horse,itm_saddle_horse,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9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rider&quot;,&quot;Rider&quot;,&quot;Riders&quot;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table:style-name="ce5">
            <text:p>["rider","Rider","Riders",tf_mounted|tf_guarantee_boots|tf_guarantee_armor|tf_guarantee_horse,0,0,fac_commoners,[itm_kettle_hat,itm_nasal_helmet,itm_mail_coif_full,itm_mail_shirtdeer,itm_mail_shirtgreen,itm_mail_hauberk,itm_splinted_greaves,itm_mail_boots,itm_templar,itm_bayeux,itm_hospitaller,itm_nordic_shield,itm_tab_shield_kite_c,itm_sumpter_horse,itm_saddle_horse,itm_steppe_horse,],def_attrib2,wp(95),knows_warrior_normal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aster_rider</text:p>
          </table:table-cell>
          <table:table-cell office:value-type="string" table:style-name="ce6">
            <text:p>Master_Rider</text:p>
          </table:table-cell>
          <table:table-cell office:value-type="string" table:style-name="ce6">
            <text:p>Master_Rid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black_helmetgrey,itm_visored_sallet_coif,itm_visored_sallet_coif,itm_visored_sallet_coif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mail_mittens,</text:p>
          </table:table-cell>
          <table:table-cell office:value-type="string" table:style-name="ce24">
            <text:p>itm_mail_boots,itm_iron_greaves,</text:p>
          </table:table-cell>
          <table:table-cell office:value-type="string" table:style-name="ce10">
            <text:p>itm_clontarf,itm_jarl,</text:p>
          </table:table-cell>
          <table:table-cell office:value-type="string" table:style-name="ce10">
            <text:p>itm_tab_shield_kite_c,itm_tab_shield_kite_c,itm_tab_shield_kite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master_rider&quot;,&quot;Master_Rider&quot;,&quot;Master_Riders&quot;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table:style-name="ce5">
            <text:p>["master_rider","Master_Rider","Master_Riders",tf_mounted|tf_guarantee_boots|tf_guarantee_armor|tf_guarantee_helmet|tf_guarantee_horse,0,0,fac_commoners,[itm_guard_helmet,itm_black_helmetgrey,itm_visored_sallet_coif,itm_visored_sallet_coif,itm_visored_sallet_coif,itm_gothic_armour,itm_mail_mittens,itm_mail_boots,itm_iron_greaves,itm_clontarf,itm_jarl,itm_tab_shield_kite_c,itm_tab_shield_kite_c,itm_tab_shield_kite_c,itm_courser,itm_hunter,],def_attrib2_b,wp(11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14">
            <text:p>Mercenaries</text:p>
          </table:table-cell>
          <table:table-cell table:number-columns-repeated="18" table:style-name="ce14"/>
          <table:table-cell table:number-columns-repeated="2" table:style-name="ce15"/>
          <table:table-cell table:number-columns-repeated="16363" table:style-name="ce16"/>
        </table:table-row>
        <table:table-row table:style-name="ro1">
          <table:table-cell office:value-type="string" table:style-name="ce6">
            <text:p>mercenary_crossbowman</text:p>
          </table:table-cell>
          <table:table-cell office:value-type="string" table:style-name="ce6">
            <text:p>Mercenary Crossbowman</text:p>
          </table:table-cell>
          <table:table-cell office:value-type="string" table:style-name="ce6">
            <text:p>Mercenary Crossbowmen</text:p>
          </table:table-cell>
          <table:table-cell office:value-type="string" table:style-name="ce7">
            <text:p>tf_guarantee_boots|tf_guarantee_armor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leather_cap,itm_padded_coif,itm_footman_helmet,</text:p>
          </table:table-cell>
          <table:table-cell office:value-type="string" table:style-name="ce10">
            <text:p>itm_padded_cloth,itm_leather_jerkin,</text:p>
          </table:table-cell>
          <table:table-cell office:value-type="string" table:style-name="ce10">
            <text:p>itm_nomad_boots,itm_wrapping_boots,</text:p>
          </table:table-cell>
          <table:table-cell table:style-name="ce24"/>
          <table:table-cell office:value-type="string" table:style-name="ce24">
            <text:p>itm_bolts,itm_spiked_club,itm_fighting_pick,itm_sword_medieval_a,itm_boar_spear,itm_crossbow,</text:p>
          </table:table-cell>
          <table:table-cell office:value-type="string" table:style-name="ce24">
            <text:p>itm_tab_shield_pavise_a,itm_tab_shield_round_b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90)|wp_crossbow(12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rossbowman&quot;,&quot;Mercenary Crossbowman&quot;,&quot;Mercenary Crossbowmen&quot;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table:style-name="ce5">
            <text:p>["mercenary_crossbowman","Mercenary Crossbowman","Mercenary Crossbowmen",tf_guarantee_boots|tf_guarantee_armor|tf_guarantee_ranged,0,0,fac_commoners,[itm_leather_cap,itm_padded_coif,itm_footman_helmet,itm_padded_cloth,itm_leather_jerkin,itm_nomad_boots,itm_wrapping_boots,itm_bolts,itm_spiked_club,itm_fighting_pick,itm_sword_medieval_a,itm_boar_spear,itm_crossbow,itm_tab_shield_pavise_a,itm_tab_shield_round_b,],def_attrib2_b,wp(90)|wp_crossbow(120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horseman</text:p>
          </table:table-cell>
          <table:table-cell office:value-type="string" table:style-name="ce6">
            <text:p>Mercenary Horseman</text:p>
          </table:table-cell>
          <table:table-cell office:value-type="string" table:style-name="ce6">
            <text:p>Mercenary Horsemen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norman_helmet,itm_mail_coif,</text:p>
          </table:table-cell>
          <table:table-cell office:value-type="string" table:style-name="ce10">
            <text:p>itm_mail_shirt,itm_haubergeon,</text:p>
          </table:table-cell>
          <table:table-cell table:style-name="ce10"/>
          <table:table-cell office:value-type="string" table:style-name="ce24">
            <text:p>itm_hide_boots,</text:p>
          </table:table-cell>
          <table:table-cell office:value-type="string" table:style-name="ce24">
            <text:p>itm_lance,itm_bastard_sword_a,itm_sword_medieval_b,</text:p>
          </table:table-cell>
          <table:table-cell office:value-type="string" table:style-name="ce24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horseman&quot;,&quot;Mercenary Horseman&quot;,&quot;Mercenary Horsemen&quot;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table:style-name="ce5">
            <text:p>["mercenary_horseman","Mercenary Horseman","Mercenary Horsemen",tf_mounted|tf_guarantee_boots|tf_guarantee_armor|tf_guarantee_helmet|tf_guarantee_horse|tf_guarantee_shield,0,0,fac_commoners,[itm_norman_helmet,itm_mail_coif,itm_mail_shirt,itm_haubergeon,itm_hide_boots,itm_lance,itm_bastard_sword_a,itm_sword_medieval_b,itm_tab_shield_heater_c,itm_saddle_horse,itm_courser,itm_hunter,],def_attrib2_b,wp(105),knows_warrior_normal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cavalry</text:p>
          </table:table-cell>
          <table:table-cell office:value-type="string" table:style-name="ce6">
            <text:p>Mercenary Cavalry</text:p>
          </table:table-cell>
          <table:table-cell office:value-type="string" table:style-name="ce6">
            <text:p>Mercenary Cavalry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kettle_hat,itm_mail_coif,</text:p>
          </table:table-cell>
          <table:table-cell office:value-type="string" table:style-name="ce10">
            <text:p>itm_mail_hauberk,itm_banded_armor,</text:p>
          </table:table-cell>
          <table:table-cell table:style-name="ce10"/>
          <table:table-cell office:value-type="string" table:style-name="ce24">
            <text:p>itm_hide_boots,</text:p>
          </table:table-cell>
          <table:table-cell office:value-type="string" table:style-name="ce10">
            <text:p>itm_lance,itm_bastard_sword_a,itm_sword_medieval_b,</text:p>
          </table:table-cell>
          <table:table-cell office:value-type="string" table:style-name="ce10">
            <text:p>itm_tab_shield_heater_c,</text:p>
          </table:table-cell>
          <table:table-cell office:value-type="string" table:style-name="ce10">
            <text:p>itm_saddle_horse,itm_courser,itm_hunte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25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mercenary_cavalry&quot;,&quot;Mercenary Cavalry&quot;,&quot;Mercenary Cavalry&quot;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table:style-name="ce5">
            <text:p>["mercenary_cavalry","Mercenary Cavalry","Mercenary Cavalry",tf_mounted|tf_guarantee_boots|tf_guarantee_armor|tf_guarantee_helmet|tf_guarantee_horse|tf_guarantee_shield,0,0,fac_commoners,[itm_kettle_hat,itm_mail_coif,itm_mail_hauberk,itm_banded_armor,itm_hide_boots,itm_lance,itm_bastard_sword_a,itm_sword_medieval_b,itm_tab_shield_heater_c,itm_saddle_horse,itm_courser,itm_hunter,],def_attrib3,wp(125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mercenary_swordsman</text:p>
          </table:table-cell>
          <table:table-cell office:value-type="string" table:style-name="ce6">
            <text:p>Mercenary Swordsman</text:p>
          </table:table-cell>
          <table:table-cell office:value-type="string" table:style-name="ce6">
            <text:p>Mercenary Swordsmen</text:p>
          </table:table-cell>
          <table:table-cell office:value-type="string" table:style-name="ce7">
            <text:p>tf_guarantee_boots|tf_guarantee_armor|tf_guarantee_helmet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kettle_hat,itm_mail_coif,</text:p>
          </table:table-cell>
          <table:table-cell office:value-type="string" table:style-name="ce24">
            <text:p>itm_mail_hauberk,itm_haubergeon,</text:p>
          </table:table-cell>
          <table:table-cell table:style-name="ce10"/>
          <table:table-cell office:value-type="string" table:style-name="ce10">
            <text:p>itm_hide_boots,</text:p>
          </table:table-cell>
          <table:table-cell office:value-type="string" table:style-name="ce24">
            <text:p>itm_bastard_sword_a,itm_sword_medieval_b,itm_sword_medieval_b_small,</text:p>
          </table:table-cell>
          <table:table-cell office:value-type="string" table:style-name="ce10">
            <text:p>itm_tab_shield_heater_c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05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0710701036d26cbb59a5e6db00000000001db6db0000000000000000</text:p>
          </table:table-cell>
          <table:table-cell office:value-type="string" table:style-name="ce12">
            <text:p>0x000000000710801236d26cbb59a5e6db00000000001db6db0000000000000000</text:p>
          </table:table-cell>
          <table:table-cell table:style-name="ce13"/>
          <table:table-cell office:value-type="string" office:string-value="[&quot;mercenary_swordsman&quot;,&quot;Mercenary Swordsman&quot;,&quot;Mercenary Swordsmen&quot;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table:style-name="ce5">
            <text:p>["mercenary_swordsman","Mercenary Swordsman","Mercenary Swordsmen",tf_guarantee_boots|tf_guarantee_armor|tf_guarantee_helmet|tf_guarantee_shield,0,0,fac_commoners,[itm_kettle_hat,itm_mail_coif,itm_mail_hauberk,itm_haubergeon,itm_hide_boots,itm_bastard_sword_a,itm_sword_medieval_b,itm_sword_medieval_b_small,itm_tab_shield_heater_c,],def_attrib2_b,wp(105),knows_warrior_normal,0x000000000710701036d26cbb59a5e6db00000000001db6db0000000000000000,0x00000000071080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noese_crossbowman</text:p>
          </table:table-cell>
          <table:table-cell office:value-type="string" table:style-name="ce6">
            <text:p>Genoese Crossbowman</text:p>
          </table:table-cell>
          <table:table-cell office:value-type="string" table:style-name="ce6">
            <text:p>Genoese Crossbowmen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kettle_hat,itm_kettle_hat,</text:p>
          </table:table-cell>
          <table:table-cell office:value-type="string" table:style-name="ce10">
            <text:p>itm_brigandine_g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</text:p>
          </table:table-cell>
          <table:table-cell office:value-type="string" table:style-name="ce10">
            <text:p>itm_sniper_crossbow,itm_bolts,itm_sword_medieval_a,itm_laird,itm_caithness,</text:p>
          </table:table-cell>
          <table:table-cell office:value-type="string" table:style-name="ce10">
            <text:p>itm_tab_shield_pavise_d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0710a05236d26cbb59a5e6db00000000001db6db0000000000000000</text:p>
          </table:table-cell>
          <table:table-cell office:value-type="string" table:style-name="ce12">
            <text:p>0x000000003e10b0d236d26cbb59a5e6db00000000001db6db0000000000000000</text:p>
          </table:table-cell>
          <table:table-cell table:style-name="ce13"/>
          <table:table-cell office:value-type="string" office:string-value="[&quot;genoese_crossbowman&quot;,&quot;Genoese Crossbowman&quot;,&quot;Genoese Crossbowmen&quot;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table:style-name="ce5">
            <text:p>["genoese_crossbowman","Genoese Crossbowman","Genoese Crossbowmen",tf_guarantee_boots|tf_guarantee_armor|tf_guarantee_helmet|tf_guarantee_shield|tf_guarantee_ranged,0,0,fac_neutral,[itm_kettle_hat,itm_kettle_hat,itm_brigandine_g,itm_leather_gloves,itm_mail_chausses,itm_sniper_crossbow,itm_bolts,itm_sword_medieval_a,itm_laird,itm_caithness,itm_tab_shield_pavise_d,],def_attrib3,wp(160),knows_warrior_elite,0x000000000710a05236d26cbb59a5e6db00000000001db6db0000000000000000,0x000000003e10b0d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german_knight</text:p>
          </table:table-cell>
          <table:table-cell office:value-type="string" table:style-name="ce6">
            <text:p>German Mercenary</text:p>
          </table:table-cell>
          <table:table-cell office:value-type="string" table:style-name="ce6">
            <text:p>German Mercenaries</text:p>
          </table:table-cell>
          <table:table-cell office:value-type="string" table:style-name="ce7">
            <text:p>tf_mounted|tf_guarantee_boots|tf_guarantee_armor|tf_guarantee_helmet|tf_guarantee_gloves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24">
            <text:p>itm_mail_coif_full,</text:p>
          </table:table-cell>
          <table:table-cell office:value-type="string" table:style-name="ce10">
            <text:p>itm_black_cuir_bouilli,</text:p>
          </table:table-cell>
          <table:table-cell office:value-type="string" table:style-name="ce10">
            <text:p>itm_mail_mittens,</text:p>
          </table:table-cell>
          <table:table-cell office:value-type="string" table:style-name="ce24">
            <text:p>itm_mail_chausses,</text:p>
          </table:table-cell>
          <table:table-cell office:value-type="string" table:style-name="ce25">
            <text:p>itm_senlac,itm_bastard_sword_a,itm_bastard_sword_b,itm_great_bardiche,itm_heavy_lance,itm_heavy_lance,itm_heavy_lance,itm_heavy_lance,</text:p>
          </table:table-cell>
          <table:table-cell office:value-type="string" table:style-name="ce24">
            <text:p>itm_tab_shield_kite_cav_b,</text:p>
          </table:table-cell>
          <table:table-cell office:value-type="string" table:style-name="ce10">
            <text:p>itm_warhorseboar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swadian_face_old_2</text:p>
          </table:table-cell>
          <table:table-cell table:style-name="ce13"/>
          <table:table-cell office:value-type="string" office:string-value="[&quot;german_knight&quot;,&quot;German Mercenary&quot;,&quot;German Mercenaries&quot;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table:style-name="ce5">
            <text:p>["german_knight","German Mercenary","German Mercenaries",tf_mounted|tf_guarantee_boots|tf_guarantee_armor|tf_guarantee_helmet|tf_guarantee_gloves|tf_guarantee_horse,0,0,fac_commoners,[itm_mail_coif_full,itm_black_cuir_bouilli,itm_mail_mittens,itm_mail_chausses,itm_senlac,itm_bastard_sword_a,itm_bastard_sword_b,itm_great_bardiche,itm_heavy_lance,itm_heavy_lance,itm_heavy_lance,itm_heavy_lance,itm_tab_shield_kite_cav_b,itm_warhorseboar,],def_attrib3,wp(140),knows_warrior_veteran,swadian_face_young_1,swadian_face_old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ired_blade</text:p>
          </table:table-cell>
          <table:table-cell office:value-type="string" table:style-name="ce6">
            <text:p>Hired Blade</text:p>
          </table:table-cell>
          <table:table-cell office:value-type="string" table:style-name="ce6">
            <text:p>Hired Blades</text:p>
          </table:table-cell>
          <table:table-cell office:value-type="string" table:style-name="ce7">
            <text:p>tf_mounted|tf_guarantee_boots|tf_guarantee_armor|tf_guarantee_gloves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uard_helmet,itm_great_helmet,</text:p>
          </table:table-cell>
          <table:table-cell office:value-type="string" table:style-name="ce10">
            <text:p>itm_haubergeon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mail_chausses,itm_iron_greaves,</text:p>
          </table:table-cell>
          <table:table-cell office:value-type="string" table:style-name="ce10">
            <text:p>itm_bastard_sword_b,itm_sword_medieval_c,</text:p>
          </table:table-cell>
          <table:table-cell office:value-type="string" table:style-name="ce10">
            <text:p>itm_tab_shield_heater_cav_a,</text:p>
          </table:table-cell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mercenary_face_1</text:p>
          </table:table-cell>
          <table:table-cell office:value-type="string" table:style-name="ce12">
            <text:p>mercenary_face_2</text:p>
          </table:table-cell>
          <table:table-cell table:style-name="ce13"/>
          <table:table-cell office:value-type="string" office:string-value="[&quot;hired_blade&quot;,&quot;Hired Blade&quot;,&quot;Hired Blades&quot;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table:style-name="ce5">
            <text:p>["hired_blade","Hired Blade","Hired Blades",tf_mounted|tf_guarantee_boots|tf_guarantee_armor|tf_guarantee_gloves|tf_guarantee_helmet|tf_guarantee_horse|tf_guarantee_shield,0,0,fac_commoners,[itm_guard_helmet,itm_great_helmet,itm_haubergeon,itm_leather_gloves,itm_mail_chausses,itm_iron_greaves,itm_bastard_sword_b,itm_sword_medieval_c,itm_tab_shield_heater_cav_a,],def_attrib3,wp(130),knows_warrior_veteran,mercenary_face_1,mercenary_face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iss_veteran_halberdier</text:p>
          </table:table-cell>
          <table:table-cell office:value-type="string" table:style-name="ce6">
            <text:p>Swiss Halberdier</text:p>
          </table:table-cell>
          <table:table-cell office:value-type="string" table:style-name="ce6">
            <text:p>Swiss Halberdiers</text:p>
          </table:table-cell>
          <table:table-cell office:value-type="string" table:style-name="ce7">
            <text:p>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open_sallet,itm_visored_sallet,itm_arming_cap,itm_leather_cap,</text:p>
          </table:table-cell>
          <table:table-cell office:value-type="string" table:style-name="ce10">
            <text:p>itm_early_transitional_teu,itm_early_transitional_teu,</text:p>
          </table:table-cell>
          <table:table-cell office:value-type="string" table:style-name="ce10">
            <text:p>itm_plate_mittens,itm_plate_mittens,itm_mail_mittens,</text:p>
          </table:table-cell>
          <table:table-cell office:value-type="string" table:style-name="ce24">
            <text:p>itm_steel_greaves,itm_shynbaulds,itm_shynbaulds,</text:p>
          </table:table-cell>
          <table:table-cell office:value-type="string" table:style-name="ce24">
            <text:p>itm_lui_vaegirhallberd,itm_pop_halberd,</text:p>
          </table:table-cell>
          <table:table-cell table:style-name="ce24"/>
          <table:table-cell table:style-name="ce10"/>
          <table:table-cell office:value-type="string" table:style-name="ce11">
            <text:p>def_attrib3_b</text:p>
          </table:table-cell>
          <table:table-cell office:value-type="string" table:style-name="ce11">
            <text:p>wp_melee(22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swadian_face_young_1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iss_veteran_halberdier&quot;,&quot;Swiss Halberdier&quot;,&quot;Swiss Halberdiers&quot;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table:style-name="ce5">
            <text:p>["swiss_veteran_halberdier","Swiss Halberdier","Swiss Halberdiers",tf_guarantee_boots|tf_guarantee_armor,0,0,fac_neutral,[itm_open_sallet,itm_visored_sallet,itm_arming_cap,itm_leather_cap,itm_early_transitional_teu,itm_early_transitional_teu,itm_plate_mittens,itm_plate_mittens,itm_mail_mittens,itm_steel_greaves,itm_shynbaulds,itm_shynbaulds,itm_lui_vaegirhallberd,itm_pop_halberd,],def_attrib3_b,wp_melee(220),knows_warrior_elite,swadian_face_young_1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coulveriners</text:p>
          </table:table-cell>
          <table:table-cell office:value-type="string" table:style-name="ce6">
            <text:p>Couleuvrinier</text:p>
          </table:table-cell>
          <table:table-cell office:value-type="string" table:style-name="ce6">
            <text:p>Couleuvrin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4">
            <text:p>itm_splinted_greaves_nospurs,itm_woolen_hose,</text:p>
          </table:table-cell>
          <table:table-cell office:value-type="string" table:style-name="ce24">
            <text:p>itm_matchlock_2,itm_cartridges,itm_sword_medieval_b_small,itm_sword_medieval_a,</text:p>
          </table:table-cell>
          <table:table-cell table:style-name="ce24"/>
          <table:table-cell table:style-name="ce10"/>
          <table:table-cell office:value-type="string" table:style-name="ce11">
            <text:p>def_attrib3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elite</text:p>
          </table:table-cell>
          <table:table-cell office:value-type="string" table:style-name="ce12">
            <text:p>0x000000003e1010d236d26cbb59a5e6db00000000001db6db0000000000000000</text:p>
          </table:table-cell>
          <table:table-cell office:value-type="string" table:style-name="ce12">
            <text:p>0x000000000010311236d26cbb59a5e6db00000000001db6db0000000000000000</text:p>
          </table:table-cell>
          <table:table-cell table:style-name="ce13"/>
          <table:table-cell office:value-type="string" office:string-value="[&quot;coulveriners&quot;,&quot;Couleuvrinier&quot;,&quot;Couleuvrin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table:style-name="ce5">
            <text:p>["coulveriners","Couleuvrinier","Couleuvrin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3,wp(160),knows_warrior_elite,0x000000003e1010d236d26cbb59a5e6db00000000001db6db0000000000000000,0x00000000001031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arquebusier</text:p>
          </table:table-cell>
          <table:table-cell office:value-type="string" table:style-name="ce6">
            <text:p>Arquebusier</text:p>
          </table:table-cell>
          <table:table-cell office:value-type="string" table:style-name="ce6">
            <text:p>Arquebusiers</text:p>
          </table:table-cell>
          <table:table-cell office:value-type="string" table:style-name="ce7">
            <text:p>tf_guarantee_boots|tf_guarantee_armor|tf_guarantee_helmet|tf_guarantee_shield|tf_guarantee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neutral</text:p>
          </table:table-cell>
          <table:table-cell office:value-type="string" table:style-name="ce10">
            <text:p>itm_mail_coif,</text:p>
          </table:table-cell>
          <table:table-cell office:value-type="string" table:style-name="ce10">
            <text:p>itm_corrazina_green,</text:p>
          </table:table-cell>
          <table:table-cell table:style-name="ce10"/>
          <table:table-cell office:value-type="string" table:style-name="ce24">
            <text:p>itm_splinted_greaves_nospurs,itm_woolen_hose,</text:p>
          </table:table-cell>
          <table:table-cell office:value-type="string" table:style-name="ce10">
            <text:p>itm_matchlock_2,itm_cartridges,itm_sword_medieval_b_small,itm_sword_medieval_a,</text:p>
          </table:table-cell>
          <table:table-cell table:number-columns-repeated="2"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6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419236d26cbb59a5e6db00000000001db6db0000000000000000</text:p>
          </table:table-cell>
          <table:table-cell office:value-type="string" table:style-name="ce12">
            <text:p>0x000000000010521236d26cbb59a5e6db00000000001db6db0000000000000000</text:p>
          </table:table-cell>
          <table:table-cell table:style-name="ce13"/>
          <table:table-cell office:value-type="string" office:string-value="[&quot;arquebusier&quot;,&quot;Arquebusier&quot;,&quot;Arquebusiers&quot;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table:style-name="ce5">
            <text:p>["arquebusier","Arquebusier","Arquebusiers",tf_guarantee_boots|tf_guarantee_armor|tf_guarantee_helmet|tf_guarantee_shield|tf_guarantee_ranged,0,0,fac_neutral,[itm_mail_coif,itm_corrazina_green,itm_splinted_greaves_nospurs,itm_woolen_hose,itm_matchlock_2,itm_cartridges,itm_sword_medieval_b_small,itm_sword_medieval_a,],def_attrib2_b,wp(160),knows_warrior_veteran,0x000000000010419236d26cbb59a5e6db00000000001db6db0000000000000000,0x000000000010521236d26cbb59a5e6db00000000001db6db0000000000000000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ang_lysrecruit</text:p>
          </table:table-cell>
          <table:table-cell office:value-type="string" table:style-name="ce6">
            <text:p>Mercenaire du SansLys</text:p>
          </table:table-cell>
          <table:table-cell office:value-type="string" table:style-name="ce6">
            <text:p>Mercenaire du SansLys</text:p>
          </table:table-cell>
          <table:table-cell office:value-type="string" table:style-name="ce7">
            <text:p>tf_guarantee_boots|tf_guarantee_armor|tf_guarantee_helmet|tf_guarantee_gloves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hounskull,itm_pigface_klappvisor_open,itm_klappvisier,</text:p>
          </table:table-cell>
          <table:table-cell office:value-type="string" table:style-name="ce10">
            <text:p>itm_brigandine_sl,</text:p>
          </table:table-cell>
          <table:table-cell office:value-type="string" table:style-name="ce10">
            <text:p>itm_hourglass_gauntlets_ornate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templar,itm_bastard_sword_a,</text:p>
          </table:table-cell>
          <table:table-cell office:value-type="string" table:style-name="ce10">
            <text:p>itm_battle_shieldcharlesv,</text:p>
          </table:table-cell>
          <table:table-cell table:style-name="ce10"/>
          <table:table-cell office:value-type="string" table:style-name="ce11">
            <text:p>def_attrib2_b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0x000000000010614036d26cbb59a5e6db00000000001db6db0000000000000000</text:p>
          </table:table-cell>
          <table:table-cell office:value-type="string" table:style-name="ce12">
            <text:p>0x000000000010714036d26cbb59a5e6db00000000001db6db0000000000000000</text:p>
          </table:table-cell>
          <table:table-cell table:style-name="ce13"/>
          <table:table-cell office:value-type="string" office:string-value="[&quot;sang_lysrecruit&quot;,&quot;Mercenaire du SansLys&quot;,&quot;Mercenaire du SansLys&quot;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table:style-name="ce5">
            <text:p>["sang_lysrecruit","Mercenaire du SansLys","Mercenaire du SansLys",tf_guarantee_boots|tf_guarantee_armor|tf_guarantee_helmet|tf_guarantee_gloves|tf_guarantee_shield,0,0,fac_commoners,[itm_hounskull,itm_pigface_klappvisor_open,itm_klappvisier,itm_brigandine_sl,itm_hourglass_gauntlets_ornate,itm_steel_greaves,itm_templar,itm_bastard_sword_a,itm_battle_shieldcharlesv,],def_attrib2_b,wp(130),knows_warrior_veteran,0x000000000010614036d26cbb59a5e6db00000000001db6db0000000000000000,0x000000000010714036d26cbb59a5e6db00000000001db6db0000000000000000],</text:p>
          </table:table-cell>
          <table:table-cell table:number-columns-repeated="16363"/>
        </table:table-row>
        <table:table-row table:style-name="ro1">
          <table:table-cell table:number-columns-repeated="5" table:style-name="ce5"/>
          <table:table-cell office:value-type="float" office:value="0" table:formula="of:=[.F158]+[.F159]+[.F160]+[.F161]+[.F175]+[.F176]" table:style-name="ce5">
            <text:p>0</text:p>
          </table:table-cell>
          <table:table-cell table:number-columns-repeated="14" table:style-name="ce5"/>
          <table:table-cell office:value-type="string" office:string-value="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Slavers</text:p>
          </table:table-cell>
          <table:table-cell table:number-columns-repeated="19" table:style-name="ce5"/>
          <table:table-cell office:value-type="string" office:string-value="#Slavers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table:style-name="ce5">
            <text:p>#Slav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driver</text:p>
          </table:table-cell>
          <table:table-cell office:value-type="string" table:style-name="ce6">
            <text:p>Slave Driver</text:p>
          </table:table-cell>
          <table:table-cell office:value-type="string" table:style-name="ce6">
            <text:p>Slave Drivers</text:p>
          </table:table-cell>
          <table:table-cell office:value-type="string" table:style-name="ce7">
            <text:p>tf_mounted|tf_guarantee_boots|tf_guarantee_armor|tf_guarantee_helmet|tf_guarantee_horse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table:style-name="ce10"/>
          <table:table-cell office:value-type="string" table:style-name="ce10">
            <text:p>itm_segmented_helmet,itm_tribal_warrior_outfit,</text:p>
          </table:table-cell>
          <table:table-cell office:value-type="string" table:style-name="ce10">
            <text:p>itm_leather_gloves,itm_khergit_leather_boot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club_with_spike_head,</text:p>
          </table:table-cell>
          <table:table-cell office:value-type="string" table:style-name="ce10">
            <text:p>itm_nordic_shield,</text:p>
          </table:table-cell>
          <table:table-cell office:value-type="string" table:style-name="ce10">
            <text:p>itm_steppe_horse,</text:p>
          </table:table-cell>
          <table:table-cell office:value-type="string" table:style-name="ce11">
            <text:p>def_attrib2</text:p>
          </table:table-cell>
          <table:table-cell office:value-type="string" table:style-name="ce11">
            <text:p>wp(8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driver&quot;,&quot;Slave Driver&quot;,&quot;Slave Drivers&quot;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table:style-name="ce5">
            <text:p>["slave_driver","Slave Driver","Slave Drivers",tf_mounted|tf_guarantee_boots|tf_guarantee_armor|tf_guarantee_helmet|tf_guarantee_horse,0,0,fac_slavers,[itm_segmented_helmet,itm_tribal_warrior_outfit,itm_leather_gloves,itm_khergit_leather_boots,itm_leather_boots,itm_club_with_spike_head,itm_nordic_shield,itm_steppe_horse,],def_attrib2,wp(8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hunter</text:p>
          </table:table-cell>
          <table:table-cell office:value-type="string" table:style-name="ce6">
            <text:p>Slave Hunter</text:p>
          </table:table-cell>
          <table:table-cell office:value-type="string" table:style-name="ce6">
            <text:p>Slave Hunt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kettle_hat,</text:p>
          </table:table-cell>
          <table:table-cell office:value-type="string" table:style-name="ce10">
            <text:p>itm_mail_shirt,</text:p>
          </table:table-cell>
          <table:table-cell office:value-type="string" table:style-name="ce10">
            <text:p>itm_leather_gloves,</text:p>
          </table:table-cell>
          <table:table-cell office:value-type="string" table:style-name="ce10">
            <text:p>itm_leather_boots,</text:p>
          </table:table-cell>
          <table:table-cell office:value-type="string" table:style-name="ce10">
            <text:p>itm_winged_mace,itm_maul,</text:p>
          </table:table-cell>
          <table:table-cell office:value-type="string" table:style-name="ce10">
            <text:p>itm_tab_shield_round_c,</text:p>
          </table:table-cell>
          <table:table-cell office:value-type="string" table:style-name="ce10">
            <text:p>itm_courser,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9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hunter&quot;,&quot;Slave Hunter&quot;,&quot;Slave Hunters&quot;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table:style-name="ce5">
            <text:p>["slave_hunter","Slave Hunter","Slave Hunters",tf_mounted|tf_guarantee_boots|tf_guarantee_armor|tf_guarantee_helmet|tf_guarantee_horse|tf_guarantee_shield,0,0,fac_slavers,[itm_kettle_hat,itm_mail_shirt,itm_leather_gloves,itm_leather_boots,itm_winged_mace,itm_maul,itm_tab_shield_round_c,itm_courser,itm_hunter,],def_attrib2_b,wp(90),knows_warrior_normal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_crusher</text:p>
          </table:table-cell>
          <table:table-cell office:value-type="string" table:style-name="ce6">
            <text:p>Slave Crusher</text:p>
          </table:table-cell>
          <table:table-cell office:value-type="string" table:style-name="ce6">
            <text:p>Slave Crushers</text:p>
          </table:table-cell>
          <table:table-cell office:value-type="string" table:style-name="ce7">
            <text:p>tf_mounted|tf_guarantee_boots|tf_guarantee_armor|tf_guarantee_helmet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bascinet_2,itm_bascinet_3,</text:p>
          </table:table-cell>
          <table:table-cell office:value-type="string" table:style-name="ce10">
            <text:p>itm_mail_hauberk,</text:p>
          </table:table-cell>
          <table:table-cell office:value-type="string" table:style-name="ce10">
            <text:p>itm_mail_mittens,</text:p>
          </table:table-cell>
          <table:table-cell office:value-type="string" table:style-name="ce10">
            <text:p>itm_mail_chausses,itm_splinted_leather_greaves,</text:p>
          </table:table-cell>
          <table:table-cell office:value-type="string" table:style-name="ce10">
            <text:p>itm_sledgehammer,itm_spiked_mace,</text:p>
          </table:table-cell>
          <table:table-cell office:value-type="string" table:style-name="ce10">
            <text:p>itm_tab_shield_round_d,</text:p>
          </table:table-cell>
          <table:table-cell office:value-type="string" table:style-name="ce10">
            <text:p>itm_hunter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1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_crusher&quot;,&quot;Slave Crusher&quot;,&quot;Slave Crushers&quot;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table:style-name="ce5">
            <text:p>["slave_crusher","Slave Crusher","Slave Crushers",tf_mounted|tf_guarantee_boots|tf_guarantee_armor|tf_guarantee_helmet|tf_guarantee_horse|tf_guarantee_shield,0,0,fac_slavers,[itm_bascinet_2,itm_bascinet_3,itm_mail_hauberk,itm_mail_mittens,itm_mail_chausses,itm_splinted_leather_greaves,itm_sledgehammer,itm_spiked_mace,itm_tab_shield_round_d,itm_hunter,],def_attrib2_b,wp(110),knows_warrior_veteran,bandit_face1,bandit_face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laver_chief</text:p>
          </table:table-cell>
          <table:table-cell office:value-type="string" table:style-name="ce6">
            <text:p>Slaver Chief</text:p>
          </table:table-cell>
          <table:table-cell office:value-type="string" table:style-name="ce6">
            <text:p>Slaver Chiefs</text:p>
          </table:table-cell>
          <table:table-cell office:value-type="string" table:style-name="ce7">
            <text:p>tf_mounted|tf_guarantee_all_wo_range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slavers</text:p>
          </table:table-cell>
          <table:table-cell office:value-type="string" table:style-name="ce10">
            <text:p>itm_guard_helmet,</text:p>
          </table:table-cell>
          <table:table-cell office:value-type="string" table:style-name="ce10">
            <text:p>itm_brigandine_red,</text:p>
          </table:table-cell>
          <table:table-cell office:value-type="string" table:style-name="ce10">
            <text:p>itm_scale_gauntlets,itm_mail_mittens,</text:p>
          </table:table-cell>
          <table:table-cell office:value-type="string" table:style-name="ce10">
            <text:p>itm_plate_boots,itm_mail_boots,</text:p>
          </table:table-cell>
          <table:table-cell office:value-type="string" table:style-name="ce10">
            <text:p>itm_military_hammer,itm_warhammer,</text:p>
          </table:table-cell>
          <table:table-cell office:value-type="string" table:style-name="ce10">
            <text:p>itm_steel_shield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3</text:p>
          </table:table-cell>
          <table:table-cell office:value-type="string" table:style-name="ce11">
            <text:p>wp(130)</text:p>
          </table:table-cell>
          <table:table-cell office:value-type="string" table:style-name="ce11">
            <text:p>knows_warrior_veteran</text:p>
          </table:table-cell>
          <table:table-cell office:value-type="string" table:style-name="ce12">
            <text:p>bandit_face1</text:p>
          </table:table-cell>
          <table:table-cell office:value-type="string" table:style-name="ce12">
            <text:p>bandit_face2</text:p>
          </table:table-cell>
          <table:table-cell table:style-name="ce13"/>
          <table:table-cell office:value-type="string" office:string-value="[&quot;slaver_chief&quot;,&quot;Slaver Chief&quot;,&quot;Slaver Chiefs&quot;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table:style-name="ce5">
            <text:p>["slaver_chief","Slaver Chief","Slaver Chiefs",tf_mounted|tf_guarantee_all_wo_ranged,0,0,fac_slavers,[itm_guard_helmet,itm_brigandine_red,itm_scale_gauntlets,itm_mail_mittens,itm_plate_boots,itm_mail_boots,itm_military_hammer,itm_warhammer,itm_steel_shield,itm_warhorse,],def_attrib3,wp(130),knows_warrior_veteran,bandit_face1,bandit_face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table:style-name="ce1"/>
          <table:table-cell table:number-columns-repeated="16363"/>
        </table:table-row>
        <table:table-row table:style-name="ro1">
          <table:table-cell office:value-type="string" table:style-name="ce4">
            <text:p>Avengers</text:p>
          </table:table-cell>
          <table:table-cell table:number-columns-repeated="19" table:style-name="ce5"/>
          <table:table-cell office:value-type="string" office:string-value="#Avengers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table:style-name="ce5">
            <text:p>#Avengers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ollower_woman</text:p>
          </table:table-cell>
          <table:table-cell office:value-type="string" table:style-name="ce6">
            <text:p>Apprenti combattant</text:p>
          </table:table-cell>
          <table:table-cell office:value-type="string" table:style-name="ce6">
            <text:p>Apprenti combattant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shirt,itm_leather_vest,</text:p>
          </table:table-cell>
          <table:table-cell table:style-name="ce10"/>
          <table:table-cell office:value-type="string" table:style-name="ce10">
            <text:p>itm_nomad_boots,itm_wrapping_boots,</text:p>
          </table:table-cell>
          <table:table-cell office:value-type="string" table:style-name="ce10">
            <text:p>itm_bolts,itm_crossbow,itm_hand_axe,itm_voulge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</text:p>
          </table:table-cell>
          <table:table-cell office:value-type="string" table:style-name="ce11">
            <text:p>wp(70)</text:p>
          </table:table-cell>
          <table:table-cell office:value-type="string" table:style-name="ce11">
            <text:p>knows_common_kham</text:p>
          </table:table-cell>
          <table:table-cell office:value-type="string" table:style-name="ce12">
            <text:p>0x00000000140453c5275949b75566b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ollower_woman&quot;,&quot;Apprenti combattant&quot;,&quot;Apprenti combattants&quot;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table:style-name="ce5">
            <text:p>["follower_woman","Apprenti combattant","Apprenti combattants",tf_male|tf_guarantee_armor,0,0,fac_commoners,[itm_skullcap,itm_shirt,itm_leather_vest,itm_nomad_boots,itm_wrapping_boots,itm_bolts,itm_crossbow,itm_hand_axe,itm_voulge,itm_nordic_shield,itm_woodenbuckler,],def_attrib,wp(70),knows_common_kham,0x00000000140453c5275949b75566b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hunter_woman</text:p>
          </table:table-cell>
          <table:table-cell office:value-type="string" table:style-name="ce6">
            <text:p>deffenseur</text:p>
          </table:table-cell>
          <table:table-cell office:value-type="string" table:style-name="ce6">
            <text:p>deffenseurs</text:p>
          </table:table-cell>
          <table:table-cell office:value-type="string" table:style-name="ce7">
            <text:p>tf_male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leather_jerkin,itm_leather_armor,</text:p>
          </table:table-cell>
          <table:table-cell table:style-name="ce10"/>
          <table:table-cell office:value-type="string" table:style-name="ce10">
            <text:p>itm_nomad_boots,</text:p>
          </table:table-cell>
          <table:table-cell office:value-type="string" table:style-name="ce10">
            <text:p>itm_bolts,itm_arrows,itm_light_crossbow,itm_short_bow,itm_crossbow,itm_hatchet,itm_hand_axe,itm_voulge,itm_fighting_pick,itm_club,</text:p>
          </table:table-cell>
          <table:table-cell office:value-type="string" table:style-name="ce10">
            <text:p>itm_nordic_shield,itm_woodenbuckler,</text:p>
          </table:table-cell>
          <table:table-cell table:style-name="ce10"/>
          <table:table-cell office:value-type="string" table:style-name="ce11">
            <text:p>def_attrib_b</text:p>
          </table:table-cell>
          <table:table-cell office:value-type="string" table:style-name="ce11">
            <text:p>wp(85)</text:p>
          </table:table-cell>
          <table:table-cell office:value-type="string" table:style-name="ce11">
            <text:p>knows_warrior_basic</text:p>
          </table:table-cell>
          <table:table-cell office:value-type="string" table:style-name="ce12">
            <text:p>0x000000003f04d14536db6db6db6db6db00000000000db6db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hunter_woman&quot;,&quot;deffenseur&quot;,&quot;deffenseurs&quot;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table:style-name="ce5">
            <text:p>["hunter_woman","deffenseur","deffenseurs",tf_male|tf_guarantee_armor,0,0,fac_commoners,[itm_skullcap,itm_leather_jerkin,itm_leather_armor,itm_nomad_boots,itm_bolts,itm_arrows,itm_light_crossbow,itm_short_bow,itm_crossbow,itm_hatchet,itm_hand_axe,itm_voulge,itm_fighting_pick,itm_club,itm_nordic_shield,itm_woodenbuckler,],def_attrib_b,wp(85),knows_warrior_basic,0x000000003f04d14536db6db6db6db6db00000000000db6db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fighter_woman</text:p>
          </table:table-cell>
          <table:table-cell office:value-type="string" table:style-name="ce6">
            <text:p>Vengeur</text:p>
          </table:table-cell>
          <table:table-cell office:value-type="string" table:style-name="ce6">
            <text:p>Vengeurs</text:p>
          </table:table-cell>
          <table:table-cell office:value-type="string" table:style-name="ce7">
            <text:p>tf_male|tf_guarantee_boots|tf_guarantee_armor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skullcap,</text:p>
          </table:table-cell>
          <table:table-cell office:value-type="string" table:style-name="ce10">
            <text:p>itm_mail_shirt,itm_mail_hauberk,</text:p>
          </table:table-cell>
          <table:table-cell table:style-name="ce10"/>
          <table:table-cell office:value-type="string" table:style-name="ce10">
            <text:p>itm_wrapping_boots,</text:p>
          </table:table-cell>
          <table:table-cell office:value-type="string" table:style-name="ce10">
            <text:p>itm_bolts,itm_arrows,itm_light_crossbow,itm_short_bow,itm_crossbow,itm_hatchet,itm_voulge,</text:p>
          </table:table-cell>
          <table:table-cell office:value-type="string" table:style-name="ce10">
            <text:p>itm_woodenbuckler,</text:p>
          </table:table-cell>
          <table:table-cell table:style-name="ce10"/>
          <table:table-cell office:value-type="string" table:style-name="ce11">
            <text:p>def_attrib2</text:p>
          </table:table-cell>
          <table:table-cell office:value-type="string" table:style-name="ce11">
            <text:p>wp(100)</text:p>
          </table:table-cell>
          <table:table-cell office:value-type="string" table:style-name="ce11">
            <text:p>knows_warrior_basic2</text:p>
          </table:table-cell>
          <table:table-cell office:value-type="string" table:style-name="ce12">
            <text:p>0x000000003f040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fighter_woman&quot;,&quot;Vengeur&quot;,&quot;Vengeurs&quot;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table:style-name="ce5">
            <text:p>["fighter_woman","Vengeur","Vengeurs",tf_male|tf_guarantee_boots|tf_guarantee_armor,0,0,fac_commoners,[itm_skullcap,itm_mail_shirt,itm_mail_hauberk,itm_wrapping_boots,itm_bolts,itm_arrows,itm_light_crossbow,itm_short_bow,itm_crossbow,itm_hatchet,itm_voulge,itm_woodenbuckler,],def_attrib2,wp(100),knows_warrior_basic2,0x000000003f040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office:value-type="string" table:style-name="ce6">
            <text:p>sword_sister</text:p>
          </table:table-cell>
          <table:table-cell office:value-type="string" table:style-name="ce6">
            <text:p>heros incoruptible</text:p>
          </table:table-cell>
          <table:table-cell office:value-type="string" table:style-name="ce6">
            <text:p>heros incoruptibles</text:p>
          </table:table-cell>
          <table:table-cell office:value-type="string" table:style-name="ce7">
            <text:p>tf_male|tf_mounted|tf_guarantee_boots|tf_guarantee_armor|tf_guarantee_gloves|tf_guarantee_horse|tf_guarantee_shield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string" table:style-name="ce9">
            <text:p>fac_commoners</text:p>
          </table:table-cell>
          <table:table-cell office:value-type="string" table:style-name="ce10">
            <text:p>itm_greatbascinet1,itm_pigface_klappvisor_open,</text:p>
          </table:table-cell>
          <table:table-cell office:value-type="string" table:style-name="ce10">
            <text:p>itm_gothic_armour,</text:p>
          </table:table-cell>
          <table:table-cell office:value-type="string" table:style-name="ce10">
            <text:p>itm_hourglass_gauntlets,</text:p>
          </table:table-cell>
          <table:table-cell office:value-type="string" table:style-name="ce10">
            <text:p>itm_steel_greaves,</text:p>
          </table:table-cell>
          <table:table-cell office:value-type="string" table:style-name="ce10">
            <text:p>itm_bolts,itm_darkknightsword,itm_estoc,itm_sword_of_war,itm_crossbow,</text:p>
          </table:table-cell>
          <table:table-cell office:value-type="string" table:style-name="ce10">
            <text:p>itm_tab_shield_kite_cav_a,</text:p>
          </table:table-cell>
          <table:table-cell office:value-type="string" table:style-name="ce10">
            <text:p>itm_warhorse,</text:p>
          </table:table-cell>
          <table:table-cell office:value-type="string" table:style-name="ce11">
            <text:p>def_attrib2_b</text:p>
          </table:table-cell>
          <table:table-cell office:value-type="string" table:style-name="ce11">
            <text:p>wp(140)</text:p>
          </table:table-cell>
          <table:table-cell office:value-type="string" table:style-name="ce11">
            <text:p>knows_warrior_normal</text:p>
          </table:table-cell>
          <table:table-cell office:value-type="string" table:style-name="ce12">
            <text:p>0x000000003f0414c5275949b75566356600000000001dc2da0000000000000000</text:p>
          </table:table-cell>
          <table:table-cell office:value-type="string" table:style-name="ce12">
            <text:p>man_face_young_2</text:p>
          </table:table-cell>
          <table:table-cell table:style-name="ce13"/>
          <table:table-cell office:value-type="string" office:string-value="[&quot;sword_sister&quot;,&quot;heros incoruptible&quot;,&quot;heros incoruptibles&quot;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table:style-name="ce5">
            <text:p>["sword_sister","heros incoruptible","heros incoruptibles",tf_male|tf_mounted|tf_guarantee_boots|tf_guarantee_armor|tf_guarantee_gloves|tf_guarantee_horse|tf_guarantee_shield,0,0,fac_commoners,[itm_greatbascinet1,itm_pigface_klappvisor_open,itm_gothic_armour,itm_hourglass_gauntlets,itm_steel_greaves,itm_bolts,itm_darkknightsword,itm_estoc,itm_sword_of_war,itm_crossbow,itm_tab_shield_kite_cav_a,itm_warhorse,],def_attrib2_b,wp(140),knows_warrior_normal,0x000000003f0414c5275949b75566356600000000001dc2da0000000000000000,man_face_young_2],</text:p>
          </table:table-cell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table:style-name="ce5"/>
          <table:table-cell table:number-columns-repeated="16363"/>
        </table:table-row>
        <table:table-row table:style-name="ro1">
          <table:table-cell table:number-columns-repeated="20" table:style-name="ce5"/>
          <table:table-cell office:value-type="string" office:string-value="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table:style-name="ce1"/>
          <table:table-cell table:number-columns-repeated="16363"/>
        </table:table-row>
        <table:table-row table:style-name="ro1">
          <table:table-cell table:style-name="ce18"/>
          <table:table-cell table:number-columns-repeated="19" table:style-name="ce5"/>
          <table:table-cell office:value-type="string" office:string-value="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table:style-name="ce5"/>
          <table:table-cell table:number-columns-repeated="16363"/>
        </table:table-row>
        <table:table-row table:style-name="ro1">
          <table:table-cell table:number-columns-repeated="3" table:style-name="ce6"/>
          <table:table-cell table:style-name="ce7"/>
          <table:table-cell table:number-columns-repeated="2" table:style-name="ce8"/>
          <table:table-cell table:style-name="ce9"/>
          <table:table-cell table:number-columns-repeated="7" table:style-name="ce10"/>
          <table:table-cell table:number-columns-repeated="3" table:style-name="ce11"/>
          <table:table-cell table:number-columns-repeated="2" table:style-name="ce12"/>
          <table:table-cell table:style-name="ce13"/>
          <table:table-cell office:value-type="string" office:string-value="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table:style-name="ce5"/>
          <table:table-cell table:number-columns-repeated="16363"/>
        </table:table-row>
        <table:table-row table:number-rows-repeated="825" table:style-name="ro1">
          <table:table-cell table:number-columns-repeated="21" table:style-name="ce5"/>
          <table:table-cell table:number-columns-repeated="16363"/>
        </table:table-row>
        <table:table-row table:number-rows-repeated="1047491" table:style-name="ro4">
          <table:table-cell table:number-columns-repeated="16384"/>
        </table:table-row>
      </table:table>
      <table:table table:name="Variables" table:style-name="ta1">
        <table:table-column table:style-name="co2" table:number-columns-repeated="1024" table:default-cell-style-name="ce1"/>
        <table:table-column table:style-name="co8" table:number-columns-repeated="15360" table:default-cell-style-name="ce1"/>
        <table:table-row table:style-name="ro5">
          <table:table-cell table:number-columns-repeated="7" table:style-name="ce1"/>
          <table:table-cell office:value-type="string" table:style-name="ce26">
            <text:p>Char 1</text:p>
          </table:table-cell>
          <table:table-cell office:value-type="string" table:style-name="ce26">
            <text:p>[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2</text:p>
          </table:table-cell>
          <table:table-cell office:value-type="string" table:style-name="ce26">
            <text:p>]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3</text:p>
          </table:table-cell>
          <table:table-cell office:value-type="string" table:style-name="ce26">
            <text:p>(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4</text:p>
          </table:table-cell>
          <table:table-cell office:value-type="string" table:style-name="ce26">
            <text:p>)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5</text:p>
          </table:table-cell>
          <table:table-cell office:value-type="string" table:style-name="ce26">
            <text:p>|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6</text:p>
          </table:table-cell>
          <table:table-cell office:value-type="string" table:style-name="ce26">
            <text:p>,</text:p>
          </table:table-cell>
          <table:table-cell table:number-columns-repeated="16375"/>
        </table:table-row>
        <table:table-row table:style-name="ro5">
          <table:table-cell table:number-columns-repeated="7" table:style-name="ce1"/>
          <table:table-cell office:value-type="string" table:style-name="ce26">
            <text:p>Char 7</text:p>
          </table:table-cell>
          <table:table-cell office:value-type="string" table:style-name="ce26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5">
          <table:table-cell office:value-type="string" table:style-name="ce27">
            <text:p><text:a xlink:href="http://steamcommunity.com/groups/boe-dt/discussions/0/882966056395203033/">http://steamcommunity.com/groups/boe-dt/discussions/0/882966056395203033/</text:a></text:p>
          </table:table-cell>
          <table:table-cell table:number-columns-repeated="16383" table:style-name="ce1"/>
        </table:table-row>
        <table:table-row table:number-rows-repeated="1048567" table:style-name="ro4">
          <table:table-cell table:number-columns-repeated="16384"/>
        </table:table-row>
      </table:table>
      <table:table table:name="kham_attribs" table:style-name="ta2">
        <table:table-column table:style-name="co8" table:number-columns-repeated="16384" table:default-cell-style-name="ce1"/>
        <table:table-row table:style-name="ro5">
          <table:table-cell office:value-type="string" table:style-name="ce1">
            <text:p>######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Troop Skill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2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common_kham = knows_weapon_master_5|knows_ironflesh_4|knows_athletics_5|knows_power_strike_3|knows_shield_1|knows_inventory_management_2|knows_power_throw_3|knows_power_draw_3 #40+12 / 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18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 = knows_weapon_master_6|knows_ironflesh_5|knows_athletics_5|knows_riding_2|knows_power_strike_3|knows_shield_2|knows_inventory_management_4|knows_power_throw_3|knows_power_draw_3 #40+18 / 2 +2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3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basic2 = knows_weapon_master_7|knows_ironflesh_7|knows_athletics_5|knows_riding_3|knows_power_strike_5|knows_shield_2|knows_inventory_management_4|knows_power_throw_3|knows_power_draw_3 <text:s/>#40+24 / 2 +4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6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normal = knows_weapon_master_8|knows_ironflesh_8|knows_athletics_5|knows_riding_5|knows_power_strike_5|knows_shield_2|knows_inventory_management_5|knows_power_throw_4|knows_power_draw_4 #40+26 / 2 +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29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veteran = knows_weapon_master_9|knows_ironflesh_9|knows_athletics_5|knows_riding_6|knows_power_strike_7|knows_shield_3|knows_inventory_management_5|knows_power_throw_4|knows_power_draw_4 ##40+30 / 2 +8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lvl31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5">
          <table:table-cell office:value-type="string" table:style-name="ce1">
            <text:p>knows_warrior_elite = knows_weapon_master_10|knows_ironflesh_10|knows_athletics_5|knows_riding_7|knows_power_strike_8|knows_shield_3|knows_inventory_management_6|knows_power_throw_4|knows_power_draw_4 ###40+32 / 2 +12</text:p>
          </table:table-cell>
          <table:table-cell table:number-columns-repeated="16383" table:style-name="ce1"/>
        </table:table-row>
        <table:table-row table:number-rows-repeated="2" table:style-name="ro5">
          <table:table-cell table:number-columns-repeated="16384"/>
        </table:table-row>
        <table:table-row table:style-name="ro5">
          <table:table-cell office:value-type="string" table:style-name="ce1">
            <text:p>knows_archer_basic = knows_weapon_master_3|knows_ironflesh_6|knows_athletics_5|knows_riding_3|knows_power_strike_2|knows_shield_2|knows_inventory_management_4|knows_power_throw_4|knows_power_draw_4 #cambiado chief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#special skirmishers &amp; longbowmen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archer_english = knows_weapon_master_5|knows_ironflesh_6|knows_athletics_6|knows_riding_4|knows_power_strike_4|knows_shield_2|knows_inventory_management_4|knows_power_throw_5|knows_power_draw_5 #cambiado chief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Attributes Templates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def_attrib = str_16 | agi_8 | int_12 | cha_12|level(12) <text:s text:c="2"/>#basic points 55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knows_common_kham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_b = str_16 | agi_8 | int_12 | cha_12|level(18) #basic points 55</text:p>
          </table:table-cell>
          <table:table-cell table:number-columns-repeated="6" table:style-name="ce1"/>
          <table:table-cell office:value-type="float" office:value="10" table:style-name="ce1">
            <text:p>10</text:p>
          </table:table-cell>
          <table:table-cell office:value-type="string" table:style-name="ce1">
            <text:p>knows_warrior_basic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 = str_18 | agi_8 | int_12 | cha_12|level(23) <text:s text:c="2"/>#+3 level med</text:p>
          </table:table-cell>
          <table:table-cell table:number-columns-repeated="6" table:style-name="ce1"/>
          <table:table-cell office:value-type="float" office:value="15" table:style-name="ce1">
            <text:p>15</text:p>
          </table:table-cell>
          <table:table-cell office:value-type="string" table:style-name="ce1">
            <text:p>knows_warrior_basic2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2_b = str_18 | agi_8 | int_12 | cha_12|level(26) #+3 level med</text:p>
          </table:table-cell>
          <table:table-cell table:number-columns-repeated="6" table:style-name="ce1"/>
          <table:table-cell office:value-type="float" office:value="22" table:style-name="ce1">
            <text:p>22</text:p>
          </table:table-cell>
          <table:table-cell office:value-type="string" table:style-name="ce1">
            <text:p>knows_warrior_normal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29) <text:s text:c="2"/>#+5 level max</text:p>
          </table:table-cell>
          <table:table-cell table:number-columns-repeated="6" table:style-name="ce1"/>
          <table:table-cell office:value-type="float" office:value="24" table:style-name="ce1">
            <text:p>24</text:p>
          </table:table-cell>
          <table:table-cell office:value-type="string" table:style-name="ce1">
            <text:p>knows_warrior_veteran</text:p>
          </table:table-cell>
          <table:table-cell table:number-columns-repeated="16375"/>
        </table:table-row>
        <table:table-row table:style-name="ro5">
          <table:table-cell office:value-type="string" table:style-name="ce1">
            <text:p>def_attrib3 = str_20 | agi_8 | int_12 | cha_12|level(31) <text:s text:c="2"/>#+5 level max</text:p>
          </table:table-cell>
          <table:table-cell table:number-columns-repeated="6" table:style-name="ce1"/>
          <table:table-cell office:value-type="float" office:value="28" table:style-name="ce1">
            <text:p>28</text:p>
          </table:table-cell>
          <table:table-cell office:value-type="string" table:style-name="ce1">
            <text:p>knows_warrior_elite</text:p>
          </table:table-cell>
          <table:table-cell table:number-columns-repeated="16375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king_attrib = str_20|agi_19|int_18|cha_20|level(40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ing_skills = knows_weapon_master_10|knows_trainer_5|knows_riding_4|knows_ironflesh_10|knows_power_strike_10|knows_athletics_10|knows_shield_3|knows_tactics_10|knows_prisoner_management_9|knows_leadership_10|knows_wound_treatment_9|knows_first_aid_8|knows_surgery_8|knows_power_throw_5|knows_power_draw_6|knows_spotting_6|knows_pathfinding_5|knows_inventory_management_4|knows_persuasion_6|knows_engineer_6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lord_attrib_kham = str_18|agi_17|int_16|cha_18|level(38)</text:p>
          </table:table-cell>
          <table:table-cell table:number-columns-repeated="16383" table:style-name="ce1"/>
        </table:table-row>
        <table:table-row table:style-name="ro5">
          <table:table-cell office:value-type="string" table:style-name="ce1">
            <text:p>knows_lord_1_kham = knows_weapon_master_8|knows_trainer_4|knows_riding_4|knows_ironflesh_8|knows_power_strike_8|knows_athletics_8|knows_shield_3|knows_tactics_8|knows_prisoner_management_9|knows_leadership_8|knows_wound_treatment_7|knows_first_aid_6|knows_surgery_6|knows_power_throw_4|knows_power_draw_4|knows_spotting_4|knows_pathfinding_4|knows_inventory_management_3|knows_persuasion_4|knows_engineer_4</text:p>
          </table:table-cell>
          <table:table-cell table:number-columns-repeated="16383" table:style-name="ce1"/>
        </table:table-row>
        <table:table-row table:style-name="ro5">
          <table:table-cell table:number-columns-repeated="16384"/>
        </table:table-row>
        <table:table-row table:style-name="ro5">
          <table:table-cell office:value-type="string" table:style-name="ce1">
            <text:p>#######</text:p>
          </table:table-cell>
          <table:table-cell table:number-columns-repeated="16383"/>
        </table:table-row>
        <table:table-row table:number-rows-repeated="104854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dc:creator>Paolo Roberto de Leon</dc:creator>
    <meta:creation-date>2018-01-04T19:18:36Z</meta:creation-date>
    <dc:date>2018-01-22T01:58:58Z</dc:date>
  </office:meta>
</office:document-meta>
</file>